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0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6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82cm" fo:padding-top="0cm" fo:padding-bottom="0cm" fo:padding-left="0cm" fo:padding-right="0cm"/>
    </style:style>
    <style:style style:name="gr33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34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98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0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5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1.00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2.1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2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88cm" fo:padding-top="0cm" fo:padding-bottom="0cm" fo:padding-left="0cm" fo:padding-right="0cm"/>
    </style:style>
    <style:style style:name="gr50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3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5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7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7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6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4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2.37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2.37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5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4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15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46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46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46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2.24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1.83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1.19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8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1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Arial" fo:font-size="6pt"/>
    </style:style>
    <style:style style:name="P2" style:family="paragraph">
      <loext:graphic-properties draw:fill="solid" draw:fill-color="#b2b2b2"/>
      <style:text-properties style:font-name="Arial" fo:font-size="6pt"/>
    </style:style>
    <style:style style:name="P3" style:family="paragraph">
      <loext:graphic-properties draw:fill="solid" draw:fill-color="#4a98c9"/>
      <style:text-properties style:font-name="Arial" fo:font-size="6pt"/>
    </style:style>
    <style:style style:name="P4" style:family="paragraph">
      <loext:graphic-properties draw:fill="solid" draw:fill-color="#808080"/>
      <style:text-properties style:font-name="Arial" fo:font-size="6pt"/>
    </style:style>
    <style:style style:name="P5" style:family="paragraph">
      <loext:graphic-properties draw:fill="solid" draw:fill-color="#999999"/>
      <style:text-properties style:font-name="Arial" fo:font-size="6pt"/>
    </style:style>
    <style:style style:name="P6" style:family="paragraph">
      <loext:graphic-properties draw:fill="none"/>
      <style:text-properties style:font-name="Arial" fo:font-size="6pt"/>
    </style:style>
    <style:style style:name="P7" style:family="paragraph">
      <loext:graphic-properties draw:fill="solid" draw:fill-color="#000000"/>
      <style:text-properties style:font-name="Arial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Arial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Arial" fo:font-size="6pt"/>
    </style:style>
    <style:style style:name="P12" style:family="paragraph">
      <style:paragraph-properties fo:text-align="start" style:writing-mode="lr-tb"/>
      <style:text-properties fo:font-size="6pt" style:font-size-asian="6pt" style:font-size-complex="6pt"/>
    </style:style>
    <style:style style:name="P13" style:family="paragraph">
      <loext:graphic-properties draw:fill="none"/>
      <style:paragraph-properties fo:text-align="start" style:writing-mode="lr-tb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4" style:family="paragraph">
      <style:paragraph-properties fo:text-align="start" style:writing-mode="lr-tb"/>
      <style:text-properties fo:text-shadow="1pt 1pt"/>
    </style:style>
    <style:style style:name="P15" style:family="paragraph">
      <loext:graphic-properties draw:fill="none"/>
      <style:paragraph-properties fo:text-align="start" style:writing-mode="lr-tb"/>
      <style:text-properties style:font-name="Arial" fo:font-size="6pt" fo:text-shadow="1pt 1pt" style:font-size-asian="6pt" style:font-size-complex="6pt"/>
    </style:style>
    <style:style style:name="P16" style:family="paragraph">
      <loext:graphic-properties draw:fill="none"/>
      <style:paragraph-properties fo:text-align="start" style:writing-mode="lr-tb"/>
      <style:text-properties style:font-name="Arial" fo:font-size="8pt" style:font-size-asian="8pt" style:font-size-complex="8pt"/>
    </style:style>
    <style:style style:name="P17" style:family="paragraph">
      <loext:graphic-properties draw:fill="solid" draw:fill-color="#cccccc"/>
      <style:text-properties style:font-name="Arial" fo:font-size="6pt"/>
    </style:style>
    <style:style style:name="P18" style:family="paragraph">
      <style:paragraph-properties fo:text-align="start" style:writing-mode="lr-tb"/>
      <style:text-properties fo:text-shadow="1pt 1pt" fo:font-weight="normal" style:font-weight-asian="normal" style:font-weight-complex="normal"/>
    </style:style>
    <style:style style:name="P19" style:family="paragraph">
      <loext:graphic-properties draw:fill="none"/>
      <style:paragraph-properties fo:text-align="start" style:writing-mode="lr-tb"/>
      <style:text-properties style:font-name="Arial" fo:font-size="6pt" fo:text-shadow="1pt 1pt" fo:font-weight="normal" style:font-size-asian="8pt" style:font-weight-asian="normal" style:font-size-complex="8pt" style:font-weight-complex="normal"/>
    </style:style>
    <style:style style:name="P20" style:family="paragraph">
      <loext:graphic-properties draw:fill="solid" draw:fill-color="#ffffff"/>
      <style:text-properties style:font-name="Arial"/>
    </style:style>
    <style:style style:name="P21" style:family="paragraph">
      <loext:graphic-properties draw:fill="solid" draw:fill-color="#b2b2b2"/>
      <style:text-properties style:font-name="Arial"/>
    </style:style>
    <style:style style:name="P22" style:family="paragraph">
      <loext:graphic-properties draw:fill="solid" draw:fill-color="#333333"/>
      <style:text-properties style:font-name="Arial"/>
    </style:style>
    <style:style style:name="P23" style:family="paragraph">
      <loext:graphic-properties draw:fill="solid" draw:fill-color="#999999"/>
      <style:text-properties style:font-name="Arial"/>
    </style:style>
    <style:style style:name="P24" style:family="paragraph">
      <loext:graphic-properties draw:fill="solid" draw:fill-color="#cccccc"/>
      <style:text-properties style:font-name="Arial"/>
    </style:style>
    <style:style style:name="P25" style:family="paragraph">
      <loext:graphic-properties draw:fill="solid" draw:fill-color="#4a98c9"/>
      <style:text-properties style:font-name="Arial"/>
    </style:style>
    <style:style style:name="P26" style:family="paragraph">
      <loext:graphic-properties draw:fill="none"/>
      <style:text-properties style:font-name="Arial"/>
    </style:style>
    <style:style style:name="P27" style:family="paragraph">
      <loext:graphic-properties draw:fill="solid" draw:fill-color="#000000"/>
      <style:text-properties style:font-name="Arial"/>
    </style:style>
    <style:style style:name="P28" style:family="paragraph">
      <loext:graphic-properties draw:fill="none"/>
      <style:paragraph-properties fo:text-align="start" style:writing-mode="lr-tb"/>
      <style:text-properties style:font-name="Arial" fo:font-size="5pt" style:font-size-asian="5pt" style:font-size-complex="5pt"/>
    </style:style>
    <style:style style:name="P29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size-complex="5pt"/>
    </style:style>
    <style:style style:name="P30" style:family="paragraph">
      <loext:graphic-properties draw:fill="none"/>
      <style:paragraph-properties fo:text-align="start" style:writing-mode="lr-tb"/>
      <style:text-properties style:font-name="Arial" fo:font-size="6pt" fo:text-shadow="1pt 1pt" style:font-size-asian="8pt" style:font-size-complex="8pt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="none"/>
      <style:paragraph-properties fo:text-align="center" style:writing-mode="lr-tb"/>
      <style:text-properties style:font-name="Arial" fo:font-size="6pt" fo:text-shadow="1pt 1pt" style:font-size-asian="6pt" style:font-size-complex="6pt"/>
    </style:style>
    <style:style style:name="T1" style:family="text">
      <style:text-properties fo:color="#000000" style:font-name="Arial" fo:font-size="6pt" style:font-size-asian="5pt" style:font-name-complex="DejaVuSans1" style:font-size-complex="5pt"/>
    </style:style>
    <style:style style:name="T2" style:family="text">
      <style:text-properties fo:color="#000000" style:font-name="Arial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Arial" fo:font-style="normal" fo:font-weight="bold" style:font-style-asian="normal" style:font-weight-asian="bold" style:font-name-complex="DejaVuSans1" style:font-style-complex="normal" style:font-weight-complex="bold"/>
    </style:style>
    <style:style style:name="T4" style:family="text">
      <style:text-properties fo:color="#000000" style:font-name="Arial" fo:font-size="6pt" style:font-size-asian="6pt" style:font-name-complex="DejaVuSans1" style:font-size-complex="6pt"/>
    </style:style>
    <style:style style:name="T5" style:family="text">
      <style:text-properties fo:color="#000000" style:font-name="Arial" fo:font-size="8pt" style:font-size-asian="8pt" style:font-name-complex="DejaVuSans1" style:font-size-complex="8pt"/>
    </style:style>
    <style:style style:name="T6" style:family="text">
      <style:text-properties fo:color="#000000" style:font-name="Arial" fo:font-size="6pt" style:font-size-asian="8pt" style:font-name-complex="DejaVuSans1" style:font-size-complex="8pt"/>
    </style:style>
    <style:style style:name="T7" style:family="text">
      <style:text-properties fo:color="#000000" style:font-name="Arial" fo:font-size="5pt" style:font-size-asian="5pt" style:font-name-complex="DejaVuSans1" style:font-size-complex="5pt"/>
    </style:style>
    <style:style style:name="T8" style:family="text">
      <style:text-properties fo:color="#000000" style:font-name="Arial" fo:font-size="6pt" fo:font-weight="bold" style:font-size-asian="5pt" style:font-name-complex="DejaVuSans1" style:font-size-complex="5pt"/>
    </style:style>
    <style:style style:name="T9" style:family="text">
      <style:text-properties fo:color="#000000" style:font-name="Arial" fo:font-size="6pt" fo:text-shadow="1pt 1pt" style:font-size-asian="6pt" style:font-name-complex="DejaVuSans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193cm" svg:y="1.266cm" svg:viewBox="0 0 2936 4295" draw:points="0,4295 2936,4295 2936,0 0,0">
          <text:p/>
        </draw:polygon>
        <draw:polygon draw:style-name="gr2" draw:text-style-name="P2" draw:layer="layout" svg:width="2.935cm" svg:height="0.197cm" svg:x="2.193cm" svg:y="5.167cm" svg:viewBox="0 0 2936 198" draw:points="0,198 2936,198 2936,0 0,0">
          <text:p/>
        </draw:polygon>
        <draw:polygon draw:style-name="gr3" draw:text-style-name="P3" draw:layer="layout" svg:width="0cm" svg:height="0.196cm" svg:x="2.193cm" svg:y="4.92cm" svg:viewBox="0 0 0 197" draw:points="0,197 0,197 0,0 0,0">
          <text:p/>
        </draw:polygon>
        <draw:polygon draw:style-name="gr4" draw:text-style-name="P4" draw:layer="layout" svg:width="0.081cm" svg:height="0.197cm" svg:x="2.193cm" svg:y="4.673cm" svg:viewBox="0 0 82 198" draw:points="0,198 82,198 82,0 0,0">
          <text:p/>
        </draw:polygon>
        <draw:polygon draw:style-name="gr4" draw:text-style-name="P4" draw:layer="layout" svg:width="1.481cm" svg:height="0.197cm" svg:x="2.275cm" svg:y="4.426cm" svg:viewBox="0 0 1482 198" draw:points="0,198 1482,198 1482,0 0,0">
          <text:p/>
        </draw:polygon>
        <draw:polygon draw:style-name="gr5" draw:text-style-name="P5" draw:layer="layout" svg:width="0.002cm" svg:height="0.197cm" svg:x="3.757cm" svg:y="4.179cm" svg:viewBox="0 0 3 198" draw:points="0,198 3,198 3,0 0,0">
          <text:p/>
        </draw:polygon>
        <draw:polygon draw:style-name="gr4" draw:text-style-name="P4" draw:layer="layout" svg:width="0.71cm" svg:height="0.197cm" svg:x="3.76cm" svg:y="3.932cm" svg:viewBox="0 0 711 198" draw:points="0,198 711,198 711,0 0,0">
          <text:p/>
        </draw:polygon>
        <draw:polygon draw:style-name="gr2" draw:text-style-name="P2" draw:layer="layout" svg:width="0.001cm" svg:height="0.197cm" svg:x="4.471cm" svg:y="3.685cm" svg:viewBox="0 0 2 198" draw:points="0,198 2,198 2,0 0,0">
          <text:p/>
        </draw:polygon>
        <draw:polygon draw:style-name="gr2" draw:text-style-name="P2" draw:layer="layout" svg:width="0cm" svg:height="0.197cm" svg:x="4.473cm" svg:y="3.437cm" svg:viewBox="0 0 1 198" draw:points="0,198 1,198 1,0 0,0">
          <text:p/>
        </draw:polygon>
        <draw:polygon draw:style-name="gr2" draw:text-style-name="P2" draw:layer="layout" svg:width="0.001cm" svg:height="0.197cm" svg:x="4.474cm" svg:y="3.191cm" svg:viewBox="0 0 2 198" draw:points="0,198 2,198 2,0 0,0">
          <text:p/>
        </draw:polygon>
        <draw:polygon draw:style-name="gr4" draw:text-style-name="P4" draw:layer="layout" svg:width="0.648cm" svg:height="0.197cm" svg:x="4.476cm" svg:y="2.944cm" svg:viewBox="0 0 649 198" draw:points="0,198 649,198 649,0 0,0">
          <text:p/>
        </draw:polygon>
        <draw:polygon draw:style-name="gr2" draw:text-style-name="P2" draw:layer="layout" svg:width="0cm" svg:height="0.197cm" svg:x="5.124cm" svg:y="2.696cm" svg:viewBox="0 0 1 198" draw:points="0,198 1,198 1,0 0,0">
          <text:p/>
        </draw:polygon>
        <draw:polygon draw:style-name="gr2" draw:text-style-name="P2" draw:layer="layout" svg:width="0cm" svg:height="0.196cm" svg:x="5.125cm" svg:y="2.45cm" svg:viewBox="0 0 0 197" draw:points="0,197 0,0">
          <text:p/>
        </draw:polygon>
        <draw:polygon draw:style-name="gr2" draw:text-style-name="P2" draw:layer="layout" svg:width="0.003cm" svg:height="0.197cm" svg:x="5.125cm" svg:y="2.202cm" svg:viewBox="0 0 4 198" draw:points="0,198 4,198 4,0 0,0">
          <text:p/>
        </draw:polygon>
        <draw:polygon draw:style-name="gr2" draw:text-style-name="P2" draw:layer="layout" svg:width="0cm" svg:height="0.197cm" svg:x="5.129cm" svg:y="1.955cm" svg:viewBox="0 0 0 198" draw:points="0,198 0,0">
          <text:p/>
        </draw:polygon>
        <draw:polygon draw:style-name="gr5" draw:text-style-name="P5" draw:layer="layout" svg:width="0cm" svg:height="0.196cm" svg:x="5.129cm" svg:y="1.709cm" svg:viewBox="0 0 0 197" draw:points="0,197 0,197 0,0 0,0">
          <text:p/>
        </draw:polygon>
        <draw:polygon draw:style-name="gr5" draw:text-style-name="P5" draw:layer="layout" svg:width="0cm" svg:height="0.197cm" svg:x="5.129cm" svg:y="1.461cm" svg:viewBox="0 0 0 198" draw:points="0,198 0,0">
          <text:p/>
        </draw:polygon>
        <draw:line draw:style-name="gr6" draw:text-style-name="P6" draw:layer="layout" svg:x1="2.778cm" svg:y1="5.56cm" svg:x2="2.778cm" svg:y2="1.266cm">
          <text:p/>
        </draw:line>
        <draw:polygon draw:style-name="gr7" draw:text-style-name="P7" draw:layer="layout" svg:width="0cm" svg:height="0.065cm" svg:x="2.778cm" svg:y="5.56cm" svg:viewBox="0 0 0 66" draw:points="0,0 0,66">
          <text:p/>
        </draw:polygon>
        <draw:line draw:style-name="gr8" draw:text-style-name="P6" draw:layer="layout" svg:x1="2.778cm" svg:y1="5.56cm" svg:x2="2.778cm" svg:y2="5.626cm">
          <text:p/>
        </draw:line>
        <draw:line draw:style-name="gr6" draw:text-style-name="P6" draw:layer="layout" svg:x1="3.363cm" svg:y1="5.56cm" svg:x2="3.363cm" svg:y2="1.266cm">
          <text:p/>
        </draw:line>
        <draw:polygon draw:style-name="gr7" draw:text-style-name="P7" draw:layer="layout" svg:width="0cm" svg:height="0.065cm" svg:x="3.363cm" svg:y="5.56cm" svg:viewBox="0 0 0 66" draw:points="0,0 0,66">
          <text:p/>
        </draw:polygon>
        <draw:line draw:style-name="gr8" draw:text-style-name="P6" draw:layer="layout" svg:x1="3.363cm" svg:y1="5.56cm" svg:x2="3.363cm" svg:y2="5.626cm">
          <text:p/>
        </draw:line>
        <draw:frame draw:style-name="gr9" draw:text-style-name="P9" draw:layer="layout" svg:width="0.436cm" svg:height="0.256cm" svg:x="2.658cm" svg:y="5.678cm">
          <draw:text-box>
            <text:p text:style-name="P8"><text:span text:style-name="T1">5</text:span></text:p>
          </draw:text-box>
        </draw:frame>
        <draw:line draw:style-name="gr6" draw:text-style-name="P6" draw:layer="layout" svg:x1="3.948cm" svg:y1="5.56cm" svg:x2="3.948cm" svg:y2="1.266cm">
          <text:p/>
        </draw:line>
        <draw:polygon draw:style-name="gr7" draw:text-style-name="P7" draw:layer="layout" svg:width="0cm" svg:height="0.065cm" svg:x="3.948cm" svg:y="5.56cm" svg:viewBox="0 0 0 66" draw:points="0,0 0,66">
          <text:p/>
        </draw:polygon>
        <draw:line draw:style-name="gr8" draw:text-style-name="P6" draw:layer="layout" svg:x1="3.948cm" svg:y1="5.56cm" svg:x2="3.948cm" svg:y2="5.626cm">
          <text:p/>
        </draw:line>
        <draw:frame draw:style-name="gr10" draw:text-style-name="P9" draw:layer="layout" svg:width="0.545cm" svg:height="0.256cm" svg:x="3.239cm" svg:y="5.678cm">
          <draw:text-box>
            <text:p text:style-name="P8"><text:span text:style-name="T1">10</text:span></text:p>
          </draw:text-box>
        </draw:frame>
        <draw:line draw:style-name="gr6" draw:text-style-name="P6" draw:layer="layout" svg:x1="4.533cm" svg:y1="5.56cm" svg:x2="4.533cm" svg:y2="1.266cm">
          <text:p/>
        </draw:line>
        <draw:polygon draw:style-name="gr7" draw:text-style-name="P7" draw:layer="layout" svg:width="0cm" svg:height="0.065cm" svg:x="4.533cm" svg:y="5.56cm" svg:viewBox="0 0 0 66" draw:points="0,0 0,66">
          <text:p/>
        </draw:polygon>
        <draw:line draw:style-name="gr8" draw:text-style-name="P6" draw:layer="layout" svg:x1="4.533cm" svg:y1="5.56cm" svg:x2="4.533cm" svg:y2="5.626cm">
          <text:p/>
        </draw:line>
        <draw:frame draw:style-name="gr11" draw:text-style-name="P9" draw:layer="layout" svg:width="0.546cm" svg:height="0.256cm" svg:x="3.823cm" svg:y="5.678cm">
          <draw:text-box>
            <text:p text:style-name="P8"><text:span text:style-name="T1">15</text:span></text:p>
          </draw:text-box>
        </draw:frame>
        <draw:line draw:style-name="gr6" draw:text-style-name="P6" draw:layer="layout" svg:x1="5.118cm" svg:y1="5.56cm" svg:x2="5.118cm" svg:y2="1.266cm">
          <text:p/>
        </draw:line>
        <draw:polygon draw:style-name="gr7" draw:text-style-name="P7" draw:layer="layout" svg:width="0cm" svg:height="0.065cm" svg:x="5.118cm" svg:y="5.56cm" svg:viewBox="0 0 0 66" draw:points="0,0 0,66">
          <text:p/>
        </draw:polygon>
        <draw:line draw:style-name="gr8" draw:text-style-name="P6" draw:layer="layout" svg:x1="5.118cm" svg:y1="5.56cm" svg:x2="5.118cm" svg:y2="5.626cm">
          <text:p/>
        </draw:line>
        <draw:frame draw:style-name="gr11" draw:text-style-name="P9" draw:layer="layout" svg:width="0.546cm" svg:height="0.256cm" svg:x="4.408cm" svg:y="5.678cm">
          <draw:text-box>
            <text:p text:style-name="P8"><text:span text:style-name="T1">20</text:span></text:p>
          </draw:text-box>
        </draw:frame>
        <draw:frame draw:style-name="gr12" draw:text-style-name="P9" draw:layer="layout" svg:width="1.394cm" svg:height="0.256cm" svg:x="4.98cm" svg:y="5.677cm">
          <draw:text-box>
            <text:p text:style-name="P8"><text:span text:style-name="T1">25</text:span></text:p>
          </draw:text-box>
        </draw:frame>
        <draw:line draw:style-name="gr6" draw:text-style-name="P6" draw:layer="layout" svg:x1="2.193cm" svg:y1="5.266cm" svg:x2="5.129cm" svg:y2="5.266cm">
          <text:p/>
        </draw:line>
        <draw:polygon draw:style-name="gr7" draw:text-style-name="P7" draw:layer="layout" svg:width="0.01cm" svg:height="0cm" svg:x="2.182cm" svg:y="5.266cm" svg:viewBox="0 0 11 0" draw:points="11,0 0,0">
          <text:p/>
        </draw:polygon>
        <draw:line draw:style-name="gr8" draw:text-style-name="P6" draw:layer="layout" svg:x1="2.193cm" svg:y1="5.266cm" svg:x2="2.182cm" svg:y2="5.266cm">
          <text:p/>
        </draw:line>
        <draw:line draw:style-name="gr6" draw:text-style-name="P6" draw:layer="layout" svg:x1="2.193cm" svg:y1="5.019cm" svg:x2="5.129cm" svg:y2="5.019cm">
          <text:p/>
        </draw:line>
        <draw:polygon draw:style-name="gr7" draw:text-style-name="P7" draw:layer="layout" svg:width="0.01cm" svg:height="0cm" svg:x="2.182cm" svg:y="5.019cm" svg:viewBox="0 0 11 0" draw:points="11,0 0,0">
          <text:p/>
        </draw:polygon>
        <draw:line draw:style-name="gr8" draw:text-style-name="P6" draw:layer="layout" svg:x1="2.193cm" svg:y1="5.019cm" svg:x2="2.182cm" svg:y2="5.019cm">
          <text:p/>
        </draw:line>
        <draw:line draw:style-name="gr6" draw:text-style-name="P6" draw:layer="layout" svg:x1="2.193cm" svg:y1="4.772cm" svg:x2="5.129cm" svg:y2="4.772cm">
          <text:p/>
        </draw:line>
        <draw:polygon draw:style-name="gr7" draw:text-style-name="P7" draw:layer="layout" svg:width="0.01cm" svg:height="0cm" svg:x="2.182cm" svg:y="4.772cm" svg:viewBox="0 0 11 0" draw:points="11,0 0,0">
          <text:p/>
        </draw:polygon>
        <draw:line draw:style-name="gr8" draw:text-style-name="P6" draw:layer="layout" svg:x1="2.193cm" svg:y1="4.772cm" svg:x2="2.182cm" svg:y2="4.772cm">
          <text:p/>
        </draw:line>
        <draw:line draw:style-name="gr6" draw:text-style-name="P6" draw:layer="layout" svg:x1="2.193cm" svg:y1="4.525cm" svg:x2="5.129cm" svg:y2="4.525cm">
          <text:p/>
        </draw:line>
        <draw:polygon draw:style-name="gr7" draw:text-style-name="P7" draw:layer="layout" svg:width="0.01cm" svg:height="0cm" svg:x="2.182cm" svg:y="4.525cm" svg:viewBox="0 0 11 0" draw:points="11,0 0,0">
          <text:p/>
        </draw:polygon>
        <draw:line draw:style-name="gr8" draw:text-style-name="P6" draw:layer="layout" svg:x1="2.193cm" svg:y1="4.525cm" svg:x2="2.182cm" svg:y2="4.525cm">
          <text:p/>
        </draw:line>
        <draw:line draw:style-name="gr6" draw:text-style-name="P6" draw:layer="layout" svg:x1="2.193cm" svg:y1="4.277cm" svg:x2="5.129cm" svg:y2="4.277cm">
          <text:p/>
        </draw:line>
        <draw:polygon draw:style-name="gr7" draw:text-style-name="P7" draw:layer="layout" svg:width="0.01cm" svg:height="0cm" svg:x="2.182cm" svg:y="4.277cm" svg:viewBox="0 0 11 0" draw:points="11,0 0,0">
          <text:p/>
        </draw:polygon>
        <draw:line draw:style-name="gr8" draw:text-style-name="P6" draw:layer="layout" svg:x1="2.193cm" svg:y1="4.277cm" svg:x2="2.182cm" svg:y2="4.277cm">
          <text:p/>
        </draw:line>
        <draw:line draw:style-name="gr6" draw:text-style-name="P6" draw:layer="layout" svg:x1="2.193cm" svg:y1="4.031cm" svg:x2="5.129cm" svg:y2="4.031cm">
          <text:p/>
        </draw:line>
        <draw:polygon draw:style-name="gr7" draw:text-style-name="P7" draw:layer="layout" svg:width="0.01cm" svg:height="0cm" svg:x="2.182cm" svg:y="4.031cm" svg:viewBox="0 0 11 0" draw:points="11,0 0,0">
          <text:p/>
        </draw:polygon>
        <draw:line draw:style-name="gr8" draw:text-style-name="P6" draw:layer="layout" svg:x1="2.193cm" svg:y1="4.031cm" svg:x2="2.182cm" svg:y2="4.031cm">
          <text:p/>
        </draw:line>
        <draw:line draw:style-name="gr6" draw:text-style-name="P6" draw:layer="layout" svg:x1="2.193cm" svg:y1="3.784cm" svg:x2="5.129cm" svg:y2="3.784cm">
          <text:p/>
        </draw:line>
        <draw:polygon draw:style-name="gr7" draw:text-style-name="P7" draw:layer="layout" svg:width="0.01cm" svg:height="0cm" svg:x="2.182cm" svg:y="3.784cm" svg:viewBox="0 0 11 0" draw:points="11,0 0,0">
          <text:p/>
        </draw:polygon>
        <draw:line draw:style-name="gr8" draw:text-style-name="P6" draw:layer="layout" svg:x1="2.193cm" svg:y1="3.784cm" svg:x2="2.182cm" svg:y2="3.784cm">
          <text:p/>
        </draw:line>
        <draw:line draw:style-name="gr6" draw:text-style-name="P6" draw:layer="layout" svg:x1="2.193cm" svg:y1="3.536cm" svg:x2="5.129cm" svg:y2="3.536cm">
          <text:p/>
        </draw:line>
        <draw:polygon draw:style-name="gr7" draw:text-style-name="P7" draw:layer="layout" svg:width="0.01cm" svg:height="0cm" svg:x="2.182cm" svg:y="3.536cm" svg:viewBox="0 0 11 0" draw:points="11,0 0,0">
          <text:p/>
        </draw:polygon>
        <draw:line draw:style-name="gr8" draw:text-style-name="P6" draw:layer="layout" svg:x1="2.193cm" svg:y1="3.536cm" svg:x2="2.182cm" svg:y2="3.536cm">
          <text:p/>
        </draw:line>
        <draw:line draw:style-name="gr6" draw:text-style-name="P6" draw:layer="layout" svg:x1="2.193cm" svg:y1="3.29cm" svg:x2="5.129cm" svg:y2="3.29cm">
          <text:p/>
        </draw:line>
        <draw:polygon draw:style-name="gr7" draw:text-style-name="P7" draw:layer="layout" svg:width="0.01cm" svg:height="0cm" svg:x="2.182cm" svg:y="3.29cm" svg:viewBox="0 0 11 0" draw:points="11,0 0,0">
          <text:p/>
        </draw:polygon>
        <draw:line draw:style-name="gr8" draw:text-style-name="P6" draw:layer="layout" svg:x1="2.193cm" svg:y1="3.29cm" svg:x2="2.182cm" svg:y2="3.29cm">
          <text:p/>
        </draw:line>
        <draw:line draw:style-name="gr6" draw:text-style-name="P6" draw:layer="layout" svg:x1="2.193cm" svg:y1="3.042cm" svg:x2="5.129cm" svg:y2="3.042cm">
          <text:p/>
        </draw:line>
        <draw:polygon draw:style-name="gr7" draw:text-style-name="P7" draw:layer="layout" svg:width="0.01cm" svg:height="0cm" svg:x="2.182cm" svg:y="3.042cm" svg:viewBox="0 0 11 0" draw:points="11,0 0,0">
          <text:p/>
        </draw:polygon>
        <draw:line draw:style-name="gr8" draw:text-style-name="P6" draw:layer="layout" svg:x1="2.193cm" svg:y1="3.042cm" svg:x2="2.182cm" svg:y2="3.042cm">
          <text:p/>
        </draw:line>
        <draw:line draw:style-name="gr6" draw:text-style-name="P6" draw:layer="layout" svg:x1="2.193cm" svg:y1="2.795cm" svg:x2="5.129cm" svg:y2="2.795cm">
          <text:p/>
        </draw:line>
        <draw:polygon draw:style-name="gr7" draw:text-style-name="P7" draw:layer="layout" svg:width="0.01cm" svg:height="0cm" svg:x="2.182cm" svg:y="2.795cm" svg:viewBox="0 0 11 0" draw:points="11,0 0,0">
          <text:p/>
        </draw:polygon>
        <draw:line draw:style-name="gr8" draw:text-style-name="P6" draw:layer="layout" svg:x1="2.193cm" svg:y1="2.795cm" svg:x2="2.182cm" svg:y2="2.795cm">
          <text:p/>
        </draw:line>
        <draw:line draw:style-name="gr6" draw:text-style-name="P6" draw:layer="layout" svg:x1="2.193cm" svg:y1="2.549cm" svg:x2="5.129cm" svg:y2="2.549cm">
          <text:p/>
        </draw:line>
        <draw:polygon draw:style-name="gr7" draw:text-style-name="P7" draw:layer="layout" svg:width="0.01cm" svg:height="0cm" svg:x="2.182cm" svg:y="2.549cm" svg:viewBox="0 0 11 0" draw:points="11,0 0,0">
          <text:p/>
        </draw:polygon>
        <draw:line draw:style-name="gr8" draw:text-style-name="P6" draw:layer="layout" svg:x1="2.193cm" svg:y1="2.549cm" svg:x2="2.182cm" svg:y2="2.549cm">
          <text:p/>
        </draw:line>
        <draw:line draw:style-name="gr6" draw:text-style-name="P6" draw:layer="layout" svg:x1="2.193cm" svg:y1="2.301cm" svg:x2="5.129cm" svg:y2="2.301cm">
          <text:p/>
        </draw:line>
        <draw:polygon draw:style-name="gr7" draw:text-style-name="P7" draw:layer="layout" svg:width="0.01cm" svg:height="0cm" svg:x="2.182cm" svg:y="2.301cm" svg:viewBox="0 0 11 0" draw:points="11,0 0,0">
          <text:p/>
        </draw:polygon>
        <draw:line draw:style-name="gr8" draw:text-style-name="P6" draw:layer="layout" svg:x1="2.193cm" svg:y1="2.301cm" svg:x2="2.182cm" svg:y2="2.301cm">
          <text:p/>
        </draw:line>
        <draw:line draw:style-name="gr6" draw:text-style-name="P6" draw:layer="layout" svg:x1="2.193cm" svg:y1="2.054cm" svg:x2="5.129cm" svg:y2="2.054cm">
          <text:p/>
        </draw:line>
        <draw:polygon draw:style-name="gr7" draw:text-style-name="P7" draw:layer="layout" svg:width="0.01cm" svg:height="0cm" svg:x="2.182cm" svg:y="2.054cm" svg:viewBox="0 0 11 0" draw:points="11,0 0,0">
          <text:p/>
        </draw:polygon>
        <draw:line draw:style-name="gr8" draw:text-style-name="P6" draw:layer="layout" svg:x1="2.193cm" svg:y1="2.054cm" svg:x2="2.182cm" svg:y2="2.054cm">
          <text:p/>
        </draw:line>
        <draw:line draw:style-name="gr6" draw:text-style-name="P6" draw:layer="layout" svg:x1="2.193cm" svg:y1="1.807cm" svg:x2="5.129cm" svg:y2="1.807cm">
          <text:p/>
        </draw:line>
        <draw:polygon draw:style-name="gr7" draw:text-style-name="P7" draw:layer="layout" svg:width="0.01cm" svg:height="0cm" svg:x="2.182cm" svg:y="1.807cm" svg:viewBox="0 0 11 0" draw:points="11,0 0,0">
          <text:p/>
        </draw:polygon>
        <draw:line draw:style-name="gr8" draw:text-style-name="P6" draw:layer="layout" svg:x1="2.193cm" svg:y1="1.807cm" svg:x2="2.182cm" svg:y2="1.807cm">
          <text:p/>
        </draw:line>
        <draw:line draw:style-name="gr6" draw:text-style-name="P6" draw:layer="layout" svg:x1="2.193cm" svg:y1="1.56cm" svg:x2="5.129cm" svg:y2="1.56cm">
          <text:p/>
        </draw:line>
        <draw:polygon draw:style-name="gr7" draw:text-style-name="P7" draw:layer="layout" svg:width="0.01cm" svg:height="0cm" svg:x="2.182cm" svg:y="1.56cm" svg:viewBox="0 0 11 0" draw:points="11,0 0,0">
          <text:p/>
        </draw:polygon>
        <draw:line draw:style-name="gr8" draw:text-style-name="P6" draw:layer="layout" svg:x1="2.193cm" svg:y1="1.56cm" svg:x2="2.182cm" svg:y2="1.56cm">
          <text:p/>
        </draw:line>
        <draw:line draw:style-name="gr13" draw:text-style-name="P6" draw:layer="layout" svg:x1="2.193cm" svg:y1="5.56cm" svg:x2="2.193cm" svg:y2="1.266cm">
          <text:p/>
        </draw:line>
        <draw:line draw:style-name="gr13" draw:text-style-name="P6" draw:layer="layout" svg:x1="5.129cm" svg:y1="5.56cm" svg:x2="5.129cm" svg:y2="1.266cm">
          <text:p/>
        </draw:line>
        <draw:line draw:style-name="gr13" draw:text-style-name="P6" draw:layer="layout" svg:x1="2.193cm" svg:y1="5.56cm" svg:x2="5.129cm" svg:y2="5.56cm">
          <text:p/>
        </draw:line>
        <draw:line draw:style-name="gr13" draw:text-style-name="P6" draw:layer="layout" svg:x1="2.193cm" svg:y1="1.266cm" svg:x2="5.129cm" svg:y2="1.266cm">
          <text:p/>
        </draw:line>
        <draw:frame draw:style-name="gr14" draw:text-style-name="P9" draw:layer="layout" svg:width="0.988cm" svg:height="0.256cm" svg:x="1.159cm" svg:y="5.158cm">
          <draw:text-box>
            <text:p text:style-name="P8"><text:span text:style-name="T1">Interpreter</text:span></text:p>
          </draw:text-box>
        </draw:frame>
        <draw:frame draw:style-name="gr15" draw:text-style-name="P9" draw:layer="layout" svg:width="1.073cm" svg:height="0.256cm" svg:x="1.013cm" svg:y="4.912cm">
          <draw:text-box>
            <text:p text:style-name="P8"><text:span text:style-name="T1">QUANTIZE</text:span></text:p>
          </draw:text-box>
        </draw:frame>
        <draw:frame draw:style-name="gr16" draw:text-style-name="P10" draw:layer="layout" svg:width="1.001cm" svg:height="0.257cm" svg:x="1.073cm" svg:y="4.664cm">
          <draw:text-box>
            <text:p text:style-name="P8"><text:span text:style-name="T2">CONV_2D</text:span></text:p>
          </draw:text-box>
        </draw:frame>
        <draw:frame draw:style-name="gr17" draw:text-style-name="P10" draw:layer="layout" svg:width="1.001cm" svg:height="0.256cm" svg:x="1.073cm" svg:y="4.419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546cm" svg:y="4.173cm">
          <draw:text-box>
            <text:p text:style-name="P8"><text:span text:style-name="T1">MAX_POOL_2D</text:span></text:p>
          </draw:text-box>
        </draw:frame>
        <draw:frame draw:style-name="gr16" draw:text-style-name="P10" draw:layer="layout" svg:width="1.001cm" svg:height="0.257cm" svg:x="1.073cm" svg:y="3.925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546cm" svg:y="3.68cm">
          <draw:text-box>
            <text:p text:style-name="P8"><text:span text:style-name="T1">MAX_POOL_2D</text:span></text:p>
          </draw:text-box>
        </draw:frame>
        <draw:frame draw:style-name="gr19" draw:text-style-name="P9" draw:layer="layout" svg:width="0.451cm" svg:height="0.257cm" svg:x="1.666cm" svg:y="3.435cm">
          <draw:text-box>
            <text:p text:style-name="P8"><text:span text:style-name="T1">MUL</text:span></text:p>
          </draw:text-box>
        </draw:frame>
        <draw:frame draw:style-name="gr20" draw:text-style-name="P9" draw:layer="layout" svg:width="0.447cm" svg:height="0.256cm" svg:x="1.69cm" svg:y="3.189cm">
          <draw:text-box>
            <text:p text:style-name="P8"><text:span text:style-name="T1">ADD</text:span></text:p>
          </draw:text-box>
        </draw:frame>
        <draw:frame draw:style-name="gr17" draw:text-style-name="P10" draw:layer="layout" svg:width="1.001cm" svg:height="0.256cm" svg:x="1.105cm" svg:y="2.942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559cm" svg:y="2.697cm">
          <draw:text-box>
            <text:p text:style-name="P8"><text:span text:style-name="T1">MAX_POOL_2D</text:span></text:p>
          </draw:text-box>
        </draw:frame>
        <draw:frame draw:style-name="gr21" draw:text-style-name="P9" draw:layer="layout" svg:width="1.005cm" svg:height="0.256cm" svg:x="1.099cm" svg:y="2.45cm">
          <draw:text-box>
            <text:p text:style-name="P8"><text:span text:style-name="T1">RESHAPE</text:span></text:p>
          </draw:text-box>
        </draw:frame>
        <draw:frame draw:style-name="gr22" draw:text-style-name="P9" draw:layer="layout" svg:width="2.119cm" svg:height="0.257cm" svg:x="0.044cm" svg:y="2.204cm">
          <draw:text-box>
            <text:p text:style-name="P8"><text:span text:style-name="T1">FULLY_CONNECTED</text:span></text:p>
          </draw:text-box>
        </draw:frame>
        <draw:frame draw:style-name="gr23" draw:text-style-name="P9" draw:layer="layout" svg:width="2.119cm" svg:height="0.256cm" svg:x="0.044cm" svg:y="1.959cm">
          <draw:text-box>
            <text:p text:style-name="P8"><text:span text:style-name="T1">FULLY_CONNECTED</text:span></text:p>
          </draw:text-box>
        </draw:frame>
        <draw:frame draw:style-name="gr24" draw:text-style-name="P9" draw:layer="layout" svg:width="1.026cm" svg:height="0.256cm" svg:x="1.068cm" svg:y="1.712cm">
          <draw:text-box>
            <text:p text:style-name="P8"><text:span text:style-name="T1">SOFTMAX</text:span></text:p>
          </draw:text-box>
        </draw:frame>
        <draw:frame draw:style-name="gr25" draw:text-style-name="P9" draw:layer="layout" svg:width="1.365cm" svg:height="0.256cm" svg:x="0.771cm" svg:y="1.467cm">
          <draw:text-box>
            <text:p text:style-name="P8"><text:span text:style-name="T1">DEQUANTIZE</text:span></text:p>
          </draw:text-box>
        </draw:frame>
        <draw:polygon draw:style-name="gr1" draw:text-style-name="P1" draw:layer="layout" svg:width="2.931cm" svg:height="4.301cm" svg:x="5.588cm" svg:y="1.261cm" svg:viewBox="0 0 2932 4302" draw:points="0,4302 2932,4302 2932,0 0,0">
          <text:p/>
        </draw:polygon>
        <draw:polygon draw:style-name="gr2" draw:text-style-name="P2" draw:layer="layout" svg:width="2.931cm" svg:height="0.198cm" svg:x="5.588cm" svg:y="5.168cm" svg:viewBox="0 0 2932 199" draw:points="0,199 2932,199 2932,0 0,0">
          <text:p/>
        </draw:polygon>
        <draw:polygon draw:style-name="gr3" draw:text-style-name="P3" draw:layer="layout" svg:width="0.002cm" svg:height="0.197cm" svg:x="5.588cm" svg:y="4.921cm" svg:viewBox="0 0 3 198" draw:points="0,198 3,198 3,0 0,0">
          <text:p/>
        </draw:polygon>
        <draw:polygon draw:style-name="gr26" draw:text-style-name="P11" draw:layer="layout" svg:width="0.223cm" svg:height="0.198cm" svg:x="5.591cm" svg:y="4.673cm" svg:viewBox="0 0 224 199" draw:points="0,199 224,199 224,0 0,0">
          <text:p/>
        </draw:polygon>
        <draw:polygon draw:style-name="gr26" draw:text-style-name="P11" draw:layer="layout" svg:width="1.205cm" svg:height="0.198cm" svg:x="5.816cm" svg:y="4.426cm" svg:viewBox="0 0 1206 199" draw:points="0,199 1206,199 1206,0 0,0">
          <text:p/>
        </draw:polygon>
        <draw:polygon draw:style-name="gr2" draw:text-style-name="P2" draw:layer="layout" svg:width="0.097cm" svg:height="0.197cm" svg:x="7.022cm" svg:y="4.179cm" svg:viewBox="0 0 98 198" draw:points="0,198 98,198 98,0 0,0">
          <text:p/>
        </draw:polygon>
        <draw:polygon draw:style-name="gr26" draw:text-style-name="P11" draw:layer="layout" svg:width="0.579cm" svg:height="0.198cm" svg:x="7.121cm" svg:y="3.931cm" svg:viewBox="0 0 580 199" draw:points="0,199 580,199 580,0 0,0">
          <text:p/>
        </draw:polygon>
        <draw:polygon draw:style-name="gr2" draw:text-style-name="P2" draw:layer="layout" svg:width="0.048cm" svg:height="0.197cm" svg:x="7.701cm" svg:y="3.684cm" svg:viewBox="0 0 49 198" draw:points="0,198 49,198 49,0 0,0">
          <text:p/>
        </draw:polygon>
        <draw:polygon draw:style-name="gr2" draw:text-style-name="P2" draw:layer="layout" svg:width="0.035cm" svg:height="0.198cm" svg:x="7.75cm" svg:y="3.436cm" svg:viewBox="0 0 36 199" draw:points="0,199 36,199 36,0 0,0">
          <text:p/>
        </draw:polygon>
        <draw:polygon draw:style-name="gr2" draw:text-style-name="P2" draw:layer="layout" svg:width="0.072cm" svg:height="0.198cm" svg:x="7.786cm" svg:y="3.189cm" svg:viewBox="0 0 73 199" draw:points="0,199 73,199 73,0 0,0">
          <text:p/>
        </draw:polygon>
        <draw:polygon draw:style-name="gr26" draw:text-style-name="P11" draw:layer="layout" svg:width="0.492cm" svg:height="0.197cm" svg:x="7.864cm" svg:y="2.942cm" svg:viewBox="0 0 493 198" draw:points="0,198 493,198 493,0 0,0">
          <text:p/>
        </draw:polygon>
        <draw:polygon draw:style-name="gr2" draw:text-style-name="P2" draw:layer="layout" svg:width="0.024cm" svg:height="0.198cm" svg:x="8.356cm" svg:y="2.694cm" svg:viewBox="0 0 25 199" draw:points="0,199 25,199 25,0 0,0">
          <text:p/>
        </draw:polygon>
        <draw:polygon draw:style-name="gr2" draw:text-style-name="P2" draw:layer="layout" svg:width="0cm" svg:height="0.197cm" svg:x="8.381cm" svg:y="2.447cm" svg:viewBox="0 0 1 198" draw:points="0,198 1,198 1,0 0,0">
          <text:p/>
        </draw:polygon>
        <draw:polygon draw:style-name="gr2" draw:text-style-name="P2" draw:layer="layout" svg:width="0.137cm" svg:height="0.198cm" svg:x="8.381cm" svg:y="2.199cm" svg:viewBox="0 0 138 199" draw:points="0,199 138,199 138,0 0,0">
          <text:p/>
        </draw:polygon>
        <draw:polygon draw:style-name="gr2" draw:text-style-name="P2" draw:layer="layout" svg:width="0cm" svg:height="0.198cm" svg:x="8.519cm" svg:y="1.952cm" svg:viewBox="0 0 0 199" draw:points="0,199 0,199 0,0 0,0">
          <text:p/>
        </draw:polygon>
        <draw:polygon draw:style-name="gr3" draw:text-style-name="P3" draw:layer="layout" svg:width="0cm" svg:height="0.197cm" svg:x="8.519cm" svg:y="1.704cm" svg:viewBox="0 0 1 198" draw:points="0,198 1,198 1,0 0,0">
          <text:p/>
        </draw:polygon>
        <draw:polygon draw:style-name="gr3" draw:text-style-name="P3" draw:layer="layout" svg:width="0cm" svg:height="0.197cm" svg:x="8.52cm" svg:y="1.457cm" svg:viewBox="0 0 0 198" draw:points="0,198 0,0">
          <text:p/>
        </draw:polygon>
        <draw:line draw:style-name="gr6" draw:text-style-name="P6" draw:layer="layout" svg:x1="5.994cm" svg:y1="5.562cm" svg:x2="5.994cm" svg:y2="1.261cm">
          <text:p/>
        </draw:line>
        <draw:polygon draw:style-name="gr7" draw:text-style-name="P7" draw:layer="layout" svg:width="0cm" svg:height="0.065cm" svg:x="5.994cm" svg:y="5.562cm" svg:viewBox="0 0 0 66" draw:points="0,0 0,66">
          <text:p/>
        </draw:polygon>
        <draw:line draw:style-name="gr8" draw:text-style-name="P6" draw:layer="layout" svg:x1="5.994cm" svg:y1="5.562cm" svg:x2="5.994cm" svg:y2="5.628cm">
          <text:p/>
        </draw:line>
        <draw:line draw:style-name="gr6" draw:text-style-name="P6" draw:layer="layout" svg:x1="6.4cm" svg:y1="5.562cm" svg:x2="6.4cm" svg:y2="1.261cm">
          <text:p/>
        </draw:line>
        <draw:polygon draw:style-name="gr7" draw:text-style-name="P7" draw:layer="layout" svg:width="0cm" svg:height="0.065cm" svg:x="6.4cm" svg:y="5.562cm" svg:viewBox="0 0 0 66" draw:points="0,0 0,66">
          <text:p/>
        </draw:polygon>
        <draw:line draw:style-name="gr8" draw:text-style-name="P6" draw:layer="layout" svg:x1="6.4cm" svg:y1="5.562cm" svg:x2="6.4cm" svg:y2="5.628cm">
          <text:p/>
        </draw:line>
        <draw:frame draw:style-name="gr27" draw:text-style-name="P9" draw:layer="layout" svg:width="0.298cm" svg:height="0.265cm" svg:x="5.803cm" svg:y="5.679cm">
          <draw:text-box>
            <text:p text:style-name="P8"><text:span text:style-name="T1">0.1</text:span></text:p>
          </draw:text-box>
        </draw:frame>
        <draw:line draw:style-name="gr6" draw:text-style-name="P6" draw:layer="layout" svg:x1="6.807cm" svg:y1="5.562cm" svg:x2="6.807cm" svg:y2="1.261cm">
          <text:p/>
        </draw:line>
        <draw:polygon draw:style-name="gr7" draw:text-style-name="P7" draw:layer="layout" svg:width="0cm" svg:height="0.065cm" svg:x="6.807cm" svg:y="5.562cm" svg:viewBox="0 0 0 66" draw:points="0,0 0,66">
          <text:p/>
        </draw:polygon>
        <draw:line draw:style-name="gr8" draw:text-style-name="P6" draw:layer="layout" svg:x1="6.807cm" svg:y1="5.562cm" svg:x2="6.807cm" svg:y2="5.628cm">
          <text:p/>
        </draw:line>
        <draw:frame draw:style-name="gr27" draw:text-style-name="P9" draw:layer="layout" svg:width="0.298cm" svg:height="0.265cm" svg:x="6.262cm" svg:y="5.679cm">
          <draw:text-box>
            <text:p text:style-name="P8"><text:span text:style-name="T1">0.2</text:span></text:p>
          </draw:text-box>
        </draw:frame>
        <draw:line draw:style-name="gr6" draw:text-style-name="P6" draw:layer="layout" svg:x1="7.213cm" svg:y1="5.562cm" svg:x2="7.213cm" svg:y2="1.261cm">
          <text:p/>
        </draw:line>
        <draw:polygon draw:style-name="gr7" draw:text-style-name="P7" draw:layer="layout" svg:width="0cm" svg:height="0.065cm" svg:x="7.213cm" svg:y="5.562cm" svg:viewBox="0 0 0 66" draw:points="0,0 0,66">
          <text:p/>
        </draw:polygon>
        <draw:line draw:style-name="gr8" draw:text-style-name="P6" draw:layer="layout" svg:x1="7.213cm" svg:y1="5.562cm" svg:x2="7.213cm" svg:y2="5.628cm">
          <text:p/>
        </draw:line>
        <draw:frame draw:style-name="gr27" draw:text-style-name="P9" draw:layer="layout" svg:width="0.298cm" svg:height="0.265cm" svg:x="6.692cm" svg:y="5.679cm">
          <draw:text-box>
            <text:p text:style-name="P8"><text:span text:style-name="T1">0.3</text:span></text:p>
          </draw:text-box>
        </draw:frame>
        <draw:line draw:style-name="gr6" draw:text-style-name="P6" draw:layer="layout" svg:x1="7.619cm" svg:y1="5.562cm" svg:x2="7.619cm" svg:y2="1.261cm">
          <text:p/>
        </draw:line>
        <draw:polygon draw:style-name="gr7" draw:text-style-name="P7" draw:layer="layout" svg:width="0cm" svg:height="0.065cm" svg:x="7.619cm" svg:y="5.562cm" svg:viewBox="0 0 0 66" draw:points="0,0 0,66">
          <text:p/>
        </draw:polygon>
        <draw:line draw:style-name="gr8" draw:text-style-name="P6" draw:layer="layout" svg:x1="7.619cm" svg:y1="5.562cm" svg:x2="7.619cm" svg:y2="5.628cm">
          <text:p/>
        </draw:line>
        <draw:frame draw:style-name="gr27" draw:text-style-name="P9" draw:layer="layout" svg:width="0.298cm" svg:height="0.265cm" svg:x="7.098cm" svg:y="5.679cm">
          <draw:text-box>
            <text:p text:style-name="P8"><text:span text:style-name="T1">0.4</text:span></text:p>
          </draw:text-box>
        </draw:frame>
        <draw:line draw:style-name="gr6" draw:text-style-name="P6" draw:layer="layout" svg:x1="8.025cm" svg:y1="5.562cm" svg:x2="8.025cm" svg:y2="1.261cm">
          <text:p/>
        </draw:line>
        <draw:polygon draw:style-name="gr7" draw:text-style-name="P7" draw:layer="layout" svg:width="0cm" svg:height="0.065cm" svg:x="8.025cm" svg:y="5.562cm" svg:viewBox="0 0 0 66" draw:points="0,0 0,66">
          <text:p/>
        </draw:polygon>
        <draw:line draw:style-name="gr8" draw:text-style-name="P6" draw:layer="layout" svg:x1="8.025cm" svg:y1="5.562cm" svg:x2="8.025cm" svg:y2="5.628cm">
          <text:p/>
        </draw:line>
        <draw:frame draw:style-name="gr27" draw:text-style-name="P9" draw:layer="layout" svg:width="0.298cm" svg:height="0.265cm" svg:x="7.505cm" svg:y="5.679cm">
          <draw:text-box>
            <text:p text:style-name="P8"><text:span text:style-name="T1">0.5</text:span></text:p>
          </draw:text-box>
        </draw:frame>
        <draw:line draw:style-name="gr6" draw:text-style-name="P6" draw:layer="layout" svg:x1="8.431cm" svg:y1="5.562cm" svg:x2="8.431cm" svg:y2="1.261cm">
          <text:p/>
        </draw:line>
        <draw:polygon draw:style-name="gr7" draw:text-style-name="P7" draw:layer="layout" svg:width="0cm" svg:height="0.065cm" svg:x="8.431cm" svg:y="5.562cm" svg:viewBox="0 0 0 66" draw:points="0,0 0,66">
          <text:p/>
        </draw:polygon>
        <draw:line draw:style-name="gr8" draw:text-style-name="P6" draw:layer="layout" svg:x1="8.431cm" svg:y1="5.562cm" svg:x2="8.431cm" svg:y2="5.628cm">
          <text:p/>
        </draw:line>
        <draw:frame draw:style-name="gr27" draw:text-style-name="P9" draw:layer="layout" svg:width="0.298cm" svg:height="0.265cm" svg:x="7.91cm" svg:y="5.679cm">
          <draw:text-box>
            <text:p text:style-name="P8"><text:span text:style-name="T1">0.6</text:span></text:p>
          </draw:text-box>
        </draw:frame>
        <draw:frame draw:style-name="gr27" draw:text-style-name="P9" draw:layer="layout" svg:width="0.298cm" svg:height="0.265cm" svg:x="8.316cm" svg:y="5.679cm">
          <draw:text-box>
            <text:p text:style-name="P8"><text:span text:style-name="T1">0.7</text:span></text:p>
          </draw:text-box>
        </draw:frame>
        <draw:line draw:style-name="gr6" draw:text-style-name="P6" draw:layer="layout" svg:x1="5.588cm" svg:y1="5.268cm" svg:x2="8.52cm" svg:y2="5.268cm">
          <text:p/>
        </draw:line>
        <draw:polygon draw:style-name="gr7" draw:text-style-name="P7" draw:layer="layout" svg:width="0.01cm" svg:height="0cm" svg:x="5.577cm" svg:y="5.268cm" svg:viewBox="0 0 11 0" draw:points="11,0 0,0">
          <text:p/>
        </draw:polygon>
        <draw:line draw:style-name="gr8" draw:text-style-name="P6" draw:layer="layout" svg:x1="5.588cm" svg:y1="5.268cm" svg:x2="5.577cm" svg:y2="5.268cm">
          <text:p/>
        </draw:line>
        <draw:line draw:style-name="gr6" draw:text-style-name="P6" draw:layer="layout" svg:x1="5.588cm" svg:y1="5.02cm" svg:x2="8.52cm" svg:y2="5.02cm">
          <text:p/>
        </draw:line>
        <draw:polygon draw:style-name="gr7" draw:text-style-name="P7" draw:layer="layout" svg:width="0.01cm" svg:height="0cm" svg:x="5.577cm" svg:y="5.02cm" svg:viewBox="0 0 11 0" draw:points="11,0 0,0">
          <text:p/>
        </draw:polygon>
        <draw:line draw:style-name="gr8" draw:text-style-name="P6" draw:layer="layout" svg:x1="5.588cm" svg:y1="5.02cm" svg:x2="5.577cm" svg:y2="5.02cm">
          <text:p/>
        </draw:line>
        <draw:line draw:style-name="gr6" draw:text-style-name="P6" draw:layer="layout" svg:x1="5.588cm" svg:y1="4.773cm" svg:x2="8.52cm" svg:y2="4.773cm">
          <text:p/>
        </draw:line>
        <draw:polygon draw:style-name="gr7" draw:text-style-name="P7" draw:layer="layout" svg:width="0.01cm" svg:height="0cm" svg:x="5.577cm" svg:y="4.773cm" svg:viewBox="0 0 11 0" draw:points="11,0 0,0">
          <text:p/>
        </draw:polygon>
        <draw:line draw:style-name="gr8" draw:text-style-name="P6" draw:layer="layout" svg:x1="5.588cm" svg:y1="4.773cm" svg:x2="5.577cm" svg:y2="4.773cm">
          <text:p/>
        </draw:line>
        <draw:line draw:style-name="gr6" draw:text-style-name="P6" draw:layer="layout" svg:x1="5.588cm" svg:y1="4.525cm" svg:x2="8.52cm" svg:y2="4.525cm">
          <text:p/>
        </draw:line>
        <draw:polygon draw:style-name="gr7" draw:text-style-name="P7" draw:layer="layout" svg:width="0.01cm" svg:height="0cm" svg:x="5.577cm" svg:y="4.525cm" svg:viewBox="0 0 11 0" draw:points="11,0 0,0">
          <text:p/>
        </draw:polygon>
        <draw:line draw:style-name="gr8" draw:text-style-name="P6" draw:layer="layout" svg:x1="5.588cm" svg:y1="4.525cm" svg:x2="5.577cm" svg:y2="4.525cm">
          <text:p/>
        </draw:line>
        <draw:line draw:style-name="gr6" draw:text-style-name="P6" draw:layer="layout" svg:x1="5.588cm" svg:y1="4.277cm" svg:x2="8.52cm" svg:y2="4.277cm">
          <text:p/>
        </draw:line>
        <draw:polygon draw:style-name="gr7" draw:text-style-name="P7" draw:layer="layout" svg:width="0.01cm" svg:height="0cm" svg:x="5.577cm" svg:y="4.277cm" svg:viewBox="0 0 11 0" draw:points="11,0 0,0">
          <text:p/>
        </draw:polygon>
        <draw:line draw:style-name="gr8" draw:text-style-name="P6" draw:layer="layout" svg:x1="5.588cm" svg:y1="4.277cm" svg:x2="5.577cm" svg:y2="4.277cm">
          <text:p/>
        </draw:line>
        <draw:line draw:style-name="gr6" draw:text-style-name="P6" draw:layer="layout" svg:x1="5.588cm" svg:y1="4.03cm" svg:x2="8.52cm" svg:y2="4.03cm">
          <text:p/>
        </draw:line>
        <draw:polygon draw:style-name="gr7" draw:text-style-name="P7" draw:layer="layout" svg:width="0.01cm" svg:height="0cm" svg:x="5.577cm" svg:y="4.03cm" svg:viewBox="0 0 11 0" draw:points="11,0 0,0">
          <text:p/>
        </draw:polygon>
        <draw:line draw:style-name="gr8" draw:text-style-name="P6" draw:layer="layout" svg:x1="5.588cm" svg:y1="4.03cm" svg:x2="5.577cm" svg:y2="4.03cm">
          <text:p/>
        </draw:line>
        <draw:line draw:style-name="gr6" draw:text-style-name="P6" draw:layer="layout" svg:x1="5.588cm" svg:y1="3.783cm" svg:x2="8.52cm" svg:y2="3.783cm">
          <text:p/>
        </draw:line>
        <draw:polygon draw:style-name="gr7" draw:text-style-name="P7" draw:layer="layout" svg:width="0.01cm" svg:height="0cm" svg:x="5.577cm" svg:y="3.783cm" svg:viewBox="0 0 11 0" draw:points="11,0 0,0">
          <text:p/>
        </draw:polygon>
        <draw:line draw:style-name="gr8" draw:text-style-name="P6" draw:layer="layout" svg:x1="5.588cm" svg:y1="3.783cm" svg:x2="5.577cm" svg:y2="3.783cm">
          <text:p/>
        </draw:line>
        <draw:line draw:style-name="gr6" draw:text-style-name="P6" draw:layer="layout" svg:x1="5.588cm" svg:y1="3.535cm" svg:x2="8.52cm" svg:y2="3.535cm">
          <text:p/>
        </draw:line>
        <draw:polygon draw:style-name="gr7" draw:text-style-name="P7" draw:layer="layout" svg:width="0.01cm" svg:height="0cm" svg:x="5.577cm" svg:y="3.535cm" svg:viewBox="0 0 11 0" draw:points="11,0 0,0">
          <text:p/>
        </draw:polygon>
        <draw:line draw:style-name="gr8" draw:text-style-name="P6" draw:layer="layout" svg:x1="5.588cm" svg:y1="3.535cm" svg:x2="5.577cm" svg:y2="3.535cm">
          <text:p/>
        </draw:line>
        <draw:line draw:style-name="gr6" draw:text-style-name="P6" draw:layer="layout" svg:x1="5.588cm" svg:y1="3.288cm" svg:x2="8.52cm" svg:y2="3.288cm">
          <text:p/>
        </draw:line>
        <draw:polygon draw:style-name="gr7" draw:text-style-name="P7" draw:layer="layout" svg:width="0.01cm" svg:height="0cm" svg:x="5.577cm" svg:y="3.288cm" svg:viewBox="0 0 11 0" draw:points="11,0 0,0">
          <text:p/>
        </draw:polygon>
        <draw:line draw:style-name="gr8" draw:text-style-name="P6" draw:layer="layout" svg:x1="5.588cm" svg:y1="3.288cm" svg:x2="5.577cm" svg:y2="3.288cm">
          <text:p/>
        </draw:line>
        <draw:line draw:style-name="gr6" draw:text-style-name="P6" draw:layer="layout" svg:x1="5.588cm" svg:y1="3.04cm" svg:x2="8.52cm" svg:y2="3.04cm">
          <text:p/>
        </draw:line>
        <draw:polygon draw:style-name="gr7" draw:text-style-name="P7" draw:layer="layout" svg:width="0.01cm" svg:height="0cm" svg:x="5.577cm" svg:y="3.04cm" svg:viewBox="0 0 11 0" draw:points="11,0 0,0">
          <text:p/>
        </draw:polygon>
        <draw:line draw:style-name="gr8" draw:text-style-name="P6" draw:layer="layout" svg:x1="5.588cm" svg:y1="3.04cm" svg:x2="5.577cm" svg:y2="3.04cm">
          <text:p/>
        </draw:line>
        <draw:line draw:style-name="gr6" draw:text-style-name="P6" draw:layer="layout" svg:x1="5.588cm" svg:y1="2.793cm" svg:x2="8.52cm" svg:y2="2.793cm">
          <text:p/>
        </draw:line>
        <draw:polygon draw:style-name="gr7" draw:text-style-name="P7" draw:layer="layout" svg:width="0.01cm" svg:height="0cm" svg:x="5.577cm" svg:y="2.793cm" svg:viewBox="0 0 11 0" draw:points="11,0 0,0">
          <text:p/>
        </draw:polygon>
        <draw:line draw:style-name="gr8" draw:text-style-name="P6" draw:layer="layout" svg:x1="5.588cm" svg:y1="2.793cm" svg:x2="5.577cm" svg:y2="2.793cm">
          <text:p/>
        </draw:line>
        <draw:line draw:style-name="gr6" draw:text-style-name="P6" draw:layer="layout" svg:x1="5.588cm" svg:y1="2.546cm" svg:x2="8.52cm" svg:y2="2.546cm">
          <text:p/>
        </draw:line>
        <draw:polygon draw:style-name="gr7" draw:text-style-name="P7" draw:layer="layout" svg:width="0.01cm" svg:height="0cm" svg:x="5.577cm" svg:y="2.546cm" svg:viewBox="0 0 11 0" draw:points="11,0 0,0">
          <text:p/>
        </draw:polygon>
        <draw:line draw:style-name="gr8" draw:text-style-name="P6" draw:layer="layout" svg:x1="5.588cm" svg:y1="2.546cm" svg:x2="5.577cm" svg:y2="2.546cm">
          <text:p/>
        </draw:line>
        <draw:line draw:style-name="gr6" draw:text-style-name="P6" draw:layer="layout" svg:x1="5.588cm" svg:y1="2.298cm" svg:x2="8.52cm" svg:y2="2.298cm">
          <text:p/>
        </draw:line>
        <draw:polygon draw:style-name="gr7" draw:text-style-name="P7" draw:layer="layout" svg:width="0.01cm" svg:height="0cm" svg:x="5.577cm" svg:y="2.298cm" svg:viewBox="0 0 11 0" draw:points="11,0 0,0">
          <text:p/>
        </draw:polygon>
        <draw:line draw:style-name="gr8" draw:text-style-name="P6" draw:layer="layout" svg:x1="5.588cm" svg:y1="2.298cm" svg:x2="5.577cm" svg:y2="2.298cm">
          <text:p/>
        </draw:line>
        <draw:line draw:style-name="gr6" draw:text-style-name="P6" draw:layer="layout" svg:x1="5.588cm" svg:y1="2.051cm" svg:x2="8.52cm" svg:y2="2.051cm">
          <text:p/>
        </draw:line>
        <draw:polygon draw:style-name="gr7" draw:text-style-name="P7" draw:layer="layout" svg:width="0.01cm" svg:height="0cm" svg:x="5.577cm" svg:y="2.051cm" svg:viewBox="0 0 11 0" draw:points="11,0 0,0">
          <text:p/>
        </draw:polygon>
        <draw:line draw:style-name="gr8" draw:text-style-name="P6" draw:layer="layout" svg:x1="5.588cm" svg:y1="2.051cm" svg:x2="5.577cm" svg:y2="2.051cm">
          <text:p/>
        </draw:line>
        <draw:line draw:style-name="gr6" draw:text-style-name="P6" draw:layer="layout" svg:x1="5.588cm" svg:y1="1.803cm" svg:x2="8.52cm" svg:y2="1.803cm">
          <text:p/>
        </draw:line>
        <draw:polygon draw:style-name="gr7" draw:text-style-name="P7" draw:layer="layout" svg:width="0.01cm" svg:height="0cm" svg:x="5.577cm" svg:y="1.803cm" svg:viewBox="0 0 11 0" draw:points="11,0 0,0">
          <text:p/>
        </draw:polygon>
        <draw:line draw:style-name="gr8" draw:text-style-name="P6" draw:layer="layout" svg:x1="5.588cm" svg:y1="1.803cm" svg:x2="5.577cm" svg:y2="1.803cm">
          <text:p/>
        </draw:line>
        <draw:line draw:style-name="gr6" draw:text-style-name="P6" draw:layer="layout" svg:x1="5.588cm" svg:y1="1.556cm" svg:x2="8.52cm" svg:y2="1.556cm">
          <text:p/>
        </draw:line>
        <draw:polygon draw:style-name="gr7" draw:text-style-name="P7" draw:layer="layout" svg:width="0.01cm" svg:height="0cm" svg:x="5.577cm" svg:y="1.556cm" svg:viewBox="0 0 11 0" draw:points="11,0 0,0">
          <text:p/>
        </draw:polygon>
        <draw:line draw:style-name="gr8" draw:text-style-name="P6" draw:layer="layout" svg:x1="5.588cm" svg:y1="1.556cm" svg:x2="5.577cm" svg:y2="1.556cm">
          <text:p/>
        </draw:line>
        <draw:line draw:style-name="gr13" draw:text-style-name="P6" draw:layer="layout" svg:x1="5.588cm" svg:y1="5.562cm" svg:x2="5.588cm" svg:y2="1.261cm">
          <text:p/>
        </draw:line>
        <draw:line draw:style-name="gr13" draw:text-style-name="P6" draw:layer="layout" svg:x1="8.52cm" svg:y1="5.562cm" svg:x2="8.52cm" svg:y2="1.261cm">
          <text:p/>
        </draw:line>
        <draw:line draw:style-name="gr13" draw:text-style-name="P6" draw:layer="layout" svg:x1="5.588cm" svg:y1="5.562cm" svg:x2="8.52cm" svg:y2="5.562cm">
          <text:p/>
        </draw:line>
        <draw:line draw:style-name="gr13" draw:text-style-name="P6" draw:layer="layout" svg:x1="5.588cm" svg:y1="1.261cm" svg:x2="8.52cm" svg:y2="1.261cm">
          <text:p/>
        </draw:line>
        <draw:polygon draw:style-name="gr3" draw:text-style-name="P3" draw:layer="layout" svg:width="0cm" svg:height="0.196cm" svg:x="5.594cm" svg:y="4.888cm" svg:viewBox="0 0 0 197" draw:points="0,197 0,197 0,0 0,0">
          <text:p/>
        </draw:polygon>
        <draw:polygon draw:style-name="gr7" draw:text-style-name="P7" draw:layer="layout" svg:width="0.01cm" svg:height="0cm" svg:x="5.583cm" svg:y="5.234cm" svg:viewBox="0 0 11 0" draw:points="11,0 0,0">
          <text:p/>
        </draw:polygon>
        <draw:line draw:style-name="gr8" draw:text-style-name="P6" draw:layer="layout" svg:x1="5.594cm" svg:y1="5.234cm" svg:x2="5.583cm" svg:y2="5.234cm">
          <text:p/>
        </draw:line>
        <draw:polygon draw:style-name="gr7" draw:text-style-name="P7" draw:layer="layout" svg:width="0.01cm" svg:height="0cm" svg:x="5.583cm" svg:y="4.987cm" svg:viewBox="0 0 11 0" draw:points="11,0 0,0">
          <text:p/>
        </draw:polygon>
        <draw:line draw:style-name="gr8" draw:text-style-name="P6" draw:layer="layout" svg:x1="5.594cm" svg:y1="4.987cm" svg:x2="5.583cm" svg:y2="4.987cm">
          <text:p/>
        </draw:line>
        <draw:polygon draw:style-name="gr7" draw:text-style-name="P7" draw:layer="layout" svg:width="0.01cm" svg:height="0cm" svg:x="5.583cm" svg:y="4.74cm" svg:viewBox="0 0 11 0" draw:points="11,0 0,0">
          <text:p/>
        </draw:polygon>
        <draw:line draw:style-name="gr8" draw:text-style-name="P6" draw:layer="layout" svg:x1="5.594cm" svg:y1="4.74cm" svg:x2="5.583cm" svg:y2="4.74cm">
          <text:p/>
        </draw:line>
        <draw:polygon draw:style-name="gr7" draw:text-style-name="P7" draw:layer="layout" svg:width="0.01cm" svg:height="0cm" svg:x="5.583cm" svg:y="4.493cm" svg:viewBox="0 0 11 0" draw:points="11,0 0,0">
          <text:p/>
        </draw:polygon>
        <draw:line draw:style-name="gr8" draw:text-style-name="P6" draw:layer="layout" svg:x1="5.594cm" svg:y1="4.493cm" svg:x2="5.583cm" svg:y2="4.493cm">
          <text:p/>
        </draw:line>
        <draw:polygon draw:style-name="gr7" draw:text-style-name="P7" draw:layer="layout" svg:width="0.01cm" svg:height="0cm" svg:x="5.583cm" svg:y="4.245cm" svg:viewBox="0 0 11 0" draw:points="11,0 0,0">
          <text:p/>
        </draw:polygon>
        <draw:line draw:style-name="gr8" draw:text-style-name="P6" draw:layer="layout" svg:x1="5.594cm" svg:y1="4.245cm" svg:x2="5.583cm" svg:y2="4.245cm">
          <text:p/>
        </draw:line>
        <draw:polygon draw:style-name="gr7" draw:text-style-name="P7" draw:layer="layout" svg:width="0.01cm" svg:height="0cm" svg:x="5.583cm" svg:y="3.999cm" svg:viewBox="0 0 11 0" draw:points="11,0 0,0">
          <text:p/>
        </draw:polygon>
        <draw:line draw:style-name="gr8" draw:text-style-name="P6" draw:layer="layout" svg:x1="5.594cm" svg:y1="3.999cm" svg:x2="5.583cm" svg:y2="3.999cm">
          <text:p/>
        </draw:line>
        <draw:polygon draw:style-name="gr7" draw:text-style-name="P7" draw:layer="layout" svg:width="0.01cm" svg:height="0cm" svg:x="5.583cm" svg:y="3.752cm" svg:viewBox="0 0 11 0" draw:points="11,0 0,0">
          <text:p/>
        </draw:polygon>
        <draw:line draw:style-name="gr8" draw:text-style-name="P6" draw:layer="layout" svg:x1="5.594cm" svg:y1="3.752cm" svg:x2="5.583cm" svg:y2="3.752cm">
          <text:p/>
        </draw:line>
        <draw:polygon draw:style-name="gr7" draw:text-style-name="P7" draw:layer="layout" svg:width="0.01cm" svg:height="0cm" svg:x="5.583cm" svg:y="3.504cm" svg:viewBox="0 0 11 0" draw:points="11,0 0,0">
          <text:p/>
        </draw:polygon>
        <draw:line draw:style-name="gr8" draw:text-style-name="P6" draw:layer="layout" svg:x1="5.594cm" svg:y1="3.504cm" svg:x2="5.583cm" svg:y2="3.504cm">
          <text:p/>
        </draw:line>
        <draw:polygon draw:style-name="gr7" draw:text-style-name="P7" draw:layer="layout" svg:width="0.01cm" svg:height="0cm" svg:x="5.583cm" svg:y="3.258cm" svg:viewBox="0 0 11 0" draw:points="11,0 0,0">
          <text:p/>
        </draw:polygon>
        <draw:line draw:style-name="gr8" draw:text-style-name="P6" draw:layer="layout" svg:x1="5.594cm" svg:y1="3.258cm" svg:x2="5.583cm" svg:y2="3.258cm">
          <text:p/>
        </draw:line>
        <draw:polygon draw:style-name="gr7" draw:text-style-name="P7" draw:layer="layout" svg:width="0.01cm" svg:height="0cm" svg:x="5.583cm" svg:y="3.01cm" svg:viewBox="0 0 11 0" draw:points="11,0 0,0">
          <text:p/>
        </draw:polygon>
        <draw:line draw:style-name="gr8" draw:text-style-name="P6" draw:layer="layout" svg:x1="5.594cm" svg:y1="3.01cm" svg:x2="5.583cm" svg:y2="3.01cm">
          <text:p/>
        </draw:line>
        <draw:polygon draw:style-name="gr7" draw:text-style-name="P7" draw:layer="layout" svg:width="0.01cm" svg:height="0cm" svg:x="5.583cm" svg:y="2.763cm" svg:viewBox="0 0 11 0" draw:points="11,0 0,0">
          <text:p/>
        </draw:polygon>
        <draw:line draw:style-name="gr8" draw:text-style-name="P6" draw:layer="layout" svg:x1="5.594cm" svg:y1="2.763cm" svg:x2="5.583cm" svg:y2="2.763cm">
          <text:p/>
        </draw:line>
        <draw:polygon draw:style-name="gr7" draw:text-style-name="P7" draw:layer="layout" svg:width="0.01cm" svg:height="0cm" svg:x="5.583cm" svg:y="2.517cm" svg:viewBox="0 0 11 0" draw:points="11,0 0,0">
          <text:p/>
        </draw:polygon>
        <draw:line draw:style-name="gr8" draw:text-style-name="P6" draw:layer="layout" svg:x1="5.594cm" svg:y1="2.517cm" svg:x2="5.583cm" svg:y2="2.517cm">
          <text:p/>
        </draw:line>
        <draw:polygon draw:style-name="gr7" draw:text-style-name="P7" draw:layer="layout" svg:width="0.01cm" svg:height="0cm" svg:x="5.583cm" svg:y="2.269cm" svg:viewBox="0 0 11 0" draw:points="11,0 0,0">
          <text:p/>
        </draw:polygon>
        <draw:line draw:style-name="gr8" draw:text-style-name="P6" draw:layer="layout" svg:x1="5.594cm" svg:y1="2.269cm" svg:x2="5.583cm" svg:y2="2.269cm">
          <text:p/>
        </draw:line>
        <draw:polygon draw:style-name="gr7" draw:text-style-name="P7" draw:layer="layout" svg:width="0.01cm" svg:height="0cm" svg:x="5.583cm" svg:y="2.022cm" svg:viewBox="0 0 11 0" draw:points="11,0 0,0">
          <text:p/>
        </draw:polygon>
        <draw:line draw:style-name="gr8" draw:text-style-name="P6" draw:layer="layout" svg:x1="5.594cm" svg:y1="2.022cm" svg:x2="5.583cm" svg:y2="2.022cm">
          <text:p/>
        </draw:line>
        <draw:polygon draw:style-name="gr7" draw:text-style-name="P7" draw:layer="layout" svg:width="0.01cm" svg:height="0cm" svg:x="5.583cm" svg:y="1.775cm" svg:viewBox="0 0 11 0" draw:points="11,0 0,0">
          <text:p/>
        </draw:polygon>
        <draw:line draw:style-name="gr8" draw:text-style-name="P6" draw:layer="layout" svg:x1="5.594cm" svg:y1="1.775cm" svg:x2="5.583cm" svg:y2="1.775cm">
          <text:p/>
        </draw:line>
        <draw:polygon draw:style-name="gr7" draw:text-style-name="P7" draw:layer="layout" svg:width="0.01cm" svg:height="0cm" svg:x="5.583cm" svg:y="1.528cm" svg:viewBox="0 0 11 0" draw:points="11,0 0,0">
          <text:p/>
        </draw:polygon>
        <draw:line draw:style-name="gr8" draw:text-style-name="P6" draw:layer="layout" svg:x1="5.594cm" svg:y1="1.528cm" svg:x2="5.583cm" svg:y2="1.528cm">
          <text:p/>
        </draw:line>
        <draw:frame draw:style-name="gr28" draw:text-style-name="P13" draw:layer="layout" svg:width="2.318cm" svg:height="0.319cm" svg:x="0.019cm" svg:y="0.99cm">
          <draw:text-box>
            <text:p text:style-name="P12"><text:span text:style-name="T3">Tensor operation</text:span></text:p>
          </draw:text-box>
        </draw:frame>
        <draw:frame draw:style-name="gr29" draw:text-style-name="P9" draw:layer="layout" svg:width="0.33cm" svg:height="0.256cm" svg:x="3.654cm" svg:y="5.929cm">
          <draw:text-box>
            <text:p text:style-name="P8"><text:span text:style-name="T1">(s)</text:span></text:p>
          </draw:text-box>
        </draw:frame>
        <draw:frame draw:style-name="gr30" draw:text-style-name="P9" draw:layer="layout" svg:width="0.43cm" svg:height="0.256cm" svg:x="6.98cm" svg:y="5.903cm">
          <draw:text-box>
            <text:p text:style-name="P8"><text:span text:style-name="T1">(s)</text:span></text:p>
          </draw:text-box>
        </draw:frame>
        <draw:frame draw:style-name="gr31" draw:text-style-name="P15" draw:layer="layout" svg:width="0.807cm" svg:height="0.319cm" svg:x="3.414cm" svg:y="0.818cm">
          <draw:text-box>
            <text:p text:style-name="P14"><text:span text:style-name="T4">CPU</text:span></text:p>
          </draw:text-box>
        </draw:frame>
        <draw:frame draw:style-name="gr32" draw:text-style-name="P16" draw:layer="layout" svg:width="5.582cm" svg:height="0.319cm" svg:x="0.092cm" svg:y="0.114cm">
          <draw:text-box>
            <text:p text:style-name="P8"><text:span text:style-name="T5">a) Model A (8-bit fixed-point)</text:span></text:p>
          </draw:text-box>
        </draw:frame>
        <draw:polygon draw:style-name="gr1" draw:text-style-name="P1" draw:layer="layout" svg:width="3.462cm" svg:height="4.291cm" svg:x="2.233cm" svg:y="7.771cm" svg:viewBox="0 0 3463 4292" draw:points="0,4292 3463,4292 3463,0 0,0">
          <text:p/>
        </draw:polygon>
        <draw:polygon draw:style-name="gr2" draw:text-style-name="P2" draw:layer="layout" svg:width="3.462cm" svg:height="0.226cm" svg:x="2.233cm" svg:y="11.641cm" svg:viewBox="0 0 3463 227" draw:points="0,227 3463,227 3463,0 0,0">
          <text:p/>
        </draw:polygon>
        <draw:polygon draw:style-name="gr4" draw:text-style-name="P4" draw:layer="layout" svg:width="0.092cm" svg:height="0.226cm" svg:x="2.233cm" svg:y="11.358cm" svg:viewBox="0 0 93 227" draw:points="0,227 93,227 93,0 0,0">
          <text:p/>
        </draw:polygon>
        <draw:polygon draw:style-name="gr4" draw:text-style-name="P4" draw:layer="layout" svg:width="1.752cm" svg:height="0.226cm" svg:x="2.326cm" svg:y="11.076cm" svg:viewBox="0 0 1753 227" draw:points="0,227 1753,227 1753,0 0,0">
          <text:p/>
        </draw:polygon>
        <draw:polygon draw:style-name="gr2" draw:text-style-name="P2" draw:layer="layout" svg:width="0.003cm" svg:height="0.226cm" svg:x="4.078cm" svg:y="10.793cm" svg:viewBox="0 0 4 227" draw:points="0,227 4,227 4,0 0,0">
          <text:p/>
        </draw:polygon>
        <draw:polygon draw:style-name="gr4" draw:text-style-name="P4" draw:layer="layout" svg:width="0.838cm" svg:height="0.226cm" svg:x="4.082cm" svg:y="10.51cm" svg:viewBox="0 0 839 227" draw:points="0,227 839,227 839,0 0,0">
          <text:p/>
        </draw:polygon>
        <draw:polygon draw:style-name="gr2" draw:text-style-name="P2" draw:layer="layout" svg:width="0.001cm" svg:height="0.226cm" svg:x="4.921cm" svg:y="10.228cm" svg:viewBox="0 0 2 227" draw:points="0,227 2,227 2,0 0,0">
          <text:p/>
        </draw:polygon>
        <draw:polygon draw:style-name="gr2" draw:text-style-name="P2" draw:layer="layout" svg:width="0cm" svg:height="0.226cm" svg:x="4.923cm" svg:y="9.945cm" svg:viewBox="0 0 1 227" draw:points="0,227 1,227 1,0 0,0">
          <text:p/>
        </draw:polygon>
        <draw:polygon draw:style-name="gr2" draw:text-style-name="P2" draw:layer="layout" svg:width="0cm" svg:height="0.226cm" svg:x="4.923cm" svg:y="9.662cm" svg:viewBox="0 0 1 227" draw:points="0,227 1,227 1,0 0,0">
          <text:p/>
        </draw:polygon>
        <draw:polygon draw:style-name="gr4" draw:text-style-name="P4" draw:layer="layout" svg:width="0.765cm" svg:height="0.226cm" svg:x="4.925cm" svg:y="9.38cm" svg:viewBox="0 0 766 227" draw:points="0,227 766,227 766,0 0,0">
          <text:p/>
        </draw:polygon>
        <draw:polygon draw:style-name="gr2" draw:text-style-name="P2" draw:layer="layout" svg:width="0cm" svg:height="0.226cm" svg:x="5.691cm" svg:y="9.097cm" svg:viewBox="0 0 1 227" draw:points="0,227 1,227 1,0 0,0">
          <text:p/>
        </draw:polygon>
        <draw:polygon draw:style-name="gr2" draw:text-style-name="P2" draw:layer="layout" svg:width="0cm" svg:height="0.225cm" svg:x="5.692cm" svg:y="8.814cm" svg:viewBox="0 0 0 226" draw:points="0,226 0,226 0,0 0,0">
          <text:p/>
        </draw:polygon>
        <draw:polygon draw:style-name="gr2" draw:text-style-name="P2" draw:layer="layout" svg:width="0.004cm" svg:height="0.226cm" svg:x="5.692cm" svg:y="8.531cm" svg:viewBox="0 0 5 227" draw:points="0,227 5,227 5,0 0,0">
          <text:p/>
        </draw:polygon>
        <draw:polygon draw:style-name="gr2" draw:text-style-name="P2" draw:layer="layout" svg:width="0cm" svg:height="0.225cm" svg:x="5.696cm" svg:y="8.249cm" svg:viewBox="0 0 0 226" draw:points="0,226 0,0">
          <text:p/>
        </draw:polygon>
        <draw:polygon draw:style-name="gr33" draw:text-style-name="P17" draw:layer="layout" svg:width="0cm" svg:height="0.225cm" svg:x="5.696cm" svg:y="7.966cm" svg:viewBox="0 0 0 226" draw:points="0,226 0,0">
          <text:p/>
        </draw:polygon>
        <draw:line draw:style-name="gr34" draw:text-style-name="P6" draw:layer="layout" svg:x1="2.922cm" svg:y1="12.062cm" svg:x2="2.922cm" svg:y2="7.771cm">
          <text:p/>
        </draw:line>
        <draw:polygon draw:style-name="gr7" draw:text-style-name="P7" draw:layer="layout" svg:width="0cm" svg:height="0.065cm" svg:x="2.922cm" svg:y="12.062cm" svg:viewBox="0 0 0 66" draw:points="0,0 0,66">
          <text:p/>
        </draw:polygon>
        <draw:line draw:style-name="gr8" draw:text-style-name="P6" draw:layer="layout" svg:x1="2.922cm" svg:y1="12.062cm" svg:x2="2.922cm" svg:y2="12.128cm">
          <text:p/>
        </draw:line>
        <draw:line draw:style-name="gr34" draw:text-style-name="P6" draw:layer="layout" svg:x1="3.61cm" svg:y1="12.062cm" svg:x2="3.61cm" svg:y2="7.771cm">
          <text:p/>
        </draw:line>
        <draw:polygon draw:style-name="gr7" draw:text-style-name="P7" draw:layer="layout" svg:width="0cm" svg:height="0.065cm" svg:x="3.61cm" svg:y="12.062cm" svg:viewBox="0 0 0 66" draw:points="0,0 0,66">
          <text:p/>
        </draw:polygon>
        <draw:line draw:style-name="gr8" draw:text-style-name="P6" draw:layer="layout" svg:x1="3.61cm" svg:y1="12.062cm" svg:x2="3.61cm" svg:y2="12.128cm">
          <text:p/>
        </draw:line>
        <draw:frame draw:style-name="gr35" draw:text-style-name="P9" draw:layer="layout" svg:width="0.532cm" svg:height="0.279cm" svg:x="2.866cm" svg:y="12.179cm">
          <draw:text-box>
            <text:p text:style-name="P8"><text:span text:style-name="T1">5</text:span></text:p>
          </draw:text-box>
        </draw:frame>
        <draw:line draw:style-name="gr34" draw:text-style-name="P6" draw:layer="layout" svg:x1="4.299cm" svg:y1="12.062cm" svg:x2="4.299cm" svg:y2="7.771cm">
          <text:p/>
        </draw:line>
        <draw:polygon draw:style-name="gr7" draw:text-style-name="P7" draw:layer="layout" svg:width="0cm" svg:height="0.065cm" svg:x="4.299cm" svg:y="12.062cm" svg:viewBox="0 0 0 66" draw:points="0,0 0,66">
          <text:p/>
        </draw:polygon>
        <draw:line draw:style-name="gr8" draw:text-style-name="P6" draw:layer="layout" svg:x1="4.299cm" svg:y1="12.062cm" svg:x2="4.299cm" svg:y2="12.128cm">
          <text:p/>
        </draw:line>
        <draw:frame draw:style-name="gr36" draw:text-style-name="P9" draw:layer="layout" svg:width="0.664cm" svg:height="0.279cm" svg:x="3.464cm" svg:y="12.179cm">
          <draw:text-box>
            <text:p text:style-name="P8"><text:span text:style-name="T1">10</text:span></text:p>
          </draw:text-box>
        </draw:frame>
        <draw:line draw:style-name="gr34" draw:text-style-name="P6" draw:layer="layout" svg:x1="4.988cm" svg:y1="12.062cm" svg:x2="4.988cm" svg:y2="7.771cm">
          <text:p/>
        </draw:line>
        <draw:polygon draw:style-name="gr7" draw:text-style-name="P7" draw:layer="layout" svg:width="0cm" svg:height="0.065cm" svg:x="4.988cm" svg:y="12.062cm" svg:viewBox="0 0 0 66" draw:points="0,0 0,66">
          <text:p/>
        </draw:polygon>
        <draw:line draw:style-name="gr8" draw:text-style-name="P6" draw:layer="layout" svg:x1="4.988cm" svg:y1="12.062cm" svg:x2="4.988cm" svg:y2="12.128cm">
          <text:p/>
        </draw:line>
        <draw:frame draw:style-name="gr37" draw:text-style-name="P9" draw:layer="layout" svg:width="0.666cm" svg:height="0.279cm" svg:x="4.152cm" svg:y="12.179cm">
          <draw:text-box>
            <text:p text:style-name="P8"><text:span text:style-name="T1">15</text:span></text:p>
          </draw:text-box>
        </draw:frame>
        <draw:line draw:style-name="gr34" draw:text-style-name="P6" draw:layer="layout" svg:x1="5.677cm" svg:y1="12.062cm" svg:x2="5.677cm" svg:y2="7.771cm">
          <text:p/>
        </draw:line>
        <draw:polygon draw:style-name="gr7" draw:text-style-name="P7" draw:layer="layout" svg:width="0cm" svg:height="0.065cm" svg:x="5.677cm" svg:y="12.062cm" svg:viewBox="0 0 0 66" draw:points="0,0 0,66">
          <text:p/>
        </draw:polygon>
        <draw:line draw:style-name="gr8" draw:text-style-name="P6" draw:layer="layout" svg:x1="5.677cm" svg:y1="12.062cm" svg:x2="5.677cm" svg:y2="12.128cm">
          <text:p/>
        </draw:line>
        <draw:frame draw:style-name="gr36" draw:text-style-name="P9" draw:layer="layout" svg:width="0.664cm" svg:height="0.279cm" svg:x="4.841cm" svg:y="12.179cm">
          <draw:text-box>
            <text:p text:style-name="P8"><text:span text:style-name="T1">20</text:span></text:p>
          </draw:text-box>
        </draw:frame>
        <draw:frame draw:style-name="gr38" draw:text-style-name="P9" draw:layer="layout" svg:width="0.665cm" svg:height="0.279cm" svg:x="5.53cm" svg:y="12.179cm">
          <draw:text-box>
            <text:p text:style-name="P8"><text:span text:style-name="T1">25</text:span></text:p>
          </draw:text-box>
        </draw:frame>
        <draw:line draw:style-name="gr34" draw:text-style-name="P6" draw:layer="layout" svg:x1="2.233cm" svg:y1="11.754cm" svg:x2="5.696cm" svg:y2="11.754cm">
          <text:p/>
        </draw:line>
        <draw:polygon draw:style-name="gr7" draw:text-style-name="P7" draw:layer="layout" svg:width="0.012cm" svg:height="0cm" svg:x="2.22cm" svg:y="11.754cm" svg:viewBox="0 0 13 0" draw:points="13,0 0,0">
          <text:p/>
        </draw:polygon>
        <draw:line draw:style-name="gr8" draw:text-style-name="P6" draw:layer="layout" svg:x1="2.233cm" svg:y1="11.754cm" svg:x2="2.22cm" svg:y2="11.754cm">
          <text:p/>
        </draw:line>
        <draw:line draw:style-name="gr34" draw:text-style-name="P6" draw:layer="layout" svg:x1="2.233cm" svg:y1="11.471cm" svg:x2="5.696cm" svg:y2="11.471cm">
          <text:p/>
        </draw:line>
        <draw:polygon draw:style-name="gr7" draw:text-style-name="P7" draw:layer="layout" svg:width="0.012cm" svg:height="0cm" svg:x="2.22cm" svg:y="11.471cm" svg:viewBox="0 0 13 0" draw:points="13,0 0,0">
          <text:p/>
        </draw:polygon>
        <draw:line draw:style-name="gr8" draw:text-style-name="P6" draw:layer="layout" svg:x1="2.233cm" svg:y1="11.471cm" svg:x2="2.22cm" svg:y2="11.471cm">
          <text:p/>
        </draw:line>
        <draw:frame draw:style-name="gr39" draw:text-style-name="P9" draw:layer="layout" svg:width="0.988cm" svg:height="0.278cm" svg:x="1.167cm" svg:y="11.651cm">
          <draw:text-box>
            <text:p text:style-name="P8"><text:span text:style-name="T1">Interpreter</text:span></text:p>
          </draw:text-box>
        </draw:frame>
        <draw:line draw:style-name="gr34" draw:text-style-name="P6" draw:layer="layout" svg:x1="2.233cm" svg:y1="11.188cm" svg:x2="5.696cm" svg:y2="11.188cm">
          <text:p/>
        </draw:line>
        <draw:polygon draw:style-name="gr7" draw:text-style-name="P7" draw:layer="layout" svg:width="0.012cm" svg:height="0cm" svg:x="2.22cm" svg:y="11.188cm" svg:viewBox="0 0 13 0" draw:points="13,0 0,0">
          <text:p/>
        </draw:polygon>
        <draw:line draw:style-name="gr8" draw:text-style-name="P6" draw:layer="layout" svg:x1="2.233cm" svg:y1="11.188cm" svg:x2="2.22cm" svg:y2="11.188cm">
          <text:p/>
        </draw:line>
        <draw:frame draw:style-name="gr40" draw:text-style-name="P10" draw:layer="layout" svg:width="1.001cm" svg:height="0.279cm" svg:x="1.17cm" svg:y="11.367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10.906cm" svg:x2="5.696cm" svg:y2="10.906cm">
          <text:p/>
        </draw:line>
        <draw:polygon draw:style-name="gr7" draw:text-style-name="P7" draw:layer="layout" svg:width="0.012cm" svg:height="0cm" svg:x="2.22cm" svg:y="10.906cm" svg:viewBox="0 0 13 0" draw:points="13,0 0,0">
          <text:p/>
        </draw:polygon>
        <draw:line draw:style-name="gr8" draw:text-style-name="P6" draw:layer="layout" svg:x1="2.233cm" svg:y1="10.906cm" svg:x2="2.22cm" svg:y2="10.906cm">
          <text:p/>
        </draw:line>
        <draw:frame draw:style-name="gr40" draw:text-style-name="P10" draw:layer="layout" svg:width="1.001cm" svg:height="0.279cm" svg:x="1.17cm" svg:y="11.085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10.623cm" svg:x2="5.696cm" svg:y2="10.623cm">
          <text:p/>
        </draw:line>
        <draw:polygon draw:style-name="gr7" draw:text-style-name="P7" draw:layer="layout" svg:width="0.012cm" svg:height="0cm" svg:x="2.22cm" svg:y="10.623cm" svg:viewBox="0 0 13 0" draw:points="13,0 0,0">
          <text:p/>
        </draw:polygon>
        <draw:line draw:style-name="gr8" draw:text-style-name="P6" draw:layer="layout" svg:x1="2.233cm" svg:y1="10.623cm" svg:x2="2.22cm" svg:y2="10.623cm">
          <text:p/>
        </draw:line>
        <draw:frame draw:style-name="gr41" draw:text-style-name="P9" draw:layer="layout" svg:width="1.556cm" svg:height="0.279cm" svg:x="0.623cm" svg:y="10.802cm">
          <draw:text-box>
            <text:p text:style-name="P8"><text:span text:style-name="T1">MAX_POOL_2D</text:span></text:p>
          </draw:text-box>
        </draw:frame>
        <draw:line draw:style-name="gr34" draw:text-style-name="P6" draw:layer="layout" svg:x1="2.233cm" svg:y1="10.34cm" svg:x2="5.696cm" svg:y2="10.34cm">
          <text:p/>
        </draw:line>
        <draw:polygon draw:style-name="gr7" draw:text-style-name="P7" draw:layer="layout" svg:width="0.012cm" svg:height="0cm" svg:x="2.22cm" svg:y="10.34cm" svg:viewBox="0 0 13 0" draw:points="13,0 0,0">
          <text:p/>
        </draw:polygon>
        <draw:line draw:style-name="gr8" draw:text-style-name="P6" draw:layer="layout" svg:x1="2.233cm" svg:y1="10.34cm" svg:x2="2.22cm" svg:y2="10.34cm">
          <text:p/>
        </draw:line>
        <draw:frame draw:style-name="gr40" draw:text-style-name="P10" draw:layer="layout" svg:width="1.001cm" svg:height="0.279cm" svg:x="1.17cm" svg:y="10.519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10.058cm" svg:x2="5.696cm" svg:y2="10.058cm">
          <text:p/>
        </draw:line>
        <draw:polygon draw:style-name="gr7" draw:text-style-name="P7" draw:layer="layout" svg:width="0.012cm" svg:height="0cm" svg:x="2.22cm" svg:y="10.058cm" svg:viewBox="0 0 13 0" draw:points="13,0 0,0">
          <text:p/>
        </draw:polygon>
        <draw:line draw:style-name="gr8" draw:text-style-name="P6" draw:layer="layout" svg:x1="2.233cm" svg:y1="10.058cm" svg:x2="2.22cm" svg:y2="10.058cm">
          <text:p/>
        </draw:line>
        <draw:frame draw:style-name="gr41" draw:text-style-name="P9" draw:layer="layout" svg:width="1.556cm" svg:height="0.279cm" svg:x="0.623cm" svg:y="10.236cm">
          <draw:text-box>
            <text:p text:style-name="P8"><text:span text:style-name="T1">MAX_POOL_2D</text:span></text:p>
          </draw:text-box>
        </draw:frame>
        <draw:line draw:style-name="gr34" draw:text-style-name="P6" draw:layer="layout" svg:x1="2.233cm" svg:y1="9.776cm" svg:x2="5.696cm" svg:y2="9.776cm">
          <text:p/>
        </draw:line>
        <draw:polygon draw:style-name="gr7" draw:text-style-name="P7" draw:layer="layout" svg:width="0.012cm" svg:height="0cm" svg:x="2.22cm" svg:y="9.776cm" svg:viewBox="0 0 13 0" draw:points="13,0 0,0">
          <text:p/>
        </draw:polygon>
        <draw:line draw:style-name="gr8" draw:text-style-name="P6" draw:layer="layout" svg:x1="2.233cm" svg:y1="9.776cm" svg:x2="2.22cm" svg:y2="9.776cm">
          <text:p/>
        </draw:line>
        <draw:frame draw:style-name="gr42" draw:text-style-name="P9" draw:layer="layout" svg:width="0.451cm" svg:height="0.279cm" svg:x="1.68cm" svg:y="9.955cm">
          <draw:text-box>
            <text:p text:style-name="P8"><text:span text:style-name="T1">MUL</text:span></text:p>
          </draw:text-box>
        </draw:frame>
        <draw:line draw:style-name="gr34" draw:text-style-name="P6" draw:layer="layout" svg:x1="2.233cm" svg:y1="9.493cm" svg:x2="5.696cm" svg:y2="9.493cm">
          <text:p/>
        </draw:line>
        <draw:polygon draw:style-name="gr7" draw:text-style-name="P7" draw:layer="layout" svg:width="0.012cm" svg:height="0cm" svg:x="2.22cm" svg:y="9.493cm" svg:viewBox="0 0 13 0" draw:points="13,0 0,0">
          <text:p/>
        </draw:polygon>
        <draw:line draw:style-name="gr8" draw:text-style-name="P6" draw:layer="layout" svg:x1="2.233cm" svg:y1="9.493cm" svg:x2="2.22cm" svg:y2="9.493cm">
          <text:p/>
        </draw:line>
        <draw:frame draw:style-name="gr43" draw:text-style-name="P9" draw:layer="layout" svg:width="0.447cm" svg:height="0.279cm" svg:x="1.668cm" svg:y="9.672cm">
          <draw:text-box>
            <text:p text:style-name="P8"><text:span text:style-name="T1">A</text:span><text:span text:style-name="T1">D</text:span><text:span text:style-name="T1">D</text:span></text:p>
          </draw:text-box>
        </draw:frame>
        <draw:line draw:style-name="gr34" draw:text-style-name="P6" draw:layer="layout" svg:x1="2.233cm" svg:y1="9.21cm" svg:x2="5.696cm" svg:y2="9.21cm">
          <text:p/>
        </draw:line>
        <draw:polygon draw:style-name="gr7" draw:text-style-name="P7" draw:layer="layout" svg:width="0.012cm" svg:height="0cm" svg:x="2.22cm" svg:y="9.21cm" svg:viewBox="0 0 13 0" draw:points="13,0 0,0">
          <text:p/>
        </draw:polygon>
        <draw:line draw:style-name="gr8" draw:text-style-name="P6" draw:layer="layout" svg:x1="2.233cm" svg:y1="9.21cm" svg:x2="2.22cm" svg:y2="9.21cm">
          <text:p/>
        </draw:line>
        <draw:frame draw:style-name="gr40" draw:text-style-name="P10" draw:layer="layout" svg:width="1.001cm" svg:height="0.279cm" svg:x="1.17cm" svg:y="9.388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line draw:style-name="gr34" draw:text-style-name="P6" draw:layer="layout" svg:x1="2.233cm" svg:y1="8.928cm" svg:x2="5.696cm" svg:y2="8.928cm">
          <text:p/>
        </draw:line>
        <draw:polygon draw:style-name="gr7" draw:text-style-name="P7" draw:layer="layout" svg:width="0.012cm" svg:height="0cm" svg:x="2.22cm" svg:y="8.928cm" svg:viewBox="0 0 13 0" draw:points="13,0 0,0">
          <text:p/>
        </draw:polygon>
        <draw:line draw:style-name="gr8" draw:text-style-name="P6" draw:layer="layout" svg:x1="2.233cm" svg:y1="8.928cm" svg:x2="2.22cm" svg:y2="8.928cm">
          <text:p/>
        </draw:line>
        <draw:frame draw:style-name="gr41" draw:text-style-name="P9" draw:layer="layout" svg:width="1.556cm" svg:height="0.279cm" svg:x="0.623cm" svg:y="9.106cm">
          <draw:text-box>
            <text:p text:style-name="P8"><text:span text:style-name="T1">M</text:span><text:span text:style-name="T1">A</text:span><text:span text:style-name="T1">X</text:span><text:span text:style-name="T1">_</text:span><text:span text:style-name="T1">P</text:span><text:span text:style-name="T1">O</text:span><text:span text:style-name="T1">O</text:span><text:span text:style-name="T1">L</text:span><text:span text:style-name="T1">_</text:span><text:span text:style-name="T1">2</text:span><text:span text:style-name="T1">D</text:span></text:p>
          </draw:text-box>
        </draw:frame>
        <draw:line draw:style-name="gr34" draw:text-style-name="P6" draw:layer="layout" svg:x1="2.233cm" svg:y1="8.645cm" svg:x2="5.696cm" svg:y2="8.645cm">
          <text:p/>
        </draw:line>
        <draw:polygon draw:style-name="gr7" draw:text-style-name="P7" draw:layer="layout" svg:width="0.012cm" svg:height="0cm" svg:x="2.22cm" svg:y="8.645cm" svg:viewBox="0 0 13 0" draw:points="13,0 0,0">
          <text:p/>
        </draw:polygon>
        <draw:line draw:style-name="gr8" draw:text-style-name="P6" draw:layer="layout" svg:x1="2.233cm" svg:y1="8.645cm" svg:x2="2.22cm" svg:y2="8.645cm">
          <text:p/>
        </draw:line>
        <draw:frame draw:style-name="gr44" draw:text-style-name="P9" draw:layer="layout" svg:width="1.005cm" svg:height="0.278cm" svg:x="1.105cm" svg:y="8.824cm">
          <draw:text-box>
            <text:p text:style-name="P8"><text:span text:style-name="T1">RESHAPE</text:span></text:p>
          </draw:text-box>
        </draw:frame>
        <draw:line draw:style-name="gr34" draw:text-style-name="P6" draw:layer="layout" svg:x1="2.233cm" svg:y1="8.362cm" svg:x2="5.696cm" svg:y2="8.362cm">
          <text:p/>
        </draw:line>
        <draw:polygon draw:style-name="gr7" draw:text-style-name="P7" draw:layer="layout" svg:width="0.012cm" svg:height="0cm" svg:x="2.22cm" svg:y="8.362cm" svg:viewBox="0 0 13 0" draw:points="13,0 0,0">
          <text:p/>
        </draw:polygon>
        <draw:line draw:style-name="gr8" draw:text-style-name="P6" draw:layer="layout" svg:x1="2.233cm" svg:y1="8.362cm" svg:x2="2.22cm" svg:y2="8.362cm">
          <text:p/>
        </draw:line>
        <draw:frame draw:style-name="gr45" draw:text-style-name="P9" draw:layer="layout" svg:width="2.119cm" svg:height="0.28cm" svg:x="0.008cm" svg:y="8.539cm">
          <draw:text-box>
            <text:p text:style-name="P8"><text:span text:style-name="T1">FULLY_CONNECTED</text:span></text:p>
          </draw:text-box>
        </draw:frame>
        <draw:line draw:style-name="gr34" draw:text-style-name="P6" draw:layer="layout" svg:x1="2.233cm" svg:y1="8.079cm" svg:x2="5.696cm" svg:y2="8.079cm">
          <text:p/>
        </draw:line>
        <draw:polygon draw:style-name="gr7" draw:text-style-name="P7" draw:layer="layout" svg:width="0.012cm" svg:height="0cm" svg:x="2.22cm" svg:y="8.079cm" svg:viewBox="0 0 13 0" draw:points="13,0 0,0">
          <text:p/>
        </draw:polygon>
        <draw:line draw:style-name="gr8" draw:text-style-name="P6" draw:layer="layout" svg:x1="2.233cm" svg:y1="8.079cm" svg:x2="2.22cm" svg:y2="8.079cm">
          <text:p/>
        </draw:line>
        <draw:frame draw:style-name="gr46" draw:text-style-name="P9" draw:layer="layout" svg:width="2.119cm" svg:height="0.279cm" svg:x="0.008cm" svg:y="8.257cm">
          <draw:text-box>
            <text:p text:style-name="P8"><text:span text:style-name="T1">FULLY_CONNECTED</text:span></text:p>
          </draw:text-box>
        </draw:frame>
        <draw:frame draw:style-name="gr47" draw:text-style-name="P9" draw:layer="layout" svg:width="1.026cm" svg:height="0.279cm" svg:x="1.073cm" svg:y="7.976cm">
          <draw:text-box>
            <text:p text:style-name="P8"><text:span text:style-name="T1">SOFTMAX</text:span></text:p>
          </draw:text-box>
        </draw:frame>
        <draw:line draw:style-name="gr13" draw:text-style-name="P6" draw:layer="layout" svg:x1="2.233cm" svg:y1="12.062cm" svg:x2="2.233cm" svg:y2="7.771cm">
          <text:p/>
        </draw:line>
        <draw:line draw:style-name="gr13" draw:text-style-name="P6" draw:layer="layout" svg:x1="5.696cm" svg:y1="12.062cm" svg:x2="5.696cm" svg:y2="7.771cm">
          <text:p/>
        </draw:line>
        <draw:line draw:style-name="gr13" draw:text-style-name="P6" draw:layer="layout" svg:x1="2.233cm" svg:y1="12.062cm" svg:x2="5.696cm" svg:y2="12.062cm">
          <text:p/>
        </draw:line>
        <draw:line draw:style-name="gr13" draw:text-style-name="P6" draw:layer="layout" svg:x1="2.233cm" svg:y1="7.771cm" svg:x2="5.696cm" svg:y2="7.771cm">
          <text:p/>
        </draw:line>
        <draw:frame draw:style-name="gr48" draw:text-style-name="P19" draw:layer="layout" svg:width="0.948cm" svg:height="0.319cm" svg:x="3.679cm" svg:y="7.353cm">
          <draw:text-box>
            <text:p text:style-name="P18"><text:span text:style-name="T6">CPU</text:span></text:p>
          </draw:text-box>
        </draw:frame>
        <draw:frame draw:style-name="gr49" draw:text-style-name="P9" draw:layer="layout" svg:width="0.388cm" svg:height="0.256cm" svg:x="3.943cm" svg:y="12.429cm">
          <draw:text-box>
            <text:p text:style-name="P8"><text:span text:style-name="T1">(s)</text:span></text:p>
          </draw:text-box>
        </draw:frame>
        <draw:polygon draw:style-name="gr1" draw:text-style-name="P20" draw:layer="layout" svg:width="3.476cm" svg:height="4.298cm" svg:x="6.205cm" svg:y="7.76cm" svg:viewBox="0 0 3477 4299" draw:points="0,4299 3477,4299 3477,0 0,0">
          <text:p/>
        </draw:polygon>
        <draw:polygon draw:style-name="gr2" draw:text-style-name="P21" draw:layer="layout" svg:width="3.476cm" svg:height="0.226cm" svg:x="6.205cm" svg:y="11.636cm" svg:viewBox="0 0 3477 227" draw:points="0,227 3477,227 3477,0 0,0">
          <text:p/>
        </draw:polygon>
        <draw:polygon draw:style-name="gr26" draw:text-style-name="P22" draw:layer="layout" svg:width="0.152cm" svg:height="0.201cm" svg:x="6.205cm" svg:y="11.378cm" svg:viewBox="0 0 153 202" draw:points="0,202 153,202 153,0 0,0">
          <text:p/>
        </draw:polygon>
        <draw:polygon draw:style-name="gr26" draw:text-style-name="P22" draw:layer="layout" svg:width="1.683cm" svg:height="0.226cm" svg:x="6.357cm" svg:y="11.07cm" svg:viewBox="0 0 1684 227" draw:points="0,227 1684,227 1684,0 0,0">
          <text:p/>
        </draw:polygon>
        <draw:polygon draw:style-name="gr2" draw:text-style-name="P21" draw:layer="layout" svg:width="0.03cm" svg:height="0.226cm" svg:x="8.042cm" svg:y="10.787cm" svg:viewBox="0 0 31 227" draw:points="0,227 31,227 31,0 0,0">
          <text:p/>
        </draw:polygon>
        <draw:polygon draw:style-name="gr26" draw:text-style-name="P22" draw:layer="layout" svg:width="0.806cm" svg:height="0.226cm" svg:x="8.073cm" svg:y="10.503cm" svg:viewBox="0 0 807 227" draw:points="0,227 807,227 807,0 0,0">
          <text:p/>
        </draw:polygon>
        <draw:polygon draw:style-name="gr5" draw:text-style-name="P23" draw:layer="layout" svg:width="0.014cm" svg:height="0.226cm" svg:x="8.881cm" svg:y="10.22cm" svg:viewBox="0 0 15 227" draw:points="0,227 15,227 15,0 0,0">
          <text:p/>
        </draw:polygon>
        <draw:polygon draw:style-name="gr5" draw:text-style-name="P23" draw:layer="layout" svg:width="0.005cm" svg:height="0.226cm" svg:x="8.896cm" svg:y="9.937cm" svg:viewBox="0 0 6 227" draw:points="0,227 6,227 6,0 0,0">
          <text:p/>
        </draw:polygon>
        <draw:polygon draw:style-name="gr5" draw:text-style-name="P23" draw:layer="layout" svg:width="0.005cm" svg:height="0.226cm" svg:x="8.902cm" svg:y="9.654cm" svg:viewBox="0 0 6 227" draw:points="0,227 6,227 6,0 0,0">
          <text:p/>
        </draw:polygon>
        <draw:polygon draw:style-name="gr26" draw:text-style-name="P22" draw:layer="layout" svg:width="0.721cm" svg:height="0.226cm" svg:x="8.911cm" svg:y="9.371cm" svg:viewBox="0 0 722 227" draw:points="0,227 722,227 722,0 0,0">
          <text:p/>
        </draw:polygon>
        <draw:polygon draw:style-name="gr5" draw:text-style-name="P23" draw:layer="layout" svg:width="0.006cm" svg:height="0.226cm" svg:x="9.633cm" svg:y="9.088cm" svg:viewBox="0 0 7 227" draw:points="0,227 7,227 7,0 0,0">
          <text:p/>
        </draw:polygon>
        <draw:polygon draw:style-name="gr5" draw:text-style-name="P23" draw:layer="layout" svg:width="0cm" svg:height="0.226cm" svg:x="9.641cm" svg:y="8.805cm" svg:viewBox="0 0 1 227" draw:points="0,227 1,227 1,0 0,0">
          <text:p/>
        </draw:polygon>
        <draw:polygon draw:style-name="gr5" draw:text-style-name="P23" draw:layer="layout" svg:width="0.038cm" svg:height="0.226cm" svg:x="9.641cm" svg:y="8.522cm" svg:viewBox="0 0 39 227" draw:points="0,227 39,227 39,0 0,0">
          <text:p/>
        </draw:polygon>
        <draw:polygon draw:style-name="gr33" draw:text-style-name="P24" draw:layer="layout" svg:width="0cm" svg:height="0.226cm" svg:x="9.68cm" svg:y="8.239cm" svg:viewBox="0 0 0 227" draw:points="0,227 0,227 0,0 0,0">
          <text:p/>
        </draw:polygon>
        <draw:polygon draw:style-name="gr3" draw:text-style-name="P25" draw:layer="layout" svg:width="0cm" svg:height="0.226cm" svg:x="9.68cm" svg:y="7.955cm" svg:viewBox="0 0 0 227" draw:points="0,227 0,0">
          <text:p/>
        </draw:polygon>
        <draw:line draw:style-name="gr50" draw:text-style-name="P26" draw:layer="layout" svg:x1="6.205cm" svg:y1="12.058cm" svg:x2="6.205cm" svg:y2="7.76cm">
          <text:p/>
        </draw:line>
        <draw:polygon draw:style-name="gr7" draw:text-style-name="P27" draw:layer="layout" svg:width="0cm" svg:height="0.065cm" svg:x="6.205cm" svg:y="12.058cm" svg:viewBox="0 0 0 66" draw:points="0,0 0,66">
          <text:p/>
        </draw:polygon>
        <draw:line draw:style-name="gr8" draw:text-style-name="P26" draw:layer="layout" svg:x1="6.205cm" svg:y1="12.058cm" svg:x2="6.205cm" svg:y2="12.124cm">
          <text:p/>
        </draw:line>
        <draw:line draw:style-name="gr50" draw:text-style-name="P26" draw:layer="layout" svg:x1="6.838cm" svg:y1="12.058cm" svg:x2="6.838cm" svg:y2="7.76cm">
          <text:p/>
        </draw:line>
        <draw:polygon draw:style-name="gr7" draw:text-style-name="P27" draw:layer="layout" svg:width="0cm" svg:height="0.065cm" svg:x="6.838cm" svg:y="12.058cm" svg:viewBox="0 0 0 66" draw:points="0,0 0,66">
          <text:p/>
        </draw:polygon>
        <draw:line draw:style-name="gr8" draw:text-style-name="P26" draw:layer="layout" svg:x1="6.838cm" svg:y1="12.058cm" svg:x2="6.838cm" svg:y2="12.124cm">
          <text:p/>
        </draw:line>
        <draw:frame draw:style-name="gr51" draw:text-style-name="P28" draw:layer="layout" svg:width="0.136cm" svg:height="0.208cm" svg:x="6.199cm" svg:y="12.175cm">
          <draw:text-box>
            <text:p text:style-name="P8"><text:span text:style-name="T7">0</text:span></text:p>
          </draw:text-box>
        </draw:frame>
        <draw:line draw:style-name="gr50" draw:text-style-name="P26" draw:layer="layout" svg:x1="7.473cm" svg:y1="12.058cm" svg:x2="7.473cm" svg:y2="7.76cm">
          <text:p/>
        </draw:line>
        <draw:polygon draw:style-name="gr7" draw:text-style-name="P27" draw:layer="layout" svg:width="0cm" svg:height="0.065cm" svg:x="7.473cm" svg:y="12.058cm" svg:viewBox="0 0 0 66" draw:points="0,0 0,66">
          <text:p/>
        </draw:polygon>
        <draw:line draw:style-name="gr8" draw:text-style-name="P26" draw:layer="layout" svg:x1="7.473cm" svg:y1="12.058cm" svg:x2="7.473cm" svg:y2="12.124cm">
          <text:p/>
        </draw:line>
        <draw:frame draw:style-name="gr52" draw:text-style-name="P28" draw:layer="layout" svg:width="0.356cm" svg:height="0.208cm" svg:x="6.703cm" svg:y="12.175cm">
          <draw:text-box>
            <text:p text:style-name="P8"><text:span text:style-name="T7">0.5</text:span></text:p>
          </draw:text-box>
        </draw:frame>
        <draw:line draw:style-name="gr50" draw:text-style-name="P26" draw:layer="layout" svg:x1="8.106cm" svg:y1="12.058cm" svg:x2="8.106cm" svg:y2="7.76cm">
          <text:p/>
        </draw:line>
        <draw:polygon draw:style-name="gr7" draw:text-style-name="P27" draw:layer="layout" svg:width="0cm" svg:height="0.065cm" svg:x="8.106cm" svg:y="12.058cm" svg:viewBox="0 0 0 66" draw:points="0,0 0,66">
          <text:p/>
        </draw:polygon>
        <draw:line draw:style-name="gr8" draw:text-style-name="P26" draw:layer="layout" svg:x1="8.106cm" svg:y1="12.058cm" svg:x2="8.106cm" svg:y2="12.124cm">
          <text:p/>
        </draw:line>
        <draw:frame draw:style-name="gr53" draw:text-style-name="P28" draw:layer="layout" svg:width="0.472cm" svg:height="0.208cm" svg:x="7.451cm" svg:y="12.175cm">
          <draw:text-box>
            <text:p text:style-name="P8"><text:span text:style-name="T7">1</text:span></text:p>
          </draw:text-box>
        </draw:frame>
        <draw:line draw:style-name="gr50" draw:text-style-name="P26" draw:layer="layout" svg:x1="8.741cm" svg:y1="12.058cm" svg:x2="8.741cm" svg:y2="7.76cm">
          <text:p/>
        </draw:line>
        <draw:polygon draw:style-name="gr7" draw:text-style-name="P27" draw:layer="layout" svg:width="0cm" svg:height="0.065cm" svg:x="8.741cm" svg:y="12.058cm" svg:viewBox="0 0 0 66" draw:points="0,0 0,66">
          <text:p/>
        </draw:polygon>
        <draw:line draw:style-name="gr8" draw:text-style-name="P26" draw:layer="layout" svg:x1="8.741cm" svg:y1="12.058cm" svg:x2="8.741cm" svg:y2="12.124cm">
          <text:p/>
        </draw:line>
        <draw:frame draw:style-name="gr54" draw:text-style-name="P28" draw:layer="layout" svg:width="0.474cm" svg:height="0.208cm" svg:x="7.965cm" svg:y="12.175cm">
          <draw:text-box>
            <text:p text:style-name="P8"><text:span text:style-name="T7">1.5</text:span></text:p>
          </draw:text-box>
        </draw:frame>
        <draw:line draw:style-name="gr50" draw:text-style-name="P26" draw:layer="layout" svg:x1="9.375cm" svg:y1="12.058cm" svg:x2="9.375cm" svg:y2="7.76cm">
          <text:p/>
        </draw:line>
        <draw:polygon draw:style-name="gr7" draw:text-style-name="P27" draw:layer="layout" svg:width="0cm" svg:height="0.065cm" svg:x="9.375cm" svg:y="12.058cm" svg:viewBox="0 0 0 66" draw:points="0,0 0,66">
          <text:p/>
        </draw:polygon>
        <draw:line draw:style-name="gr8" draw:text-style-name="P26" draw:layer="layout" svg:x1="9.375cm" svg:y1="12.058cm" svg:x2="9.375cm" svg:y2="12.124cm">
          <text:p/>
        </draw:line>
        <draw:frame draw:style-name="gr55" draw:text-style-name="P28" draw:layer="layout" svg:width="0.264cm" svg:height="0.208cm" svg:x="8.685cm" svg:y="12.175cm">
          <draw:text-box>
            <text:p text:style-name="P8"><text:span text:style-name="T7">2</text:span></text:p>
          </draw:text-box>
        </draw:frame>
        <draw:frame draw:style-name="gr53" draw:text-style-name="P28" draw:layer="layout" svg:width="0.472cm" svg:height="0.208cm" svg:x="9.235cm" svg:y="12.175cm">
          <draw:text-box>
            <text:p text:style-name="P8"><text:span text:style-name="T7">2.5</text:span></text:p>
          </draw:text-box>
        </draw:frame>
        <draw:line draw:style-name="gr50" draw:text-style-name="P26" draw:layer="layout" svg:x1="6.205cm" svg:y1="11.749cm" svg:x2="9.682cm" svg:y2="11.749cm">
          <text:p/>
        </draw:line>
        <draw:polygon draw:style-name="gr7" draw:text-style-name="P27" draw:layer="layout" svg:width="0.012cm" svg:height="0cm" svg:x="6.192cm" svg:y="11.749cm" svg:viewBox="0 0 13 0" draw:points="13,0 0,0">
          <text:p/>
        </draw:polygon>
        <draw:line draw:style-name="gr8" draw:text-style-name="P26" draw:layer="layout" svg:x1="6.205cm" svg:y1="11.749cm" svg:x2="6.192cm" svg:y2="11.749cm">
          <text:p/>
        </draw:line>
        <draw:line draw:style-name="gr50" draw:text-style-name="P26" draw:layer="layout" svg:x1="6.205cm" svg:y1="11.466cm" svg:x2="9.682cm" svg:y2="11.466cm">
          <text:p/>
        </draw:line>
        <draw:polygon draw:style-name="gr7" draw:text-style-name="P27" draw:layer="layout" svg:width="0.012cm" svg:height="0cm" svg:x="6.192cm" svg:y="11.466cm" svg:viewBox="0 0 13 0" draw:points="13,0 0,0">
          <text:p/>
        </draw:polygon>
        <draw:line draw:style-name="gr8" draw:text-style-name="P26" draw:layer="layout" svg:x1="6.205cm" svg:y1="11.466cm" svg:x2="6.192cm" svg:y2="11.466cm">
          <text:p/>
        </draw:line>
        <draw:line draw:style-name="gr50" draw:text-style-name="P26" draw:layer="layout" svg:x1="6.205cm" svg:y1="11.183cm" svg:x2="9.682cm" svg:y2="11.183cm">
          <text:p/>
        </draw:line>
        <draw:polygon draw:style-name="gr7" draw:text-style-name="P27" draw:layer="layout" svg:width="0.012cm" svg:height="0cm" svg:x="6.192cm" svg:y="11.183cm" svg:viewBox="0 0 13 0" draw:points="13,0 0,0">
          <text:p/>
        </draw:polygon>
        <draw:line draw:style-name="gr8" draw:text-style-name="P26" draw:layer="layout" svg:x1="6.205cm" svg:y1="11.183cm" svg:x2="6.192cm" svg:y2="11.183cm">
          <text:p/>
        </draw:line>
        <draw:line draw:style-name="gr50" draw:text-style-name="P26" draw:layer="layout" svg:x1="6.205cm" svg:y1="10.9cm" svg:x2="9.682cm" svg:y2="10.9cm">
          <text:p/>
        </draw:line>
        <draw:polygon draw:style-name="gr7" draw:text-style-name="P27" draw:layer="layout" svg:width="0.012cm" svg:height="0cm" svg:x="6.192cm" svg:y="10.9cm" svg:viewBox="0 0 13 0" draw:points="13,0 0,0">
          <text:p/>
        </draw:polygon>
        <draw:line draw:style-name="gr8" draw:text-style-name="P26" draw:layer="layout" svg:x1="6.205cm" svg:y1="10.9cm" svg:x2="6.192cm" svg:y2="10.9cm">
          <text:p/>
        </draw:line>
        <draw:line draw:style-name="gr50" draw:text-style-name="P26" draw:layer="layout" svg:x1="6.205cm" svg:y1="10.617cm" svg:x2="9.682cm" svg:y2="10.617cm">
          <text:p/>
        </draw:line>
        <draw:polygon draw:style-name="gr7" draw:text-style-name="P27" draw:layer="layout" svg:width="0.012cm" svg:height="0cm" svg:x="6.192cm" svg:y="10.617cm" svg:viewBox="0 0 13 0" draw:points="13,0 0,0">
          <text:p/>
        </draw:polygon>
        <draw:line draw:style-name="gr8" draw:text-style-name="P26" draw:layer="layout" svg:x1="6.205cm" svg:y1="10.617cm" svg:x2="6.192cm" svg:y2="10.617cm">
          <text:p/>
        </draw:line>
        <draw:line draw:style-name="gr50" draw:text-style-name="P26" draw:layer="layout" svg:x1="6.205cm" svg:y1="10.333cm" svg:x2="9.682cm" svg:y2="10.333cm">
          <text:p/>
        </draw:line>
        <draw:polygon draw:style-name="gr7" draw:text-style-name="P27" draw:layer="layout" svg:width="0.012cm" svg:height="0cm" svg:x="6.192cm" svg:y="10.333cm" svg:viewBox="0 0 13 0" draw:points="13,0 0,0">
          <text:p/>
        </draw:polygon>
        <draw:line draw:style-name="gr8" draw:text-style-name="P26" draw:layer="layout" svg:x1="6.205cm" svg:y1="10.333cm" svg:x2="6.192cm" svg:y2="10.333cm">
          <text:p/>
        </draw:line>
        <draw:line draw:style-name="gr50" draw:text-style-name="P26" draw:layer="layout" svg:x1="6.205cm" svg:y1="10.05cm" svg:x2="9.682cm" svg:y2="10.05cm">
          <text:p/>
        </draw:line>
        <draw:polygon draw:style-name="gr7" draw:text-style-name="P27" draw:layer="layout" svg:width="0.012cm" svg:height="0cm" svg:x="6.192cm" svg:y="10.05cm" svg:viewBox="0 0 13 0" draw:points="13,0 0,0">
          <text:p/>
        </draw:polygon>
        <draw:line draw:style-name="gr8" draw:text-style-name="P26" draw:layer="layout" svg:x1="6.205cm" svg:y1="10.05cm" svg:x2="6.192cm" svg:y2="10.05cm">
          <text:p/>
        </draw:line>
        <draw:line draw:style-name="gr50" draw:text-style-name="P26" draw:layer="layout" svg:x1="6.205cm" svg:y1="9.768cm" svg:x2="9.682cm" svg:y2="9.768cm">
          <text:p/>
        </draw:line>
        <draw:polygon draw:style-name="gr7" draw:text-style-name="P27" draw:layer="layout" svg:width="0.012cm" svg:height="0cm" svg:x="6.192cm" svg:y="9.768cm" svg:viewBox="0 0 13 0" draw:points="13,0 0,0">
          <text:p/>
        </draw:polygon>
        <draw:line draw:style-name="gr8" draw:text-style-name="P26" draw:layer="layout" svg:x1="6.205cm" svg:y1="9.768cm" svg:x2="6.192cm" svg:y2="9.768cm">
          <text:p/>
        </draw:line>
        <draw:line draw:style-name="gr50" draw:text-style-name="P26" draw:layer="layout" svg:x1="6.205cm" svg:y1="9.485cm" svg:x2="9.682cm" svg:y2="9.485cm">
          <text:p/>
        </draw:line>
        <draw:polygon draw:style-name="gr7" draw:text-style-name="P27" draw:layer="layout" svg:width="0.012cm" svg:height="0cm" svg:x="6.192cm" svg:y="9.485cm" svg:viewBox="0 0 13 0" draw:points="13,0 0,0">
          <text:p/>
        </draw:polygon>
        <draw:line draw:style-name="gr8" draw:text-style-name="P26" draw:layer="layout" svg:x1="6.205cm" svg:y1="9.485cm" svg:x2="6.192cm" svg:y2="9.485cm">
          <text:p/>
        </draw:line>
        <draw:line draw:style-name="gr50" draw:text-style-name="P26" draw:layer="layout" svg:x1="6.205cm" svg:y1="9.201cm" svg:x2="9.682cm" svg:y2="9.201cm">
          <text:p/>
        </draw:line>
        <draw:polygon draw:style-name="gr7" draw:text-style-name="P27" draw:layer="layout" svg:width="0.012cm" svg:height="0cm" svg:x="6.192cm" svg:y="9.201cm" svg:viewBox="0 0 13 0" draw:points="13,0 0,0">
          <text:p/>
        </draw:polygon>
        <draw:line draw:style-name="gr8" draw:text-style-name="P26" draw:layer="layout" svg:x1="6.205cm" svg:y1="9.201cm" svg:x2="6.192cm" svg:y2="9.201cm">
          <text:p/>
        </draw:line>
        <draw:line draw:style-name="gr50" draw:text-style-name="P26" draw:layer="layout" svg:x1="6.205cm" svg:y1="8.918cm" svg:x2="9.682cm" svg:y2="8.918cm">
          <text:p/>
        </draw:line>
        <draw:polygon draw:style-name="gr7" draw:text-style-name="P27" draw:layer="layout" svg:width="0.012cm" svg:height="0cm" svg:x="6.192cm" svg:y="8.918cm" svg:viewBox="0 0 13 0" draw:points="13,0 0,0">
          <text:p/>
        </draw:polygon>
        <draw:line draw:style-name="gr8" draw:text-style-name="P26" draw:layer="layout" svg:x1="6.205cm" svg:y1="8.918cm" svg:x2="6.192cm" svg:y2="8.918cm">
          <text:p/>
        </draw:line>
        <draw:line draw:style-name="gr50" draw:text-style-name="P26" draw:layer="layout" svg:x1="6.205cm" svg:y1="8.635cm" svg:x2="9.682cm" svg:y2="8.635cm">
          <text:p/>
        </draw:line>
        <draw:polygon draw:style-name="gr7" draw:text-style-name="P27" draw:layer="layout" svg:width="0.012cm" svg:height="0cm" svg:x="6.192cm" svg:y="8.635cm" svg:viewBox="0 0 13 0" draw:points="13,0 0,0">
          <text:p/>
        </draw:polygon>
        <draw:line draw:style-name="gr8" draw:text-style-name="P26" draw:layer="layout" svg:x1="6.205cm" svg:y1="8.635cm" svg:x2="6.192cm" svg:y2="8.635cm">
          <text:p/>
        </draw:line>
        <draw:line draw:style-name="gr50" draw:text-style-name="P26" draw:layer="layout" svg:x1="6.205cm" svg:y1="8.352cm" svg:x2="9.682cm" svg:y2="8.352cm">
          <text:p/>
        </draw:line>
        <draw:polygon draw:style-name="gr7" draw:text-style-name="P27" draw:layer="layout" svg:width="0.012cm" svg:height="0cm" svg:x="6.192cm" svg:y="8.352cm" svg:viewBox="0 0 13 0" draw:points="13,0 0,0">
          <text:p/>
        </draw:polygon>
        <draw:line draw:style-name="gr8" draw:text-style-name="P26" draw:layer="layout" svg:x1="6.205cm" svg:y1="8.352cm" svg:x2="6.192cm" svg:y2="8.352cm">
          <text:p/>
        </draw:line>
        <draw:line draw:style-name="gr50" draw:text-style-name="P26" draw:layer="layout" svg:x1="6.205cm" svg:y1="8.069cm" svg:x2="9.682cm" svg:y2="8.069cm">
          <text:p/>
        </draw:line>
        <draw:polygon draw:style-name="gr7" draw:text-style-name="P27" draw:layer="layout" svg:width="0.012cm" svg:height="0cm" svg:x="6.192cm" svg:y="8.069cm" svg:viewBox="0 0 13 0" draw:points="13,0 0,0">
          <text:p/>
        </draw:polygon>
        <draw:line draw:style-name="gr8" draw:text-style-name="P26" draw:layer="layout" svg:x1="6.205cm" svg:y1="8.069cm" svg:x2="6.192cm" svg:y2="8.069cm">
          <text:p/>
        </draw:line>
        <draw:line draw:style-name="gr13" draw:text-style-name="P26" draw:layer="layout" svg:x1="6.205cm" svg:y1="12.058cm" svg:x2="6.205cm" svg:y2="7.76cm">
          <text:p/>
        </draw:line>
        <draw:line draw:style-name="gr13" draw:text-style-name="P26" draw:layer="layout" svg:x1="9.68cm" svg:y1="12.058cm" svg:x2="9.68cm" svg:y2="7.76cm">
          <text:p/>
        </draw:line>
        <draw:line draw:style-name="gr13" draw:text-style-name="P26" draw:layer="layout" svg:x1="6.205cm" svg:y1="12.058cm" svg:x2="9.682cm" svg:y2="12.058cm">
          <text:p/>
        </draw:line>
        <draw:line draw:style-name="gr13" draw:text-style-name="P26" draw:layer="layout" svg:x1="6.205cm" svg:y1="7.76cm" svg:x2="9.682cm" svg:y2="7.76cm">
          <text:p/>
        </draw:line>
        <draw:frame draw:style-name="gr49" draw:text-style-name="P9" draw:layer="layout" svg:width="0.388cm" svg:height="0.256cm" svg:x="7.874cm" svg:y="12.429cm">
          <draw:text-box>
            <text:p text:style-name="P8"><text:span text:style-name="T1">(s)</text:span></text:p>
          </draw:text-box>
        </draw:frame>
        <draw:polygon draw:style-name="gr1" draw:text-style-name="P20" draw:layer="layout" svg:width="3.47cm" svg:height="4.296cm" svg:x="10.247cm" svg:y="7.763cm" svg:viewBox="0 0 3471 4297" draw:points="0,4297 3471,4297 3471,0 0,0">
          <text:p/>
        </draw:polygon>
        <draw:polygon draw:style-name="gr2" draw:text-style-name="P21" draw:layer="layout" svg:width="3.304cm" svg:height="0.226cm" svg:x="10.247cm" svg:y="11.637cm" svg:viewBox="0 0 3305 227" draw:points="0,227 3305,227 3305,0 0,0">
          <text:p/>
        </draw:polygon>
        <draw:polygon draw:style-name="gr26" draw:text-style-name="P22" draw:layer="layout" svg:width="0.307cm" svg:height="0.226cm" svg:x="10.247cm" svg:y="11.354cm" svg:viewBox="0 0 308 227" draw:points="0,227 308,227 308,0 0,0">
          <text:p/>
        </draw:polygon>
        <draw:polygon draw:style-name="gr26" draw:text-style-name="P22" draw:layer="layout" svg:width="1.384cm" svg:height="0.226cm" svg:x="10.557cm" svg:y="11.071cm" svg:viewBox="0 0 1385 227" draw:points="0,227 1385,227 1385,0 0,0">
          <text:p/>
        </draw:polygon>
        <draw:polygon draw:style-name="gr2" draw:text-style-name="P21" draw:layer="layout" svg:width="0.107cm" svg:height="0.226cm" svg:x="11.941cm" svg:y="10.788cm" svg:viewBox="0 0 108 227" draw:points="0,227 108,227 108,0 0,0">
          <text:p/>
        </draw:polygon>
        <draw:polygon draw:style-name="gr26" draw:text-style-name="P22" draw:layer="layout" svg:width="0.664cm" svg:height="0.226cm" svg:x="12.053cm" svg:y="10.505cm" svg:viewBox="0 0 665 227" draw:points="0,227 665,227 665,0 0,0">
          <text:p/>
        </draw:polygon>
        <draw:polygon draw:style-name="gr2" draw:text-style-name="P21" draw:layer="layout" svg:width="0.053cm" svg:height="0.226cm" svg:x="12.719cm" svg:y="10.222cm" svg:viewBox="0 0 54 227" draw:points="0,227 54,227 54,0 0,0">
          <text:p/>
        </draw:polygon>
        <draw:polygon draw:style-name="gr2" draw:text-style-name="P21" draw:layer="layout" svg:width="0.02cm" svg:height="0.226cm" svg:x="12.773cm" svg:y="9.939cm" svg:viewBox="0 0 21 227" draw:points="0,227 21,227 21,0 0,0">
          <text:p/>
        </draw:polygon>
        <draw:polygon draw:style-name="gr2" draw:text-style-name="P21" draw:layer="layout" svg:width="0.019cm" svg:height="0.226cm" svg:x="12.793cm" svg:y="9.656cm" svg:viewBox="0 0 20 227" draw:points="0,227 20,227 20,0 0,0">
          <text:p/>
        </draw:polygon>
        <draw:polygon draw:style-name="gr26" draw:text-style-name="P22" draw:layer="layout" svg:width="0.557cm" svg:height="0.226cm" svg:x="12.828cm" svg:y="9.373cm" svg:viewBox="0 0 558 227" draw:points="0,227 558,227 558,0 0,0">
          <text:p/>
        </draw:polygon>
        <draw:polygon draw:style-name="gr2" draw:text-style-name="P21" draw:layer="layout" svg:width="0.026cm" svg:height="0.226cm" svg:x="13.385cm" svg:y="9.09cm" svg:viewBox="0 0 27 227" draw:points="0,227 27,227 27,0 0,0">
          <text:p/>
        </draw:polygon>
        <draw:polygon draw:style-name="gr2" draw:text-style-name="P21" draw:layer="layout" svg:width="0.001cm" svg:height="0.226cm" svg:x="13.412cm" svg:y="8.807cm" svg:viewBox="0 0 2 227" draw:points="0,227 2,227 2,0 0,0">
          <text:p/>
        </draw:polygon>
        <draw:polygon draw:style-name="gr2" draw:text-style-name="P21" draw:layer="layout" svg:width="0.137cm" svg:height="0.226cm" svg:x="13.415cm" svg:y="8.524cm" svg:viewBox="0 0 138 227" draw:points="0,227 138,227 138,0 0,0">
          <text:p/>
        </draw:polygon>
        <draw:polygon draw:style-name="gr2" draw:text-style-name="P21" draw:layer="layout" svg:width="0cm" svg:height="0.226cm" svg:x="13.552cm" svg:y="8.241cm" svg:viewBox="0 0 0 227" draw:points="0,227 0,227 0,0 0,0">
          <text:p/>
        </draw:polygon>
        <draw:polygon draw:style-name="gr2" draw:text-style-name="P21" draw:layer="layout" svg:width="0cm" svg:height="0.226cm" svg:x="13.552cm" svg:y="7.958cm" svg:viewBox="0 0 0 227" draw:points="0,227 0,0">
          <text:p/>
        </draw:polygon>
        <draw:line draw:style-name="gr50" draw:text-style-name="P26" draw:layer="layout" svg:x1="10.247cm" svg:y1="12.059cm" svg:x2="10.247cm" svg:y2="7.763cm">
          <text:p/>
        </draw:line>
        <draw:polygon draw:style-name="gr7" draw:text-style-name="P27" draw:layer="layout" svg:width="0cm" svg:height="0.065cm" svg:x="10.247cm" svg:y="12.059cm" svg:viewBox="0 0 0 66" draw:points="0,0 0,66">
          <text:p/>
        </draw:polygon>
        <draw:line draw:style-name="gr8" draw:text-style-name="P26" draw:layer="layout" svg:x1="10.247cm" svg:y1="12.059cm" svg:x2="10.247cm" svg:y2="12.125cm">
          <text:p/>
        </draw:line>
        <draw:line draw:style-name="gr50" draw:text-style-name="P26" draw:layer="layout" svg:x1="10.697cm" svg:y1="12.059cm" svg:x2="10.697cm" svg:y2="7.763cm">
          <text:p/>
        </draw:line>
        <draw:polygon draw:style-name="gr7" draw:text-style-name="P27" draw:layer="layout" svg:width="0cm" svg:height="0.065cm" svg:x="10.697cm" svg:y="12.059cm" svg:viewBox="0 0 0 66" draw:points="0,0 0,66">
          <text:p/>
        </draw:polygon>
        <draw:line draw:style-name="gr8" draw:text-style-name="P26" draw:layer="layout" svg:x1="10.697cm" svg:y1="12.059cm" svg:x2="10.697cm" svg:y2="12.125cm">
          <text:p/>
        </draw:line>
        <draw:frame draw:style-name="gr56" draw:text-style-name="P9" draw:layer="layout" svg:width="0.143cm" svg:height="0.239cm" svg:x="10.189cm" svg:y="12.176cm">
          <draw:text-box>
            <text:p text:style-name="P8"><text:span text:style-name="T1">0</text:span></text:p>
          </draw:text-box>
        </draw:frame>
        <draw:line draw:style-name="gr50" draw:text-style-name="P26" draw:layer="layout" svg:x1="11.146cm" svg:y1="12.059cm" svg:x2="11.146cm" svg:y2="7.763cm">
          <text:p/>
        </draw:line>
        <draw:polygon draw:style-name="gr7" draw:text-style-name="P27" draw:layer="layout" svg:width="0cm" svg:height="0.065cm" svg:x="11.146cm" svg:y="12.059cm" svg:viewBox="0 0 0 66" draw:points="0,0 0,66">
          <text:p/>
        </draw:polygon>
        <draw:line draw:style-name="gr8" draw:text-style-name="P26" draw:layer="layout" svg:x1="11.146cm" svg:y1="12.059cm" svg:x2="11.146cm" svg:y2="12.125cm">
          <text:p/>
        </draw:line>
        <draw:frame draw:style-name="gr57" draw:text-style-name="P9" draw:layer="layout" svg:width="0.405cm" svg:height="0.239cm" svg:x="10.515cm" svg:y="12.176cm">
          <draw:text-box>
            <text:p text:style-name="P8"><text:span text:style-name="T1">0</text:span><text:span text:style-name="T1">.</text:span><text:span text:style-name="T1">1</text:span></text:p>
          </draw:text-box>
        </draw:frame>
        <draw:line draw:style-name="gr50" draw:text-style-name="P26" draw:layer="layout" svg:x1="11.596cm" svg:y1="12.059cm" svg:x2="11.596cm" svg:y2="7.763cm">
          <text:p/>
        </draw:line>
        <draw:polygon draw:style-name="gr7" draw:text-style-name="P27" draw:layer="layout" svg:width="0cm" svg:height="0.065cm" svg:x="11.596cm" svg:y="12.059cm" svg:viewBox="0 0 0 66" draw:points="0,0 0,66">
          <text:p/>
        </draw:polygon>
        <draw:line draw:style-name="gr8" draw:text-style-name="P26" draw:layer="layout" svg:x1="11.596cm" svg:y1="12.059cm" svg:x2="11.596cm" svg:y2="12.125cm">
          <text:p/>
        </draw:line>
        <draw:frame draw:style-name="gr57" draw:text-style-name="P9" draw:layer="layout" svg:width="0.405cm" svg:height="0.239cm" svg:x="10.976cm" svg:y="12.176cm">
          <draw:text-box>
            <text:p text:style-name="P8"><text:span text:style-name="T1">0</text:span><text:span text:style-name="T1">.</text:span><text:span text:style-name="T1">2</text:span></text:p>
          </draw:text-box>
        </draw:frame>
        <draw:line draw:style-name="gr50" draw:text-style-name="P26" draw:layer="layout" svg:x1="12.045cm" svg:y1="12.059cm" svg:x2="12.045cm" svg:y2="7.763cm">
          <text:p/>
        </draw:line>
        <draw:polygon draw:style-name="gr7" draw:text-style-name="P27" draw:layer="layout" svg:width="0cm" svg:height="0.065cm" svg:x="12.045cm" svg:y="12.059cm" svg:viewBox="0 0 0 66" draw:points="0,0 0,66">
          <text:p/>
        </draw:polygon>
        <draw:line draw:style-name="gr8" draw:text-style-name="P26" draw:layer="layout" svg:x1="12.045cm" svg:y1="12.059cm" svg:x2="12.045cm" svg:y2="12.125cm">
          <text:p/>
        </draw:line>
        <draw:frame draw:style-name="gr57" draw:text-style-name="P9" draw:layer="layout" svg:width="0.405cm" svg:height="0.239cm" svg:x="11.414cm" svg:y="12.176cm">
          <draw:text-box>
            <text:p text:style-name="P8"><text:span text:style-name="T1">0.3</text:span></text:p>
          </draw:text-box>
        </draw:frame>
        <draw:line draw:style-name="gr50" draw:text-style-name="P26" draw:layer="layout" svg:x1="12.495cm" svg:y1="12.059cm" svg:x2="12.495cm" svg:y2="7.763cm">
          <text:p/>
        </draw:line>
        <draw:polygon draw:style-name="gr7" draw:text-style-name="P27" draw:layer="layout" svg:width="0cm" svg:height="0.065cm" svg:x="12.495cm" svg:y="12.059cm" svg:viewBox="0 0 0 66" draw:points="0,0 0,66">
          <text:p/>
        </draw:polygon>
        <draw:line draw:style-name="gr8" draw:text-style-name="P26" draw:layer="layout" svg:x1="12.495cm" svg:y1="12.059cm" svg:x2="12.495cm" svg:y2="12.125cm">
          <text:p/>
        </draw:line>
        <draw:frame draw:style-name="gr57" draw:text-style-name="P9" draw:layer="layout" svg:width="0.405cm" svg:height="0.239cm" svg:x="11.887cm" svg:y="12.176cm">
          <draw:text-box>
            <text:p text:style-name="P8"><text:span text:style-name="T1">0</text:span><text:span text:style-name="T1">.</text:span><text:span text:style-name="T1">4</text:span></text:p>
          </draw:text-box>
        </draw:frame>
        <draw:line draw:style-name="gr50" draw:text-style-name="P26" draw:layer="layout" svg:x1="12.944cm" svg:y1="12.059cm" svg:x2="12.944cm" svg:y2="7.763cm">
          <text:p/>
        </draw:line>
        <draw:polygon draw:style-name="gr7" draw:text-style-name="P27" draw:layer="layout" svg:width="0cm" svg:height="0.065cm" svg:x="12.944cm" svg:y="12.059cm" svg:viewBox="0 0 0 66" draw:points="0,0 0,66">
          <text:p/>
        </draw:polygon>
        <draw:line draw:style-name="gr8" draw:text-style-name="P26" draw:layer="layout" svg:x1="12.944cm" svg:y1="12.059cm" svg:x2="12.944cm" svg:y2="12.125cm">
          <text:p/>
        </draw:line>
        <draw:frame draw:style-name="gr58" draw:text-style-name="P9" draw:layer="layout" svg:width="0.406cm" svg:height="0.239cm" svg:x="12.301cm" svg:y="12.176cm">
          <draw:text-box>
            <text:p text:style-name="P8"><text:span text:style-name="T1">0</text:span><text:span text:style-name="T1">.</text:span><text:span text:style-name="T1">5</text:span></text:p>
          </draw:text-box>
        </draw:frame>
        <draw:line draw:style-name="gr50" draw:text-style-name="P26" draw:layer="layout" svg:x1="13.395cm" svg:y1="12.059cm" svg:x2="13.395cm" svg:y2="7.763cm">
          <text:p/>
        </draw:line>
        <draw:polygon draw:style-name="gr7" draw:text-style-name="P27" draw:layer="layout" svg:width="0cm" svg:height="0.065cm" svg:x="13.395cm" svg:y="12.059cm" svg:viewBox="0 0 0 66" draw:points="0,0 0,66">
          <text:p/>
        </draw:polygon>
        <draw:line draw:style-name="gr8" draw:text-style-name="P26" draw:layer="layout" svg:x1="13.395cm" svg:y1="12.059cm" svg:x2="13.395cm" svg:y2="12.125cm">
          <text:p/>
        </draw:line>
        <draw:frame draw:style-name="gr59" draw:text-style-name="P9" draw:layer="layout" svg:width="0.407cm" svg:height="0.239cm" svg:x="12.745cm" svg:y="12.176cm">
          <draw:text-box>
            <text:p text:style-name="P8"><text:span text:style-name="T1">0.6</text:span></text:p>
          </draw:text-box>
        </draw:frame>
        <draw:frame draw:style-name="gr58" draw:text-style-name="P9" draw:layer="layout" svg:width="0.406cm" svg:height="0.239cm" svg:x="13.206cm" svg:y="12.176cm">
          <draw:text-box>
            <text:p text:style-name="P8"><text:span text:style-name="T1">0</text:span><text:span text:style-name="T1">.</text:span><text:span text:style-name="T1">7</text:span></text:p>
          </draw:text-box>
        </draw:frame>
        <draw:line draw:style-name="gr50" draw:text-style-name="P26" draw:layer="layout" svg:x1="10.247cm" svg:y1="11.75cm" svg:x2="13.718cm" svg:y2="11.75cm">
          <text:p/>
        </draw:line>
        <draw:polygon draw:style-name="gr7" draw:text-style-name="P27" draw:layer="layout" svg:width="0.012cm" svg:height="0cm" svg:x="10.234cm" svg:y="11.75cm" svg:viewBox="0 0 13 0" draw:points="13,0 0,0">
          <text:p/>
        </draw:polygon>
        <draw:line draw:style-name="gr8" draw:text-style-name="P26" draw:layer="layout" svg:x1="10.247cm" svg:y1="11.75cm" svg:x2="10.234cm" svg:y2="11.75cm">
          <text:p/>
        </draw:line>
        <draw:line draw:style-name="gr50" draw:text-style-name="P26" draw:layer="layout" svg:x1="10.247cm" svg:y1="11.467cm" svg:x2="13.718cm" svg:y2="11.467cm">
          <text:p/>
        </draw:line>
        <draw:polygon draw:style-name="gr7" draw:text-style-name="P27" draw:layer="layout" svg:width="0.012cm" svg:height="0cm" svg:x="10.234cm" svg:y="11.467cm" svg:viewBox="0 0 13 0" draw:points="13,0 0,0">
          <text:p/>
        </draw:polygon>
        <draw:line draw:style-name="gr8" draw:text-style-name="P26" draw:layer="layout" svg:x1="10.247cm" svg:y1="11.467cm" svg:x2="10.234cm" svg:y2="11.467cm">
          <text:p/>
        </draw:line>
        <draw:line draw:style-name="gr50" draw:text-style-name="P26" draw:layer="layout" svg:x1="10.247cm" svg:y1="11.184cm" svg:x2="13.718cm" svg:y2="11.184cm">
          <text:p/>
        </draw:line>
        <draw:polygon draw:style-name="gr7" draw:text-style-name="P27" draw:layer="layout" svg:width="0.012cm" svg:height="0cm" svg:x="10.234cm" svg:y="11.184cm" svg:viewBox="0 0 13 0" draw:points="13,0 0,0">
          <text:p/>
        </draw:polygon>
        <draw:line draw:style-name="gr8" draw:text-style-name="P26" draw:layer="layout" svg:x1="10.247cm" svg:y1="11.184cm" svg:x2="10.234cm" svg:y2="11.184cm">
          <text:p/>
        </draw:line>
        <draw:line draw:style-name="gr50" draw:text-style-name="P26" draw:layer="layout" svg:x1="10.247cm" svg:y1="10.901cm" svg:x2="13.718cm" svg:y2="10.901cm">
          <text:p/>
        </draw:line>
        <draw:polygon draw:style-name="gr7" draw:text-style-name="P27" draw:layer="layout" svg:width="0.012cm" svg:height="0cm" svg:x="10.234cm" svg:y="10.901cm" svg:viewBox="0 0 13 0" draw:points="13,0 0,0">
          <text:p/>
        </draw:polygon>
        <draw:line draw:style-name="gr8" draw:text-style-name="P26" draw:layer="layout" svg:x1="10.247cm" svg:y1="10.901cm" svg:x2="10.234cm" svg:y2="10.901cm">
          <text:p/>
        </draw:line>
        <draw:line draw:style-name="gr50" draw:text-style-name="P26" draw:layer="layout" svg:x1="10.247cm" svg:y1="10.618cm" svg:x2="13.718cm" svg:y2="10.618cm">
          <text:p/>
        </draw:line>
        <draw:polygon draw:style-name="gr7" draw:text-style-name="P27" draw:layer="layout" svg:width="0.012cm" svg:height="0cm" svg:x="10.234cm" svg:y="10.618cm" svg:viewBox="0 0 13 0" draw:points="13,0 0,0">
          <text:p/>
        </draw:polygon>
        <draw:line draw:style-name="gr8" draw:text-style-name="P26" draw:layer="layout" svg:x1="10.247cm" svg:y1="10.618cm" svg:x2="10.234cm" svg:y2="10.618cm">
          <text:p/>
        </draw:line>
        <draw:line draw:style-name="gr50" draw:text-style-name="P26" draw:layer="layout" svg:x1="10.247cm" svg:y1="10.335cm" svg:x2="13.718cm" svg:y2="10.335cm">
          <text:p/>
        </draw:line>
        <draw:polygon draw:style-name="gr7" draw:text-style-name="P27" draw:layer="layout" svg:width="0.012cm" svg:height="0cm" svg:x="10.234cm" svg:y="10.335cm" svg:viewBox="0 0 13 0" draw:points="13,0 0,0">
          <text:p/>
        </draw:polygon>
        <draw:line draw:style-name="gr8" draw:text-style-name="P26" draw:layer="layout" svg:x1="10.247cm" svg:y1="10.335cm" svg:x2="10.234cm" svg:y2="10.335cm">
          <text:p/>
        </draw:line>
        <draw:line draw:style-name="gr50" draw:text-style-name="P26" draw:layer="layout" svg:x1="10.247cm" svg:y1="10.052cm" svg:x2="13.718cm" svg:y2="10.052cm">
          <text:p/>
        </draw:line>
        <draw:polygon draw:style-name="gr7" draw:text-style-name="P27" draw:layer="layout" svg:width="0.012cm" svg:height="0cm" svg:x="10.234cm" svg:y="10.052cm" svg:viewBox="0 0 13 0" draw:points="13,0 0,0">
          <text:p/>
        </draw:polygon>
        <draw:line draw:style-name="gr8" draw:text-style-name="P26" draw:layer="layout" svg:x1="10.247cm" svg:y1="10.052cm" svg:x2="10.234cm" svg:y2="10.052cm">
          <text:p/>
        </draw:line>
        <draw:line draw:style-name="gr50" draw:text-style-name="P26" draw:layer="layout" svg:x1="10.247cm" svg:y1="9.77cm" svg:x2="13.718cm" svg:y2="9.77cm">
          <text:p/>
        </draw:line>
        <draw:polygon draw:style-name="gr7" draw:text-style-name="P27" draw:layer="layout" svg:width="0.012cm" svg:height="0cm" svg:x="10.234cm" svg:y="9.77cm" svg:viewBox="0 0 13 0" draw:points="13,0 0,0">
          <text:p/>
        </draw:polygon>
        <draw:line draw:style-name="gr8" draw:text-style-name="P26" draw:layer="layout" svg:x1="10.247cm" svg:y1="9.77cm" svg:x2="10.234cm" svg:y2="9.77cm">
          <text:p/>
        </draw:line>
        <draw:line draw:style-name="gr50" draw:text-style-name="P26" draw:layer="layout" svg:x1="10.247cm" svg:y1="9.487cm" svg:x2="13.718cm" svg:y2="9.487cm">
          <text:p/>
        </draw:line>
        <draw:polygon draw:style-name="gr7" draw:text-style-name="P27" draw:layer="layout" svg:width="0.012cm" svg:height="0cm" svg:x="10.234cm" svg:y="9.487cm" svg:viewBox="0 0 13 0" draw:points="13,0 0,0">
          <text:p/>
        </draw:polygon>
        <draw:line draw:style-name="gr8" draw:text-style-name="P26" draw:layer="layout" svg:x1="10.247cm" svg:y1="9.487cm" svg:x2="10.234cm" svg:y2="9.487cm">
          <text:p/>
        </draw:line>
        <draw:line draw:style-name="gr50" draw:text-style-name="P26" draw:layer="layout" svg:x1="10.247cm" svg:y1="9.204cm" svg:x2="13.718cm" svg:y2="9.204cm">
          <text:p/>
        </draw:line>
        <draw:polygon draw:style-name="gr7" draw:text-style-name="P27" draw:layer="layout" svg:width="0.012cm" svg:height="0cm" svg:x="10.234cm" svg:y="9.204cm" svg:viewBox="0 0 13 0" draw:points="13,0 0,0">
          <text:p/>
        </draw:polygon>
        <draw:line draw:style-name="gr8" draw:text-style-name="P26" draw:layer="layout" svg:x1="10.247cm" svg:y1="9.204cm" svg:x2="10.234cm" svg:y2="9.204cm">
          <text:p/>
        </draw:line>
        <draw:line draw:style-name="gr50" draw:text-style-name="P26" draw:layer="layout" svg:x1="10.247cm" svg:y1="8.921cm" svg:x2="13.718cm" svg:y2="8.921cm">
          <text:p/>
        </draw:line>
        <draw:polygon draw:style-name="gr7" draw:text-style-name="P27" draw:layer="layout" svg:width="0.012cm" svg:height="0cm" svg:x="10.234cm" svg:y="8.921cm" svg:viewBox="0 0 13 0" draw:points="13,0 0,0">
          <text:p/>
        </draw:polygon>
        <draw:line draw:style-name="gr8" draw:text-style-name="P26" draw:layer="layout" svg:x1="10.247cm" svg:y1="8.921cm" svg:x2="10.234cm" svg:y2="8.921cm">
          <text:p/>
        </draw:line>
        <draw:line draw:style-name="gr50" draw:text-style-name="P26" draw:layer="layout" svg:x1="10.247cm" svg:y1="8.638cm" svg:x2="13.718cm" svg:y2="8.638cm">
          <text:p/>
        </draw:line>
        <draw:polygon draw:style-name="gr7" draw:text-style-name="P27" draw:layer="layout" svg:width="0.012cm" svg:height="0cm" svg:x="10.234cm" svg:y="8.638cm" svg:viewBox="0 0 13 0" draw:points="13,0 0,0">
          <text:p/>
        </draw:polygon>
        <draw:line draw:style-name="gr8" draw:text-style-name="P26" draw:layer="layout" svg:x1="10.247cm" svg:y1="8.638cm" svg:x2="10.234cm" svg:y2="8.638cm">
          <text:p/>
        </draw:line>
        <draw:line draw:style-name="gr50" draw:text-style-name="P26" draw:layer="layout" svg:x1="10.247cm" svg:y1="8.355cm" svg:x2="13.718cm" svg:y2="8.355cm">
          <text:p/>
        </draw:line>
        <draw:polygon draw:style-name="gr7" draw:text-style-name="P27" draw:layer="layout" svg:width="0.012cm" svg:height="0cm" svg:x="10.234cm" svg:y="8.355cm" svg:viewBox="0 0 13 0" draw:points="13,0 0,0">
          <text:p/>
        </draw:polygon>
        <draw:line draw:style-name="gr8" draw:text-style-name="P26" draw:layer="layout" svg:x1="10.247cm" svg:y1="8.355cm" svg:x2="10.234cm" svg:y2="8.355cm">
          <text:p/>
        </draw:line>
        <draw:line draw:style-name="gr50" draw:text-style-name="P26" draw:layer="layout" svg:x1="10.247cm" svg:y1="8.072cm" svg:x2="13.718cm" svg:y2="8.072cm">
          <text:p/>
        </draw:line>
        <draw:polygon draw:style-name="gr7" draw:text-style-name="P27" draw:layer="layout" svg:width="0.012cm" svg:height="0cm" svg:x="10.234cm" svg:y="8.072cm" svg:viewBox="0 0 13 0" draw:points="13,0 0,0">
          <text:p/>
        </draw:polygon>
        <draw:line draw:style-name="gr8" draw:text-style-name="P26" draw:layer="layout" svg:x1="10.247cm" svg:y1="8.072cm" svg:x2="10.234cm" svg:y2="8.072cm">
          <text:p/>
        </draw:line>
        <draw:line draw:style-name="gr13" draw:text-style-name="P26" draw:layer="layout" svg:x1="10.247cm" svg:y1="12.059cm" svg:x2="10.247cm" svg:y2="7.763cm">
          <text:p/>
        </draw:line>
        <draw:line draw:style-name="gr13" draw:text-style-name="P26" draw:layer="layout" svg:x1="13.718cm" svg:y1="12.059cm" svg:x2="13.718cm" svg:y2="7.763cm">
          <text:p/>
        </draw:line>
        <draw:line draw:style-name="gr13" draw:text-style-name="P26" draw:layer="layout" svg:x1="10.247cm" svg:y1="12.059cm" svg:x2="13.718cm" svg:y2="12.059cm">
          <text:p/>
        </draw:line>
        <draw:line draw:style-name="gr13" draw:text-style-name="P26" draw:layer="layout" svg:x1="10.247cm" svg:y1="7.763cm" svg:x2="13.718cm" svg:y2="7.763cm">
          <text:p/>
        </draw:line>
        <draw:line draw:style-name="gr13" draw:text-style-name="P26" draw:layer="layout" svg:x1="14.233cm" svg:y1="7.74cm" svg:x2="17.71cm" svg:y2="7.74cm">
          <text:p/>
        </draw:line>
        <draw:polygon draw:style-name="gr1" draw:text-style-name="P1" draw:layer="layout" svg:width="2.937cm" svg:height="4.728cm" svg:x="11.357cm" svg:y="1.143cm" svg:viewBox="0 0 2938 4729" draw:points="0,4729 2938,4729 2938,0 0,0">
          <text:p/>
        </draw:polygon>
        <draw:polygon draw:style-name="gr2" draw:text-style-name="P2" draw:layer="layout" svg:width="2.937cm" svg:height="0.249cm" svg:x="11.357cm" svg:y="5.407cm" svg:viewBox="0 0 2938 250" draw:points="0,250 2938,250 2938,0 0,0">
          <text:p/>
        </draw:polygon>
        <draw:polygon draw:style-name="gr4" draw:text-style-name="P4" draw:layer="layout" svg:width="0.026cm" svg:height="0.249cm" svg:x="11.357cm" svg:y="5.096cm" svg:viewBox="0 0 27 250" draw:points="0,250 27,250 27,0 0,0">
          <text:p/>
        </draw:polygon>
        <draw:polygon draw:style-name="gr4" draw:text-style-name="P4" draw:layer="layout" svg:width="0.219cm" svg:height="0.249cm" svg:x="11.384cm" svg:y="4.784cm" svg:viewBox="0 0 220 250" draw:points="0,250 220,250 220,0 0,0">
          <text:p/>
        </draw:polygon>
        <draw:polygon draw:style-name="gr2" draw:text-style-name="P2" draw:layer="layout" svg:width="0.055cm" svg:height="0.249cm" svg:x="11.603cm" svg:y="4.473cm" svg:viewBox="0 0 56 250" draw:points="0,250 56,250 56,0 0,0">
          <text:p/>
        </draw:polygon>
        <draw:polygon draw:style-name="gr4" draw:text-style-name="P4" draw:layer="layout" svg:width="0.135cm" svg:height="0.249cm" svg:x="11.659cm" svg:y="4.161cm" svg:viewBox="0 0 136 250" draw:points="0,250 136,250 136,0 0,0">
          <text:p/>
        </draw:polygon>
        <draw:polygon draw:style-name="gr4" draw:text-style-name="P4" draw:layer="layout" svg:width="0.853cm" svg:height="0.249cm" svg:x="11.796cm" svg:y="3.85cm" svg:viewBox="0 0 854 250" draw:points="0,250 854,250 854,0 0,0">
          <text:p/>
        </draw:polygon>
        <draw:polygon draw:style-name="gr2" draw:text-style-name="P2" draw:layer="layout" svg:width="0.013cm" svg:height="0.249cm" svg:x="12.65cm" svg:y="3.538cm" svg:viewBox="0 0 14 250" draw:points="0,250 14,250 14,0 0,0">
          <text:p/>
        </draw:polygon>
        <draw:polygon draw:style-name="gr2" draw:text-style-name="P2" draw:layer="layout" svg:width="0.004cm" svg:height="0.249cm" svg:x="12.664cm" svg:y="3.227cm" svg:viewBox="0 0 5 250" draw:points="0,250 5,250 5,0 0,0">
          <text:p/>
        </draw:polygon>
        <draw:polygon draw:style-name="gr2" draw:text-style-name="P2" draw:layer="layout" svg:width="0.004cm" svg:height="0.249cm" svg:x="12.669cm" svg:y="2.915cm" svg:viewBox="0 0 5 250" draw:points="0,250 5,250 5,0 0,0">
          <text:p/>
        </draw:polygon>
        <draw:polygon draw:style-name="gr4" draw:text-style-name="P4" draw:layer="layout" svg:width="1.614cm" svg:height="0.249cm" svg:x="12.674cm" svg:y="2.604cm" svg:viewBox="0 0 1615 250" draw:points="0,250 1615,250 1615,0 0,0">
          <text:p/>
        </draw:polygon>
        <draw:polygon draw:style-name="gr2" draw:text-style-name="P2" draw:layer="layout" svg:width="0.003cm" svg:height="0.249cm" svg:x="14.289cm" svg:y="2.292cm" svg:viewBox="0 0 4 250" draw:points="0,250 4,250 4,0 0,0">
          <text:p/>
        </draw:polygon>
        <draw:polygon draw:style-name="gr2" draw:text-style-name="P2" draw:layer="layout" svg:width="0cm" svg:height="0.249cm" svg:x="14.293cm" svg:y="1.981cm" svg:viewBox="0 0 0 250" draw:points="0,250 0,250 0,0 0,0">
          <text:p/>
        </draw:polygon>
        <draw:polygon draw:style-name="gr2" draw:text-style-name="P2" draw:layer="layout" svg:width="0.001cm" svg:height="0.249cm" svg:x="14.293cm" svg:y="1.669cm" svg:viewBox="0 0 2 250" draw:points="0,250 2,250 2,0 0,0">
          <text:p/>
        </draw:polygon>
        <draw:polygon draw:style-name="gr2" draw:text-style-name="P2" draw:layer="layout" svg:width="0cm" svg:height="0.248cm" svg:x="14.295cm" svg:y="1.358cm" svg:viewBox="0 0 0 249" draw:points="0,249 0,0">
          <text:p/>
        </draw:polygon>
        <draw:line draw:style-name="gr6" draw:text-style-name="P6" draw:layer="layout" svg:x1="11.82cm" svg:y1="5.872cm" svg:x2="11.82cm" svg:y2="1.143cm">
          <text:p/>
        </draw:line>
        <draw:polygon draw:style-name="gr7" draw:text-style-name="P7" draw:layer="layout" svg:width="0cm" svg:height="0.072cm" svg:x="11.82cm" svg:y="5.872cm" svg:viewBox="0 0 0 73" draw:points="0,0 0,73">
          <text:p/>
        </draw:polygon>
        <draw:line draw:style-name="gr8" draw:text-style-name="P6" draw:layer="layout" svg:x1="11.82cm" svg:y1="5.872cm" svg:x2="11.82cm" svg:y2="5.945cm">
          <text:p/>
        </draw:line>
        <draw:line draw:style-name="gr6" draw:text-style-name="P6" draw:layer="layout" svg:x1="12.284cm" svg:y1="5.872cm" svg:x2="12.284cm" svg:y2="1.143cm">
          <text:p/>
        </draw:line>
        <draw:polygon draw:style-name="gr7" draw:text-style-name="P7" draw:layer="layout" svg:width="0cm" svg:height="0.072cm" svg:x="12.284cm" svg:y="5.872cm" svg:viewBox="0 0 0 73" draw:points="0,0 0,73">
          <text:p/>
        </draw:polygon>
        <draw:line draw:style-name="gr8" draw:text-style-name="P6" draw:layer="layout" svg:x1="12.284cm" svg:y1="5.872cm" svg:x2="12.284cm" svg:y2="5.945cm">
          <text:p/>
        </draw:line>
        <draw:frame draw:style-name="gr60" draw:text-style-name="P9" draw:layer="layout" svg:width="0.358cm" svg:height="0.279cm" svg:x="11.678cm" svg:y="6.002cm">
          <draw:text-box>
            <text:p text:style-name="P8"><text:span text:style-name="T1">0</text:span><text:span text:style-name="T1">.</text:span><text:span text:style-name="T1">2</text:span></text:p>
          </draw:text-box>
        </draw:frame>
        <draw:line draw:style-name="gr6" draw:text-style-name="P6" draw:layer="layout" svg:x1="12.747cm" svg:y1="5.872cm" svg:x2="12.747cm" svg:y2="1.143cm">
          <text:p/>
        </draw:line>
        <draw:polygon draw:style-name="gr7" draw:text-style-name="P7" draw:layer="layout" svg:width="0cm" svg:height="0.072cm" svg:x="12.747cm" svg:y="5.872cm" svg:viewBox="0 0 0 73" draw:points="0,0 0,73">
          <text:p/>
        </draw:polygon>
        <draw:line draw:style-name="gr8" draw:text-style-name="P6" draw:layer="layout" svg:x1="12.747cm" svg:y1="5.872cm" svg:x2="12.747cm" svg:y2="5.945cm">
          <text:p/>
        </draw:line>
        <draw:frame draw:style-name="gr60" draw:text-style-name="P9" draw:layer="layout" svg:width="0.358cm" svg:height="0.279cm" svg:x="12.133cm" svg:y="6.002cm">
          <draw:text-box>
            <text:p text:style-name="P8"><text:span text:style-name="T1">0.4</text:span></text:p>
          </draw:text-box>
        </draw:frame>
        <draw:line draw:style-name="gr6" draw:text-style-name="P6" draw:layer="layout" svg:x1="13.21cm" svg:y1="5.872cm" svg:x2="13.21cm" svg:y2="1.143cm">
          <text:p/>
        </draw:line>
        <draw:polygon draw:style-name="gr7" draw:text-style-name="P7" draw:layer="layout" svg:width="0cm" svg:height="0.072cm" svg:x="13.21cm" svg:y="5.872cm" svg:viewBox="0 0 0 73" draw:points="0,0 0,73">
          <text:p/>
        </draw:polygon>
        <draw:line draw:style-name="gr8" draw:text-style-name="P6" draw:layer="layout" svg:x1="13.21cm" svg:y1="5.872cm" svg:x2="13.21cm" svg:y2="5.945cm">
          <text:p/>
        </draw:line>
        <draw:frame draw:style-name="gr60" draw:text-style-name="P9" draw:layer="layout" svg:width="0.358cm" svg:height="0.279cm" svg:x="12.596cm" svg:y="6.002cm">
          <draw:text-box>
            <text:p text:style-name="P8"><text:span text:style-name="T1">0.6</text:span></text:p>
          </draw:text-box>
        </draw:frame>
        <draw:line draw:style-name="gr6" draw:text-style-name="P6" draw:layer="layout" svg:x1="13.674cm" svg:y1="5.872cm" svg:x2="13.674cm" svg:y2="1.143cm">
          <text:p/>
        </draw:line>
        <draw:polygon draw:style-name="gr7" draw:text-style-name="P7" draw:layer="layout" svg:width="0cm" svg:height="0.072cm" svg:x="13.674cm" svg:y="5.872cm" svg:viewBox="0 0 0 73" draw:points="0,0 0,73">
          <text:p/>
        </draw:polygon>
        <draw:line draw:style-name="gr8" draw:text-style-name="P6" draw:layer="layout" svg:x1="13.674cm" svg:y1="5.872cm" svg:x2="13.674cm" svg:y2="5.945cm">
          <text:p/>
        </draw:line>
        <draw:frame draw:style-name="gr60" draw:text-style-name="P9" draw:layer="layout" svg:width="0.358cm" svg:height="0.279cm" svg:x="13.077cm" svg:y="6.002cm">
          <draw:text-box>
            <text:p text:style-name="P8"><text:span text:style-name="T1">0</text:span><text:span text:style-name="T1">.</text:span><text:span text:style-name="T1">8</text:span></text:p>
          </draw:text-box>
        </draw:frame>
        <draw:line draw:style-name="gr6" draw:text-style-name="P6" draw:layer="layout" svg:x1="14.137cm" svg:y1="5.872cm" svg:x2="14.137cm" svg:y2="1.143cm">
          <text:p/>
        </draw:line>
        <draw:polygon draw:style-name="gr7" draw:text-style-name="P7" draw:layer="layout" svg:width="0cm" svg:height="0.072cm" svg:x="14.137cm" svg:y="5.872cm" svg:viewBox="0 0 0 73" draw:points="0,0 0,73">
          <text:p/>
        </draw:polygon>
        <draw:line draw:style-name="gr8" draw:text-style-name="P6" draw:layer="layout" svg:x1="14.137cm" svg:y1="5.872cm" svg:x2="14.137cm" svg:y2="5.945cm">
          <text:p/>
        </draw:line>
        <draw:frame draw:style-name="gr61" draw:text-style-name="P9" draw:layer="layout" svg:width="0.476cm" svg:height="0.279cm" svg:x="13.536cm" svg:y="6.002cm">
          <draw:text-box>
            <text:p text:style-name="P8"><text:span text:style-name="T1">1.0</text:span></text:p>
          </draw:text-box>
        </draw:frame>
        <draw:frame draw:style-name="gr61" draw:text-style-name="P9" draw:layer="layout" svg:width="0.476cm" svg:height="0.279cm" svg:x="14cm" svg:y="6.002cm">
          <draw:text-box>
            <text:p text:style-name="P8"><text:span text:style-name="T1">1.2</text:span></text:p>
          </draw:text-box>
        </draw:frame>
        <draw:line draw:style-name="gr6" draw:text-style-name="P6" draw:layer="layout" svg:x1="11.357cm" svg:y1="5.532cm" svg:x2="14.294cm" svg:y2="5.532cm">
          <text:p/>
        </draw:line>
        <draw:polygon draw:style-name="gr7" draw:text-style-name="P7" draw:layer="layout" svg:width="0.01cm" svg:height="0cm" svg:x="11.346cm" svg:y="5.532cm" svg:viewBox="0 0 11 0" draw:points="11,0 0,0">
          <text:p/>
        </draw:polygon>
        <draw:line draw:style-name="gr8" draw:text-style-name="P6" draw:layer="layout" svg:x1="11.357cm" svg:y1="5.532cm" svg:x2="11.346cm" svg:y2="5.532cm">
          <text:p/>
        </draw:line>
        <draw:line draw:style-name="gr6" draw:text-style-name="P6" draw:layer="layout" svg:x1="11.357cm" svg:y1="5.22cm" svg:x2="14.294cm" svg:y2="5.22cm">
          <text:p/>
        </draw:line>
        <draw:polygon draw:style-name="gr7" draw:text-style-name="P7" draw:layer="layout" svg:width="0.01cm" svg:height="0cm" svg:x="11.346cm" svg:y="5.22cm" svg:viewBox="0 0 11 0" draw:points="11,0 0,0">
          <text:p/>
        </draw:polygon>
        <draw:line draw:style-name="gr8" draw:text-style-name="P6" draw:layer="layout" svg:x1="11.357cm" svg:y1="5.22cm" svg:x2="11.346cm" svg:y2="5.22cm">
          <text:p/>
        </draw:line>
        <draw:frame draw:style-name="gr62" draw:text-style-name="P9" draw:layer="layout" svg:width="0.988cm" svg:height="0.266cm" svg:x="10.243cm" svg:y="5.39cm">
          <draw:text-box>
            <text:p text:style-name="P8"><text:span text:style-name="T1">Interpreter</text:span></text:p>
          </draw:text-box>
        </draw:frame>
        <draw:line draw:style-name="gr6" draw:text-style-name="P6" draw:layer="layout" svg:x1="11.357cm" svg:y1="4.909cm" svg:x2="14.294cm" svg:y2="4.909cm">
          <text:p/>
        </draw:line>
        <draw:polygon draw:style-name="gr7" draw:text-style-name="P7" draw:layer="layout" svg:width="0.01cm" svg:height="0cm" svg:x="11.346cm" svg:y="4.909cm" svg:viewBox="0 0 11 0" draw:points="11,0 0,0">
          <text:p/>
        </draw:polygon>
        <draw:line draw:style-name="gr8" draw:text-style-name="P6" draw:layer="layout" svg:x1="11.357cm" svg:y1="4.909cm" svg:x2="11.346cm" svg:y2="4.909cm">
          <text:p/>
        </draw:line>
        <draw:frame draw:style-name="gr63" draw:text-style-name="P10" draw:layer="layout" svg:width="2.373cm" svg:height="0.266cm" svg:x="8.915cm" svg:y="5.083cm">
          <draw:text-box>
            <text:p text:style-name="P8"><text:span text:style-name="T2">D</text:span><text:span text:style-name="T2">E</text:span><text:span text:style-name="T2">P</text:span><text:span text:style-name="T2">T</text:span><text:span text:style-name="T2">H</text:span><text:span text:style-name="T2">W</text:span><text:span text:style-name="T2">I</text:span><text:span text:style-name="T2">S</text:span><text:span text:style-name="T2">E</text:span><text:span text:style-name="T2">_</text:span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line draw:style-name="gr6" draw:text-style-name="P6" draw:layer="layout" svg:x1="11.357cm" svg:y1="4.597cm" svg:x2="14.294cm" svg:y2="4.597cm">
          <text:p/>
        </draw:line>
        <draw:polygon draw:style-name="gr7" draw:text-style-name="P7" draw:layer="layout" svg:width="0.01cm" svg:height="0cm" svg:x="11.346cm" svg:y="4.597cm" svg:viewBox="0 0 11 0" draw:points="11,0 0,0">
          <text:p/>
        </draw:polygon>
        <draw:line draw:style-name="gr8" draw:text-style-name="P6" draw:layer="layout" svg:x1="11.357cm" svg:y1="4.597cm" svg:x2="11.346cm" svg:y2="4.597cm">
          <text:p/>
        </draw:line>
        <draw:frame draw:style-name="gr64" draw:text-style-name="P29" draw:layer="layout" svg:width="1.001cm" svg:height="0.266cm" svg:x="10.246cm" svg:y="4.775cm">
          <draw:text-box>
            <text:p text:style-name="P8"><text:span text:style-name="T8">C</text:span><text:span text:style-name="T8">O</text:span><text:span text:style-name="T8">N</text:span><text:span text:style-name="T8">V</text:span><text:span text:style-name="T8">_</text:span><text:span text:style-name="T8">2</text:span><text:span text:style-name="T8">D</text:span></text:p>
          </draw:text-box>
        </draw:frame>
        <draw:line draw:style-name="gr6" draw:text-style-name="P6" draw:layer="layout" svg:x1="11.357cm" svg:y1="4.286cm" svg:x2="14.294cm" svg:y2="4.286cm">
          <text:p/>
        </draw:line>
        <draw:polygon draw:style-name="gr7" draw:text-style-name="P7" draw:layer="layout" svg:width="0.01cm" svg:height="0cm" svg:x="11.346cm" svg:y="4.286cm" svg:viewBox="0 0 11 0" draw:points="11,0 0,0">
          <text:p/>
        </draw:polygon>
        <draw:line draw:style-name="gr8" draw:text-style-name="P6" draw:layer="layout" svg:x1="11.357cm" svg:y1="4.286cm" svg:x2="11.346cm" svg:y2="4.286cm">
          <text:p/>
        </draw:line>
        <draw:frame draw:style-name="gr65" draw:text-style-name="P9" draw:layer="layout" svg:width="1.556cm" svg:height="0.266cm" svg:x="9.697cm" svg:y="4.466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3.974cm" svg:x2="14.294cm" svg:y2="3.974cm">
          <text:p/>
        </draw:line>
        <draw:polygon draw:style-name="gr7" draw:text-style-name="P7" draw:layer="layout" svg:width="0.01cm" svg:height="0cm" svg:x="11.346cm" svg:y="3.974cm" svg:viewBox="0 0 11 0" draw:points="11,0 0,0">
          <text:p/>
        </draw:polygon>
        <draw:line draw:style-name="gr8" draw:text-style-name="P6" draw:layer="layout" svg:x1="11.357cm" svg:y1="3.974cm" svg:x2="11.346cm" svg:y2="3.974cm">
          <text:p/>
        </draw:line>
        <draw:frame draw:style-name="gr66" draw:text-style-name="P10" draw:layer="layout" svg:width="2.373cm" svg:height="0.265cm" svg:x="8.915cm" svg:y="4.16cm">
          <draw:text-box>
            <text:p text:style-name="P8"><text:span text:style-name="T2">D</text:span><text:span text:style-name="T2">E</text:span><text:span text:style-name="T2">P</text:span><text:span text:style-name="T2">T</text:span><text:span text:style-name="T2">H</text:span><text:span text:style-name="T2">W</text:span><text:span text:style-name="T2">I</text:span><text:span text:style-name="T2">S</text:span><text:span text:style-name="T2">E</text:span><text:span text:style-name="T2">_</text:span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line draw:style-name="gr6" draw:text-style-name="P6" draw:layer="layout" svg:x1="11.357cm" svg:y1="3.663cm" svg:x2="14.294cm" svg:y2="3.663cm">
          <text:p/>
        </draw:line>
        <draw:polygon draw:style-name="gr7" draw:text-style-name="P7" draw:layer="layout" svg:width="0.01cm" svg:height="0cm" svg:x="11.346cm" svg:y="3.663cm" svg:viewBox="0 0 11 0" draw:points="11,0 0,0">
          <text:p/>
        </draw:polygon>
        <draw:line draw:style-name="gr8" draw:text-style-name="P6" draw:layer="layout" svg:x1="11.357cm" svg:y1="3.663cm" svg:x2="11.346cm" svg:y2="3.663cm">
          <text:p/>
        </draw:line>
        <draw:frame draw:style-name="gr64" draw:text-style-name="P10" draw:layer="layout" svg:width="1.001cm" svg:height="0.266cm" svg:x="10.246cm" svg:y="3.855cm">
          <draw:text-box>
            <text:p text:style-name="P8"><text:span text:style-name="T2">C</text:span><text:span text:style-name="T2">O</text:span><text:span text:style-name="T2">N</text:span><text:span text:style-name="T2">V</text:span><text:span text:style-name="T2">_</text:span><text:span text:style-name="T2">2</text:span><text:span text:style-name="T2">D</text:span></text:p>
          </draw:text-box>
        </draw:frame>
        <draw:line draw:style-name="gr6" draw:text-style-name="P6" draw:layer="layout" svg:x1="11.357cm" svg:y1="3.352cm" svg:x2="14.294cm" svg:y2="3.352cm">
          <text:p/>
        </draw:line>
        <draw:polygon draw:style-name="gr7" draw:text-style-name="P7" draw:layer="layout" svg:width="0.01cm" svg:height="0cm" svg:x="11.346cm" svg:y="3.352cm" svg:viewBox="0 0 11 0" draw:points="11,0 0,0">
          <text:p/>
        </draw:polygon>
        <draw:line draw:style-name="gr8" draw:text-style-name="P6" draw:layer="layout" svg:x1="11.357cm" svg:y1="3.352cm" svg:x2="11.346cm" svg:y2="3.352cm">
          <text:p/>
        </draw:line>
        <draw:frame draw:style-name="gr65" draw:text-style-name="P9" draw:layer="layout" svg:width="1.556cm" svg:height="0.266cm" svg:x="9.697cm" svg:y="3.546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3.04cm" svg:x2="14.294cm" svg:y2="3.04cm">
          <text:p/>
        </draw:line>
        <draw:polygon draw:style-name="gr7" draw:text-style-name="P7" draw:layer="layout" svg:width="0.01cm" svg:height="0cm" svg:x="11.346cm" svg:y="3.04cm" svg:viewBox="0 0 11 0" draw:points="11,0 0,0">
          <text:p/>
        </draw:polygon>
        <draw:line draw:style-name="gr8" draw:text-style-name="P6" draw:layer="layout" svg:x1="11.357cm" svg:y1="3.04cm" svg:x2="11.346cm" svg:y2="3.04cm">
          <text:p/>
        </draw:line>
        <draw:frame draw:style-name="gr67" draw:text-style-name="P9" draw:layer="layout" svg:width="0.451cm" svg:height="0.265cm" svg:x="10.818cm" svg:y="3.24cm">
          <draw:text-box>
            <text:p text:style-name="P8"><text:span text:style-name="T1">M</text:span><text:span text:style-name="T1">U</text:span><text:span text:style-name="T1">L</text:span></text:p>
          </draw:text-box>
        </draw:frame>
        <draw:line draw:style-name="gr6" draw:text-style-name="P6" draw:layer="layout" svg:x1="11.357cm" svg:y1="2.729cm" svg:x2="14.294cm" svg:y2="2.729cm">
          <text:p/>
        </draw:line>
        <draw:polygon draw:style-name="gr7" draw:text-style-name="P7" draw:layer="layout" svg:width="0.01cm" svg:height="0cm" svg:x="11.346cm" svg:y="2.729cm" svg:viewBox="0 0 11 0" draw:points="11,0 0,0">
          <text:p/>
        </draw:polygon>
        <draw:line draw:style-name="gr8" draw:text-style-name="P6" draw:layer="layout" svg:x1="11.357cm" svg:y1="2.729cm" svg:x2="11.346cm" svg:y2="2.729cm">
          <text:p/>
        </draw:line>
        <draw:frame draw:style-name="gr68" draw:text-style-name="P9" draw:layer="layout" svg:width="0.447cm" svg:height="0.266cm" svg:x="10.806cm" svg:y="3.002cm">
          <draw:text-box>
            <text:p text:style-name="P8"><text:span text:style-name="T1">A</text:span><text:span text:style-name="T1">D</text:span><text:span text:style-name="T1">D</text:span></text:p>
          </draw:text-box>
        </draw:frame>
        <draw:line draw:style-name="gr6" draw:text-style-name="P6" draw:layer="layout" svg:x1="11.357cm" svg:y1="2.417cm" svg:x2="14.294cm" svg:y2="2.417cm">
          <text:p/>
        </draw:line>
        <draw:polygon draw:style-name="gr7" draw:text-style-name="P7" draw:layer="layout" svg:width="0.01cm" svg:height="0cm" svg:x="11.346cm" svg:y="2.417cm" svg:viewBox="0 0 11 0" draw:points="11,0 0,0">
          <text:p/>
        </draw:polygon>
        <draw:line draw:style-name="gr8" draw:text-style-name="P6" draw:layer="layout" svg:x1="11.357cm" svg:y1="2.417cm" svg:x2="11.346cm" svg:y2="2.417cm">
          <text:p/>
        </draw:line>
        <draw:frame draw:style-name="gr64" draw:text-style-name="P10" draw:layer="layout" svg:width="1.001cm" svg:height="0.266cm" svg:x="10.246cm" svg:y="2.623cm">
          <draw:text-box>
            <text:p text:style-name="P8"><text:span text:style-name="T2">CONV_2D</text:span></text:p>
          </draw:text-box>
        </draw:frame>
        <draw:line draw:style-name="gr6" draw:text-style-name="P6" draw:layer="layout" svg:x1="11.357cm" svg:y1="2.106cm" svg:x2="14.294cm" svg:y2="2.106cm">
          <text:p/>
        </draw:line>
        <draw:polygon draw:style-name="gr7" draw:text-style-name="P7" draw:layer="layout" svg:width="0.01cm" svg:height="0cm" svg:x="11.346cm" svg:y="2.106cm" svg:viewBox="0 0 11 0" draw:points="11,0 0,0">
          <text:p/>
        </draw:polygon>
        <draw:line draw:style-name="gr8" draw:text-style-name="P6" draw:layer="layout" svg:x1="11.357cm" svg:y1="2.106cm" svg:x2="11.346cm" svg:y2="2.106cm">
          <text:p/>
        </draw:line>
        <draw:frame draw:style-name="gr65" draw:text-style-name="P9" draw:layer="layout" svg:width="1.556cm" svg:height="0.266cm" svg:x="9.697cm" svg:y="2.317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1.794cm" svg:x2="14.294cm" svg:y2="1.794cm">
          <text:p/>
        </draw:line>
        <draw:polygon draw:style-name="gr7" draw:text-style-name="P7" draw:layer="layout" svg:width="0.01cm" svg:height="0cm" svg:x="11.346cm" svg:y="1.794cm" svg:viewBox="0 0 11 0" draw:points="11,0 0,0">
          <text:p/>
        </draw:polygon>
        <draw:line draw:style-name="gr8" draw:text-style-name="P6" draw:layer="layout" svg:x1="11.357cm" svg:y1="1.794cm" svg:x2="11.346cm" svg:y2="1.794cm">
          <text:p/>
        </draw:line>
        <draw:frame draw:style-name="gr69" draw:text-style-name="P9" draw:layer="layout" svg:width="1.005cm" svg:height="0.266cm" svg:x="10.281cm" svg:y="2.012cm">
          <draw:text-box>
            <text:p text:style-name="P8"><text:span text:style-name="T1">R</text:span><text:span text:style-name="T1">E</text:span><text:span text:style-name="T1">S</text:span><text:span text:style-name="T1">H</text:span><text:span text:style-name="T1">A</text:span><text:span text:style-name="T1">P</text:span><text:span text:style-name="T1">E</text:span></text:p>
          </draw:text-box>
        </draw:frame>
        <draw:line draw:style-name="gr6" draw:text-style-name="P6" draw:layer="layout" svg:x1="11.357cm" svg:y1="1.483cm" svg:x2="14.294cm" svg:y2="1.483cm">
          <text:p/>
        </draw:line>
        <draw:polygon draw:style-name="gr7" draw:text-style-name="P7" draw:layer="layout" svg:width="0.01cm" svg:height="0cm" svg:x="11.346cm" svg:y="1.483cm" svg:viewBox="0 0 11 0" draw:points="11,0 0,0">
          <text:p/>
        </draw:polygon>
        <draw:line draw:style-name="gr8" draw:text-style-name="P6" draw:layer="layout" svg:x1="11.357cm" svg:y1="1.483cm" svg:x2="11.346cm" svg:y2="1.483cm">
          <text:p/>
        </draw:line>
        <draw:frame draw:style-name="gr70" draw:text-style-name="P9" draw:layer="layout" svg:width="2.119cm" svg:height="0.267cm" svg:x="9.181cm" svg:y="1.702cm">
          <draw:text-box>
            <text:p text:style-name="P8"><text:span text:style-name="T1">F</text:span><text:span text:style-name="T1">U</text:span><text:span text:style-name="T1">L</text:span><text:span text:style-name="T1">L</text:span><text:span text:style-name="T1">Y</text:span><text:span text:style-name="T1">_</text:span><text:span text:style-name="T1">C</text:span><text:span text:style-name="T1">O</text:span><text:span text:style-name="T1">N</text:span><text:span text:style-name="T1">N</text:span><text:span text:style-name="T1">E</text:span><text:span text:style-name="T1">C</text:span><text:span text:style-name="T1">T</text:span><text:span text:style-name="T1">E</text:span><text:span text:style-name="T1">D</text:span></text:p>
          </draw:text-box>
        </draw:frame>
        <draw:frame draw:style-name="gr71" draw:text-style-name="P9" draw:layer="layout" svg:width="1.026cm" svg:height="0.266cm" svg:x="10.248cm" svg:y="1.397cm">
          <draw:text-box>
            <text:p text:style-name="P8"><text:span text:style-name="T1">SOFTMAX</text:span></text:p>
          </draw:text-box>
        </draw:frame>
        <draw:line draw:style-name="gr13" draw:text-style-name="P6" draw:layer="layout" svg:x1="11.357cm" svg:y1="5.872cm" svg:x2="11.357cm" svg:y2="1.143cm">
          <text:p/>
        </draw:line>
        <draw:line draw:style-name="gr13" draw:text-style-name="P6" draw:layer="layout" svg:x1="14.295cm" svg:y1="5.872cm" svg:x2="14.295cm" svg:y2="1.143cm">
          <text:p/>
        </draw:line>
        <draw:line draw:style-name="gr13" draw:text-style-name="P6" draw:layer="layout" svg:x1="11.357cm" svg:y1="5.872cm" svg:x2="14.294cm" svg:y2="5.872cm">
          <text:p/>
        </draw:line>
        <draw:line draw:style-name="gr13" draw:text-style-name="P6" draw:layer="layout" svg:x1="11.357cm" svg:y1="1.143cm" svg:x2="14.294cm" svg:y2="1.143cm">
          <text:p/>
        </draw:line>
        <draw:polygon draw:style-name="gr1" draw:text-style-name="P20" draw:layer="layout" svg:width="2.933cm" svg:height="4.702cm" svg:x="14.768cm" svg:y="1.155cm" svg:viewBox="0 0 2934 4703" draw:points="0,4703 2934,4703 2934,0 0,0">
          <text:p/>
        </draw:polygon>
        <draw:polygon draw:style-name="gr2" draw:text-style-name="P21" draw:layer="layout" svg:width="2.794cm" svg:height="0.248cm" svg:x="14.768cm" svg:y="5.396cm" svg:viewBox="0 0 2795 249" draw:points="0,249 2795,249 2795,0 0,0">
          <text:p/>
        </draw:polygon>
        <draw:polygon draw:style-name="gr26" draw:text-style-name="P22" draw:layer="layout" svg:width="0.04cm" svg:height="0.248cm" svg:x="14.768cm" svg:y="5.086cm" svg:viewBox="0 0 41 249" draw:points="0,249 41,249 41,0 0,0">
          <text:p/>
        </draw:polygon>
        <draw:polygon draw:style-name="gr26" draw:text-style-name="P22" draw:layer="layout" svg:width="0.605cm" svg:height="0.248cm" svg:x="14.81cm" svg:y="4.776cm" svg:viewBox="0 0 606 249" draw:points="0,249 606,249 606,0 0,0">
          <text:p/>
        </draw:polygon>
        <draw:polygon draw:style-name="gr2" draw:text-style-name="P21" draw:layer="layout" svg:width="0.699cm" svg:height="0.248cm" svg:x="15.416cm" svg:y="4.467cm" svg:viewBox="0 0 700 249" draw:points="0,249 700,249 700,0 0,0">
          <text:p/>
        </draw:polygon>
        <draw:polygon draw:style-name="gr26" draw:text-style-name="P22" draw:layer="layout" svg:width="0.19cm" svg:height="0.248cm" svg:x="16.116cm" svg:y="4.157cm" svg:viewBox="0 0 191 249" draw:points="0,249 191,249 191,0 0,0">
          <text:p/>
        </draw:polygon>
        <draw:polygon draw:style-name="gr26" draw:text-style-name="P22" draw:layer="layout" svg:width="0.37cm" svg:height="0.248cm" svg:x="16.309cm" svg:y="3.847cm" svg:viewBox="0 0 371 249" draw:points="0,249 371,249 371,0 0,0">
          <text:p/>
        </draw:polygon>
        <draw:polygon draw:style-name="gr2" draw:text-style-name="P21" draw:layer="layout" svg:width="0.174cm" svg:height="0.248cm" svg:x="16.679cm" svg:y="3.537cm" svg:viewBox="0 0 175 249" draw:points="0,249 175,249 175,0 0,0">
          <text:p/>
        </draw:polygon>
        <draw:polygon draw:style-name="gr2" draw:text-style-name="P21" draw:layer="layout" svg:width="0.066cm" svg:height="0.248cm" svg:x="16.855cm" svg:y="3.227cm" svg:viewBox="0 0 67 249" draw:points="0,249 67,249 67,0 0,0">
          <text:p/>
        </draw:polygon>
        <draw:polygon draw:style-name="gr2" draw:text-style-name="P21" draw:layer="layout" svg:width="0.065cm" svg:height="0.248cm" svg:x="16.921cm" svg:y="2.918cm" svg:viewBox="0 0 66 249" draw:points="0,249 66,249 66,0 0,0">
          <text:p/>
        </draw:polygon>
        <draw:polygon draw:style-name="gr26" draw:text-style-name="P22" draw:layer="layout" svg:width="0.497cm" svg:height="0.248cm" svg:x="16.999cm" svg:y="2.608cm" svg:viewBox="0 0 498 249" draw:points="0,249 498,249 498,0 0,0">
          <text:p/>
        </draw:polygon>
        <draw:polygon draw:style-name="gr2" draw:text-style-name="P21" draw:layer="layout" svg:width="0.043cm" svg:height="0.248cm" svg:x="17.497cm" svg:y="2.298cm" svg:viewBox="0 0 44 249" draw:points="0,249 44,249 44,0 0,0">
          <text:p/>
        </draw:polygon>
        <draw:polygon draw:style-name="gr2" draw:text-style-name="P21" draw:layer="layout" svg:width="0.003cm" svg:height="0.248cm" svg:x="17.541cm" svg:y="1.988cm" svg:viewBox="0 0 4 249" draw:points="0,249 4,249 4,0 0,0">
          <text:p/>
        </draw:polygon>
        <draw:polygon draw:style-name="gr2" draw:text-style-name="P21" draw:layer="layout" svg:width="0.017cm" svg:height="0.248cm" svg:x="17.545cm" svg:y="1.679cm" svg:viewBox="0 0 18 249" draw:points="0,249 18,249 18,0 0,0">
          <text:p/>
        </draw:polygon>
        <draw:polygon draw:style-name="gr2" draw:text-style-name="P21" draw:layer="layout" svg:width="0cm" svg:height="0.248cm" svg:x="17.562cm" svg:y="1.369cm" svg:viewBox="0 0 0 249" draw:points="0,249 0,249 0,0 0,0">
          <text:p/>
        </draw:polygon>
        <draw:line draw:style-name="gr50" draw:text-style-name="P26" draw:layer="layout" svg:x1="14.768cm" svg:y1="5.858cm" svg:x2="14.768cm" svg:y2="1.155cm">
          <text:p/>
        </draw:line>
        <draw:polygon draw:style-name="gr7" draw:text-style-name="P27" draw:layer="layout" svg:width="0cm" svg:height="0.071cm" svg:x="14.768cm" svg:y="5.858cm" svg:viewBox="0 0 0 72" draw:points="0,0 0,72">
          <text:p/>
        </draw:polygon>
        <draw:line draw:style-name="gr8" draw:text-style-name="P26" draw:layer="layout" svg:x1="14.768cm" svg:y1="5.858cm" svg:x2="14.768cm" svg:y2="5.93cm">
          <text:p/>
        </draw:line>
        <draw:line draw:style-name="gr50" draw:text-style-name="P26" draw:layer="layout" svg:x1="15.349cm" svg:y1="5.858cm" svg:x2="15.349cm" svg:y2="1.155cm">
          <text:p/>
        </draw:line>
        <draw:polygon draw:style-name="gr7" draw:text-style-name="P27" draw:layer="layout" svg:width="0cm" svg:height="0.071cm" svg:x="15.349cm" svg:y="5.858cm" svg:viewBox="0 0 0 72" draw:points="0,0 0,72">
          <text:p/>
        </draw:polygon>
        <draw:line draw:style-name="gr8" draw:text-style-name="P26" draw:layer="layout" svg:x1="15.349cm" svg:y1="5.858cm" svg:x2="15.349cm" svg:y2="5.93cm">
          <text:p/>
        </draw:line>
        <draw:frame draw:style-name="gr72" draw:text-style-name="P9" draw:layer="layout" svg:width="0.133cm" svg:height="0.239cm" svg:x="14.763cm" svg:y="5.986cm">
          <draw:text-box>
            <text:p text:style-name="P8"><text:span text:style-name="T1">0</text:span></text:p>
          </draw:text-box>
        </draw:frame>
        <draw:line draw:style-name="gr50" draw:text-style-name="P26" draw:layer="layout" svg:x1="15.931cm" svg:y1="5.858cm" svg:x2="15.931cm" svg:y2="1.155cm">
          <text:p/>
        </draw:line>
        <draw:polygon draw:style-name="gr7" draw:text-style-name="P27" draw:layer="layout" svg:width="0cm" svg:height="0.071cm" svg:x="15.931cm" svg:y="5.858cm" svg:viewBox="0 0 0 72" draw:points="0,0 0,72">
          <text:p/>
        </draw:polygon>
        <draw:line draw:style-name="gr8" draw:text-style-name="P26" draw:layer="layout" svg:x1="15.931cm" svg:y1="5.858cm" svg:x2="15.931cm" svg:y2="5.93cm">
          <text:p/>
        </draw:line>
        <draw:frame draw:style-name="gr73" draw:text-style-name="P9" draw:layer="layout" svg:width="0.298cm" svg:height="0.239cm" svg:x="15.207cm" svg:y="5.986cm">
          <draw:text-box>
            <text:p text:style-name="P8"><text:span text:style-name="T1">0.2</text:span></text:p>
          </draw:text-box>
        </draw:frame>
        <draw:line draw:style-name="gr50" draw:text-style-name="P26" draw:layer="layout" svg:x1="16.512cm" svg:y1="5.858cm" svg:x2="16.512cm" svg:y2="1.155cm">
          <text:p/>
        </draw:line>
        <draw:polygon draw:style-name="gr7" draw:text-style-name="P27" draw:layer="layout" svg:width="0cm" svg:height="0.071cm" svg:x="16.512cm" svg:y="5.858cm" svg:viewBox="0 0 0 72" draw:points="0,0 0,72">
          <text:p/>
        </draw:polygon>
        <draw:line draw:style-name="gr8" draw:text-style-name="P26" draw:layer="layout" svg:x1="16.512cm" svg:y1="5.858cm" svg:x2="16.512cm" svg:y2="5.93cm">
          <text:p/>
        </draw:line>
        <draw:frame draw:style-name="gr73" draw:text-style-name="P9" draw:layer="layout" svg:width="0.298cm" svg:height="0.239cm" svg:x="15.777cm" svg:y="5.986cm">
          <draw:text-box>
            <text:p text:style-name="P8"><text:span text:style-name="T1">0</text:span><text:span text:style-name="T1">.</text:span><text:span text:style-name="T1">4</text:span></text:p>
          </draw:text-box>
        </draw:frame>
        <draw:line draw:style-name="gr50" draw:text-style-name="P26" draw:layer="layout" svg:x1="17.094cm" svg:y1="5.858cm" svg:x2="17.094cm" svg:y2="1.155cm">
          <text:p/>
        </draw:line>
        <draw:polygon draw:style-name="gr7" draw:text-style-name="P27" draw:layer="layout" svg:width="0cm" svg:height="0.071cm" svg:x="17.094cm" svg:y="5.858cm" svg:viewBox="0 0 0 72" draw:points="0,0 0,72">
          <text:p/>
        </draw:polygon>
        <draw:line draw:style-name="gr8" draw:text-style-name="P26" draw:layer="layout" svg:x1="17.094cm" svg:y1="5.858cm" svg:x2="17.094cm" svg:y2="5.93cm">
          <text:p/>
        </draw:line>
        <draw:frame draw:style-name="gr73" draw:text-style-name="P9" draw:layer="layout" svg:width="0.298cm" svg:height="0.239cm" svg:x="16.369cm" svg:y="5.986cm">
          <draw:text-box>
            <text:p text:style-name="P8"><text:span text:style-name="T1">0.6</text:span></text:p>
          </draw:text-box>
        </draw:frame>
        <draw:line draw:style-name="gr50" draw:text-style-name="P26" draw:layer="layout" svg:x1="17.675cm" svg:y1="5.858cm" svg:x2="17.675cm" svg:y2="1.155cm">
          <text:p/>
        </draw:line>
        <draw:polygon draw:style-name="gr7" draw:text-style-name="P27" draw:layer="layout" svg:width="0cm" svg:height="0.071cm" svg:x="17.675cm" svg:y="5.858cm" svg:viewBox="0 0 0 72" draw:points="0,0 0,72">
          <text:p/>
        </draw:polygon>
        <draw:line draw:style-name="gr8" draw:text-style-name="P26" draw:layer="layout" svg:x1="17.675cm" svg:y1="5.858cm" svg:x2="17.675cm" svg:y2="5.93cm">
          <text:p/>
        </draw:line>
        <draw:frame draw:style-name="gr73" draw:text-style-name="P9" draw:layer="layout" svg:width="0.298cm" svg:height="0.239cm" svg:x="16.951cm" svg:y="5.986cm">
          <draw:text-box>
            <text:p text:style-name="P8"><text:span text:style-name="T1">0.8</text:span></text:p>
          </draw:text-box>
        </draw:frame>
        <draw:frame draw:style-name="gr74" draw:text-style-name="P9" draw:layer="layout" svg:width="0.396cm" svg:height="0.239cm" svg:x="17.471cm" svg:y="5.986cm">
          <draw:text-box>
            <text:p text:style-name="P8"><text:span text:style-name="T1">0</text:span><text:span text:style-name="T1">.</text:span><text:span text:style-name="T1">1</text:span></text:p>
          </draw:text-box>
        </draw:frame>
        <draw:line draw:style-name="gr50" draw:text-style-name="P26" draw:layer="layout" svg:x1="14.768cm" svg:y1="5.52cm" svg:x2="17.702cm" svg:y2="5.52cm">
          <text:p/>
        </draw:line>
        <draw:polygon draw:style-name="gr7" draw:text-style-name="P27" draw:layer="layout" svg:width="0.01cm" svg:height="0cm" svg:x="14.757cm" svg:y="5.52cm" svg:viewBox="0 0 11 0" draw:points="11,0 0,0">
          <text:p/>
        </draw:polygon>
        <draw:line draw:style-name="gr8" draw:text-style-name="P26" draw:layer="layout" svg:x1="14.768cm" svg:y1="5.52cm" svg:x2="14.757cm" svg:y2="5.52cm">
          <text:p/>
        </draw:line>
        <draw:line draw:style-name="gr50" draw:text-style-name="P26" draw:layer="layout" svg:x1="14.768cm" svg:y1="5.21cm" svg:x2="17.702cm" svg:y2="5.21cm">
          <text:p/>
        </draw:line>
        <draw:polygon draw:style-name="gr7" draw:text-style-name="P27" draw:layer="layout" svg:width="0.01cm" svg:height="0cm" svg:x="14.757cm" svg:y="5.21cm" svg:viewBox="0 0 11 0" draw:points="11,0 0,0">
          <text:p/>
        </draw:polygon>
        <draw:line draw:style-name="gr8" draw:text-style-name="P26" draw:layer="layout" svg:x1="14.768cm" svg:y1="5.21cm" svg:x2="14.757cm" svg:y2="5.21cm">
          <text:p/>
        </draw:line>
        <draw:line draw:style-name="gr50" draw:text-style-name="P26" draw:layer="layout" svg:x1="14.768cm" svg:y1="4.9cm" svg:x2="17.702cm" svg:y2="4.9cm">
          <text:p/>
        </draw:line>
        <draw:polygon draw:style-name="gr7" draw:text-style-name="P27" draw:layer="layout" svg:width="0.01cm" svg:height="0cm" svg:x="14.757cm" svg:y="4.9cm" svg:viewBox="0 0 11 0" draw:points="11,0 0,0">
          <text:p/>
        </draw:polygon>
        <draw:line draw:style-name="gr8" draw:text-style-name="P26" draw:layer="layout" svg:x1="14.768cm" svg:y1="4.9cm" svg:x2="14.757cm" svg:y2="4.9cm">
          <text:p/>
        </draw:line>
        <draw:line draw:style-name="gr50" draw:text-style-name="P26" draw:layer="layout" svg:x1="14.768cm" svg:y1="4.59cm" svg:x2="17.702cm" svg:y2="4.59cm">
          <text:p/>
        </draw:line>
        <draw:polygon draw:style-name="gr7" draw:text-style-name="P27" draw:layer="layout" svg:width="0.01cm" svg:height="0cm" svg:x="14.757cm" svg:y="4.59cm" svg:viewBox="0 0 11 0" draw:points="11,0 0,0">
          <text:p/>
        </draw:polygon>
        <draw:line draw:style-name="gr8" draw:text-style-name="P26" draw:layer="layout" svg:x1="14.768cm" svg:y1="4.59cm" svg:x2="14.757cm" svg:y2="4.59cm">
          <text:p/>
        </draw:line>
        <draw:line draw:style-name="gr50" draw:text-style-name="P26" draw:layer="layout" svg:x1="14.768cm" svg:y1="4.281cm" svg:x2="17.702cm" svg:y2="4.281cm">
          <text:p/>
        </draw:line>
        <draw:polygon draw:style-name="gr7" draw:text-style-name="P27" draw:layer="layout" svg:width="0.01cm" svg:height="0cm" svg:x="14.757cm" svg:y="4.281cm" svg:viewBox="0 0 11 0" draw:points="11,0 0,0">
          <text:p/>
        </draw:polygon>
        <draw:line draw:style-name="gr8" draw:text-style-name="P26" draw:layer="layout" svg:x1="14.768cm" svg:y1="4.281cm" svg:x2="14.757cm" svg:y2="4.281cm">
          <text:p/>
        </draw:line>
        <draw:line draw:style-name="gr50" draw:text-style-name="P26" draw:layer="layout" svg:x1="14.768cm" svg:y1="3.971cm" svg:x2="17.702cm" svg:y2="3.971cm">
          <text:p/>
        </draw:line>
        <draw:polygon draw:style-name="gr7" draw:text-style-name="P27" draw:layer="layout" svg:width="0.01cm" svg:height="0cm" svg:x="14.757cm" svg:y="3.971cm" svg:viewBox="0 0 11 0" draw:points="11,0 0,0">
          <text:p/>
        </draw:polygon>
        <draw:line draw:style-name="gr8" draw:text-style-name="P26" draw:layer="layout" svg:x1="14.768cm" svg:y1="3.971cm" svg:x2="14.757cm" svg:y2="3.971cm">
          <text:p/>
        </draw:line>
        <draw:line draw:style-name="gr50" draw:text-style-name="P26" draw:layer="layout" svg:x1="14.768cm" svg:y1="3.661cm" svg:x2="17.702cm" svg:y2="3.661cm">
          <text:p/>
        </draw:line>
        <draw:polygon draw:style-name="gr7" draw:text-style-name="P27" draw:layer="layout" svg:width="0.01cm" svg:height="0cm" svg:x="14.757cm" svg:y="3.661cm" svg:viewBox="0 0 11 0" draw:points="11,0 0,0">
          <text:p/>
        </draw:polygon>
        <draw:line draw:style-name="gr8" draw:text-style-name="P26" draw:layer="layout" svg:x1="14.768cm" svg:y1="3.661cm" svg:x2="14.757cm" svg:y2="3.661cm">
          <text:p/>
        </draw:line>
        <draw:line draw:style-name="gr50" draw:text-style-name="P26" draw:layer="layout" svg:x1="14.768cm" svg:y1="3.352cm" svg:x2="17.702cm" svg:y2="3.352cm">
          <text:p/>
        </draw:line>
        <draw:polygon draw:style-name="gr7" draw:text-style-name="P27" draw:layer="layout" svg:width="0.01cm" svg:height="0cm" svg:x="14.757cm" svg:y="3.352cm" svg:viewBox="0 0 11 0" draw:points="11,0 0,0">
          <text:p/>
        </draw:polygon>
        <draw:line draw:style-name="gr8" draw:text-style-name="P26" draw:layer="layout" svg:x1="14.768cm" svg:y1="3.352cm" svg:x2="14.757cm" svg:y2="3.352cm">
          <text:p/>
        </draw:line>
        <draw:line draw:style-name="gr50" draw:text-style-name="P26" draw:layer="layout" svg:x1="14.768cm" svg:y1="3.042cm" svg:x2="17.702cm" svg:y2="3.042cm">
          <text:p/>
        </draw:line>
        <draw:polygon draw:style-name="gr7" draw:text-style-name="P27" draw:layer="layout" svg:width="0.01cm" svg:height="0cm" svg:x="14.757cm" svg:y="3.042cm" svg:viewBox="0 0 11 0" draw:points="11,0 0,0">
          <text:p/>
        </draw:polygon>
        <draw:line draw:style-name="gr8" draw:text-style-name="P26" draw:layer="layout" svg:x1="14.768cm" svg:y1="3.042cm" svg:x2="14.757cm" svg:y2="3.042cm">
          <text:p/>
        </draw:line>
        <draw:line draw:style-name="gr50" draw:text-style-name="P26" draw:layer="layout" svg:x1="14.768cm" svg:y1="2.732cm" svg:x2="17.702cm" svg:y2="2.732cm">
          <text:p/>
        </draw:line>
        <draw:polygon draw:style-name="gr7" draw:text-style-name="P27" draw:layer="layout" svg:width="0.01cm" svg:height="0cm" svg:x="14.757cm" svg:y="2.732cm" svg:viewBox="0 0 11 0" draw:points="11,0 0,0">
          <text:p/>
        </draw:polygon>
        <draw:line draw:style-name="gr8" draw:text-style-name="P26" draw:layer="layout" svg:x1="14.768cm" svg:y1="2.732cm" svg:x2="14.757cm" svg:y2="2.732cm">
          <text:p/>
        </draw:line>
        <draw:line draw:style-name="gr50" draw:text-style-name="P26" draw:layer="layout" svg:x1="14.768cm" svg:y1="2.422cm" svg:x2="17.702cm" svg:y2="2.422cm">
          <text:p/>
        </draw:line>
        <draw:polygon draw:style-name="gr7" draw:text-style-name="P27" draw:layer="layout" svg:width="0.01cm" svg:height="0cm" svg:x="14.757cm" svg:y="2.422cm" svg:viewBox="0 0 11 0" draw:points="11,0 0,0">
          <text:p/>
        </draw:polygon>
        <draw:line draw:style-name="gr8" draw:text-style-name="P26" draw:layer="layout" svg:x1="14.768cm" svg:y1="2.422cm" svg:x2="14.757cm" svg:y2="2.422cm">
          <text:p/>
        </draw:line>
        <draw:line draw:style-name="gr50" draw:text-style-name="P26" draw:layer="layout" svg:x1="14.768cm" svg:y1="2.113cm" svg:x2="17.702cm" svg:y2="2.113cm">
          <text:p/>
        </draw:line>
        <draw:polygon draw:style-name="gr7" draw:text-style-name="P27" draw:layer="layout" svg:width="0.01cm" svg:height="0cm" svg:x="14.757cm" svg:y="2.113cm" svg:viewBox="0 0 11 0" draw:points="11,0 0,0">
          <text:p/>
        </draw:polygon>
        <draw:line draw:style-name="gr8" draw:text-style-name="P26" draw:layer="layout" svg:x1="14.768cm" svg:y1="2.113cm" svg:x2="14.757cm" svg:y2="2.113cm">
          <text:p/>
        </draw:line>
        <draw:line draw:style-name="gr50" draw:text-style-name="P26" draw:layer="layout" svg:x1="14.768cm" svg:y1="1.803cm" svg:x2="17.702cm" svg:y2="1.803cm">
          <text:p/>
        </draw:line>
        <draw:polygon draw:style-name="gr7" draw:text-style-name="P27" draw:layer="layout" svg:width="0.01cm" svg:height="0cm" svg:x="14.757cm" svg:y="1.803cm" svg:viewBox="0 0 11 0" draw:points="11,0 0,0">
          <text:p/>
        </draw:polygon>
        <draw:line draw:style-name="gr8" draw:text-style-name="P26" draw:layer="layout" svg:x1="14.768cm" svg:y1="1.803cm" svg:x2="14.757cm" svg:y2="1.803cm">
          <text:p/>
        </draw:line>
        <draw:line draw:style-name="gr50" draw:text-style-name="P26" draw:layer="layout" svg:x1="14.768cm" svg:y1="1.493cm" svg:x2="17.702cm" svg:y2="1.493cm">
          <text:p/>
        </draw:line>
        <draw:polygon draw:style-name="gr7" draw:text-style-name="P27" draw:layer="layout" svg:width="0.01cm" svg:height="0cm" svg:x="14.757cm" svg:y="1.493cm" svg:viewBox="0 0 11 0" draw:points="11,0 0,0">
          <text:p/>
        </draw:polygon>
        <draw:line draw:style-name="gr8" draw:text-style-name="P26" draw:layer="layout" svg:x1="14.768cm" svg:y1="1.493cm" svg:x2="14.757cm" svg:y2="1.493cm">
          <text:p/>
        </draw:line>
        <draw:line draw:style-name="gr13" draw:text-style-name="P26" draw:layer="layout" svg:x1="14.768cm" svg:y1="5.858cm" svg:x2="14.768cm" svg:y2="1.155cm">
          <text:p/>
        </draw:line>
        <draw:line draw:style-name="gr13" draw:text-style-name="P26" draw:layer="layout" svg:x1="17.702cm" svg:y1="5.858cm" svg:x2="17.702cm" svg:y2="1.155cm">
          <text:p/>
        </draw:line>
        <draw:line draw:style-name="gr13" draw:text-style-name="P26" draw:layer="layout" svg:x1="14.768cm" svg:y1="5.858cm" svg:x2="17.702cm" svg:y2="5.858cm">
          <text:p/>
        </draw:line>
        <draw:line draw:style-name="gr13" draw:text-style-name="P26" draw:layer="layout" svg:x1="14.768cm" svg:y1="1.155cm" svg:x2="17.702cm" svg:y2="1.155cm">
          <text:p/>
        </draw:line>
        <draw:frame draw:style-name="gr31" draw:text-style-name="P30" draw:layer="layout" svg:width="0.807cm" svg:height="0.319cm" svg:x="12.607cm" svg:y="0.708cm">
          <draw:text-box>
            <text:p text:style-name="P14"><text:span text:style-name="T6">CPU</text:span></text:p>
          </draw:text-box>
        </draw:frame>
        <draw:frame draw:style-name="gr49" draw:text-style-name="P9" draw:layer="layout" svg:width="0.388cm" svg:height="0.256cm" svg:x="11.962cm" svg:y="12.436cm">
          <draw:text-box>
            <text:p text:style-name="P8"><text:span text:style-name="T1">(s)</text:span></text:p>
          </draw:text-box>
        </draw:frame>
        <draw:frame draw:style-name="gr49" draw:text-style-name="P9" draw:layer="layout" svg:width="0.388cm" svg:height="0.256cm" svg:x="15.892cm" svg:y="12.436cm">
          <draw:text-box>
            <text:p text:style-name="P8"><text:span text:style-name="T1">(</text:span><text:span text:style-name="T1">s</text:span><text:span text:style-name="T1">)</text:span></text:p>
          </draw:text-box>
        </draw:frame>
        <draw:frame draw:style-name="gr29" draw:text-style-name="P9" draw:layer="layout" svg:width="0.33cm" svg:height="0.256cm" svg:x="12.816cm" svg:y="6.348cm">
          <draw:text-box>
            <text:p text:style-name="P8"><text:span text:style-name="T1">(</text:span><text:span text:style-name="T1">s</text:span><text:span text:style-name="T1">)</text:span></text:p>
          </draw:text-box>
        </draw:frame>
        <draw:frame draw:style-name="gr29" draw:text-style-name="P9" draw:layer="layout" svg:width="0.33cm" svg:height="0.256cm" svg:x="16.16cm" svg:y="6.348cm">
          <draw:text-box>
            <text:p text:style-name="P8"><text:span text:style-name="T1">(s)</text:span></text:p>
          </draw:text-box>
        </draw:frame>
        <draw:polygon draw:style-name="gr1" draw:text-style-name="P20" draw:layer="layout" svg:width="3.463cm" svg:height="4.287cm" svg:x="14.236cm" svg:y="7.745cm" svg:viewBox="0 0 3464 4288" draw:points="0,4288 3464,4288 3464,0 0,0">
          <text:p/>
        </draw:polygon>
        <draw:polygon draw:style-name="gr2" draw:text-style-name="P21" draw:layer="layout" svg:width="3.298cm" svg:height="0.226cm" svg:x="14.236cm" svg:y="11.611cm" svg:viewBox="0 0 3299 227" draw:points="0,227 3299,227 3299,0 0,0">
          <text:p/>
        </draw:polygon>
        <draw:polygon draw:style-name="gr26" draw:text-style-name="P22" draw:layer="layout" svg:width="0.288cm" svg:height="0.23cm" svg:x="14.236cm" svg:y="11.325cm" svg:viewBox="0 0 289 231" draw:points="0,231 289,231 289,0 0,0">
          <text:p/>
        </draw:polygon>
        <draw:polygon draw:style-name="gr26" draw:text-style-name="P22" draw:layer="layout" svg:width="1.386cm" svg:height="0.226cm" svg:x="14.526cm" svg:y="11.047cm" svg:viewBox="0 0 1387 227" draw:points="0,227 1387,227 1387,0 0,0">
          <text:p/>
        </draw:polygon>
        <draw:polygon draw:style-name="gr2" draw:text-style-name="P21" draw:layer="layout" svg:width="0.109cm" svg:height="0.226cm" svg:x="15.913cm" svg:y="10.764cm" svg:viewBox="0 0 110 227" draw:points="0,227 110,227 110,0 0,0">
          <text:p/>
        </draw:polygon>
        <draw:polygon draw:style-name="gr26" draw:text-style-name="P22" draw:layer="layout" svg:width="0.665cm" svg:height="0.226cm" svg:x="16.027cm" svg:y="10.482cm" svg:viewBox="0 0 666 227" draw:points="0,227 666,227 666,0 0,0">
          <text:p/>
        </draw:polygon>
        <draw:polygon draw:style-name="gr2" draw:text-style-name="P21" draw:layer="layout" svg:width="0.054cm" svg:height="0.226cm" svg:x="16.694cm" svg:y="10.199cm" svg:viewBox="0 0 55 227" draw:points="0,227 55,227 55,0 0,0">
          <text:p/>
        </draw:polygon>
        <draw:polygon draw:style-name="gr2" draw:text-style-name="P21" draw:layer="layout" svg:width="0.02cm" svg:height="0.226cm" svg:x="16.748cm" svg:y="9.917cm" svg:viewBox="0 0 21 227" draw:points="0,227 21,227 21,0 0,0">
          <text:p/>
        </draw:polygon>
        <draw:polygon draw:style-name="gr2" draw:text-style-name="P21" draw:layer="layout" svg:width="0.02cm" svg:height="0.226cm" svg:x="16.769cm" svg:y="9.634cm" svg:viewBox="0 0 21 227" draw:points="0,227 21,227 21,0 0,0">
          <text:p/>
        </draw:polygon>
        <draw:polygon draw:style-name="gr26" draw:text-style-name="P22" draw:layer="layout" svg:width="0.561cm" svg:height="0.226cm" svg:x="16.804cm" svg:y="9.352cm" svg:viewBox="0 0 562 227" draw:points="0,227 562,227 562,0 0,0">
          <text:p/>
        </draw:polygon>
        <draw:polygon draw:style-name="gr2" draw:text-style-name="P21" draw:layer="layout" svg:width="0.027cm" svg:height="0.226cm" svg:x="17.365cm" svg:y="9.07cm" svg:viewBox="0 0 28 227" draw:points="0,227 28,227 28,0 0,0">
          <text:p/>
        </draw:polygon>
        <draw:polygon draw:style-name="gr2" draw:text-style-name="P21" draw:layer="layout" svg:width="0.001cm" svg:height="0.226cm" svg:x="17.393cm" svg:y="8.787cm" svg:viewBox="0 0 2 227" draw:points="0,227 2,227 2,0 0,0">
          <text:p/>
        </draw:polygon>
        <draw:polygon draw:style-name="gr2" draw:text-style-name="P21" draw:layer="layout" svg:width="0.138cm" svg:height="0.226cm" svg:x="17.396cm" svg:y="8.505cm" svg:viewBox="0 0 139 227" draw:points="0,227 139,227 139,0 0,0">
          <text:p/>
        </draw:polygon>
        <draw:polygon draw:style-name="gr2" draw:text-style-name="P21" draw:layer="layout" svg:width="0cm" svg:height="0.226cm" svg:x="17.534cm" svg:y="8.222cm" svg:viewBox="0 0 0 227" draw:points="0,227 0,227 0,0 0,0">
          <text:p/>
        </draw:polygon>
        <draw:polygon draw:style-name="gr2" draw:text-style-name="P21" draw:layer="layout" svg:width="0cm" svg:height="0.225cm" svg:x="17.534cm" svg:y="7.94cm" svg:viewBox="0 0 0 226" draw:points="0,226 0,0">
          <text:p/>
        </draw:polygon>
        <draw:line draw:style-name="gr50" draw:text-style-name="P26" draw:layer="layout" svg:x1="14.236cm" svg:y1="12.032cm" svg:x2="14.236cm" svg:y2="7.745cm">
          <text:p/>
        </draw:line>
        <draw:polygon draw:style-name="gr7" draw:text-style-name="P27" draw:layer="layout" svg:width="0cm" svg:height="0.065cm" svg:x="14.236cm" svg:y="12.032cm" svg:viewBox="0 0 0 66" draw:points="0,0 0,66">
          <text:p/>
        </draw:polygon>
        <draw:line draw:style-name="gr8" draw:text-style-name="P26" draw:layer="layout" svg:x1="14.236cm" svg:y1="12.032cm" svg:x2="14.236cm" svg:y2="12.098cm">
          <text:p/>
        </draw:line>
        <draw:line draw:style-name="gr50" draw:text-style-name="P26" draw:layer="layout" svg:x1="14.691cm" svg:y1="12.032cm" svg:x2="14.691cm" svg:y2="7.745cm">
          <text:p/>
        </draw:line>
        <draw:polygon draw:style-name="gr7" draw:text-style-name="P27" draw:layer="layout" svg:width="0cm" svg:height="0.065cm" svg:x="14.691cm" svg:y="12.032cm" svg:viewBox="0 0 0 66" draw:points="0,0 0,66">
          <text:p/>
        </draw:polygon>
        <draw:line draw:style-name="gr8" draw:text-style-name="P26" draw:layer="layout" svg:x1="14.691cm" svg:y1="12.032cm" svg:x2="14.691cm" svg:y2="12.098cm">
          <text:p/>
        </draw:line>
        <draw:frame draw:style-name="gr75" draw:text-style-name="P28" draw:layer="layout" svg:width="0.157cm" svg:height="0.232cm" svg:x="14.23cm" svg:y="12.147cm">
          <draw:text-box>
            <text:p text:style-name="P8"><text:span text:style-name="T7">0</text:span></text:p>
          </draw:text-box>
        </draw:frame>
        <draw:line draw:style-name="gr50" draw:text-style-name="P26" draw:layer="layout" svg:x1="15.146cm" svg:y1="12.032cm" svg:x2="15.146cm" svg:y2="7.745cm">
          <text:p/>
        </draw:line>
        <draw:polygon draw:style-name="gr7" draw:text-style-name="P27" draw:layer="layout" svg:width="0cm" svg:height="0.065cm" svg:x="15.146cm" svg:y="12.032cm" svg:viewBox="0 0 0 66" draw:points="0,0 0,66">
          <text:p/>
        </draw:polygon>
        <draw:line draw:style-name="gr8" draw:text-style-name="P26" draw:layer="layout" svg:x1="15.146cm" svg:y1="12.032cm" svg:x2="15.146cm" svg:y2="12.098cm">
          <text:p/>
        </draw:line>
        <draw:frame draw:style-name="gr76" draw:text-style-name="P28" draw:layer="layout" svg:width="0.466cm" svg:height="0.232cm" svg:x="14.514cm" svg:y="12.147cm">
          <draw:text-box>
            <text:p text:style-name="P8"><text:span text:style-name="T7">0</text:span><text:span text:style-name="T7">.</text:span><text:span text:style-name="T7">1</text:span></text:p>
          </draw:text-box>
        </draw:frame>
        <draw:line draw:style-name="gr50" draw:text-style-name="P26" draw:layer="layout" svg:x1="15.602cm" svg:y1="12.032cm" svg:x2="15.602cm" svg:y2="7.745cm">
          <text:p/>
        </draw:line>
        <draw:polygon draw:style-name="gr7" draw:text-style-name="P27" draw:layer="layout" svg:width="0cm" svg:height="0.065cm" svg:x="15.602cm" svg:y="12.032cm" svg:viewBox="0 0 0 66" draw:points="0,0 0,66">
          <text:p/>
        </draw:polygon>
        <draw:line draw:style-name="gr8" draw:text-style-name="P26" draw:layer="layout" svg:x1="15.602cm" svg:y1="12.032cm" svg:x2="15.602cm" svg:y2="12.098cm">
          <text:p/>
        </draw:line>
        <draw:frame draw:style-name="gr76" draw:text-style-name="P28" draw:layer="layout" svg:width="0.466cm" svg:height="0.232cm" svg:x="14.971cm" svg:y="12.147cm">
          <draw:text-box>
            <text:p text:style-name="P8"><text:span text:style-name="T7">0.2</text:span></text:p>
          </draw:text-box>
        </draw:frame>
        <draw:line draw:style-name="gr50" draw:text-style-name="P26" draw:layer="layout" svg:x1="16.057cm" svg:y1="12.032cm" svg:x2="16.057cm" svg:y2="7.745cm">
          <text:p/>
        </draw:line>
        <draw:polygon draw:style-name="gr7" draw:text-style-name="P27" draw:layer="layout" svg:width="0cm" svg:height="0.065cm" svg:x="16.057cm" svg:y="12.032cm" svg:viewBox="0 0 0 66" draw:points="0,0 0,66">
          <text:p/>
        </draw:polygon>
        <draw:line draw:style-name="gr8" draw:text-style-name="P26" draw:layer="layout" svg:x1="16.057cm" svg:y1="12.032cm" svg:x2="16.057cm" svg:y2="12.098cm">
          <text:p/>
        </draw:line>
        <draw:frame draw:style-name="gr76" draw:text-style-name="P28" draw:layer="layout" svg:width="0.466cm" svg:height="0.232cm" svg:x="15.426cm" svg:y="12.147cm">
          <draw:text-box>
            <text:p text:style-name="P8"><text:span text:style-name="T7">0</text:span><text:span text:style-name="T7">.</text:span><text:span text:style-name="T7">3</text:span></text:p>
          </draw:text-box>
        </draw:frame>
        <draw:line draw:style-name="gr50" draw:text-style-name="P26" draw:layer="layout" svg:x1="16.512cm" svg:y1="12.032cm" svg:x2="16.512cm" svg:y2="7.745cm">
          <text:p/>
        </draw:line>
        <draw:polygon draw:style-name="gr7" draw:text-style-name="P27" draw:layer="layout" svg:width="0cm" svg:height="0.065cm" svg:x="16.512cm" svg:y="12.032cm" svg:viewBox="0 0 0 66" draw:points="0,0 0,66">
          <text:p/>
        </draw:polygon>
        <draw:line draw:style-name="gr8" draw:text-style-name="P26" draw:layer="layout" svg:x1="16.512cm" svg:y1="12.032cm" svg:x2="16.512cm" svg:y2="12.098cm">
          <text:p/>
        </draw:line>
        <draw:frame draw:style-name="gr77" draw:text-style-name="P28" draw:layer="layout" svg:width="0.467cm" svg:height="0.232cm" svg:x="15.888cm" svg:y="12.147cm">
          <draw:text-box>
            <text:p text:style-name="P8"><text:span text:style-name="T7">0</text:span><text:span text:style-name="T7">.</text:span><text:span text:style-name="T7">4</text:span></text:p>
          </draw:text-box>
        </draw:frame>
        <draw:line draw:style-name="gr50" draw:text-style-name="P26" draw:layer="layout" svg:x1="16.967cm" svg:y1="12.032cm" svg:x2="16.967cm" svg:y2="7.745cm">
          <text:p/>
        </draw:line>
        <draw:polygon draw:style-name="gr7" draw:text-style-name="P27" draw:layer="layout" svg:width="0cm" svg:height="0.065cm" svg:x="16.967cm" svg:y="12.032cm" svg:viewBox="0 0 0 66" draw:points="0,0 0,66">
          <text:p/>
        </draw:polygon>
        <draw:line draw:style-name="gr8" draw:text-style-name="P26" draw:layer="layout" svg:x1="16.967cm" svg:y1="12.032cm" svg:x2="16.967cm" svg:y2="12.098cm">
          <text:p/>
        </draw:line>
        <draw:frame draw:style-name="gr78" draw:text-style-name="P28" draw:layer="layout" svg:width="0.468cm" svg:height="0.232cm" svg:x="16.343cm" svg:y="12.147cm">
          <draw:text-box>
            <text:p text:style-name="P8"><text:span text:style-name="T7">0</text:span><text:span text:style-name="T7">.</text:span><text:span text:style-name="T7">5</text:span></text:p>
          </draw:text-box>
        </draw:frame>
        <draw:line draw:style-name="gr50" draw:text-style-name="P26" draw:layer="layout" svg:x1="17.423cm" svg:y1="12.032cm" svg:x2="17.423cm" svg:y2="7.745cm">
          <text:p/>
        </draw:line>
        <draw:polygon draw:style-name="gr7" draw:text-style-name="P27" draw:layer="layout" svg:width="0cm" svg:height="0.065cm" svg:x="17.423cm" svg:y="12.032cm" svg:viewBox="0 0 0 66" draw:points="0,0 0,66">
          <text:p/>
        </draw:polygon>
        <draw:line draw:style-name="gr8" draw:text-style-name="P26" draw:layer="layout" svg:x1="17.423cm" svg:y1="12.032cm" svg:x2="17.423cm" svg:y2="12.098cm">
          <text:p/>
        </draw:line>
        <draw:frame draw:style-name="gr78" draw:text-style-name="P28" draw:layer="layout" svg:width="0.468cm" svg:height="0.232cm" svg:x="16.799cm" svg:y="12.147cm">
          <draw:text-box>
            <text:p text:style-name="P8"><text:span text:style-name="T7">0</text:span><text:span text:style-name="T7">.</text:span><text:span text:style-name="T7">6</text:span></text:p>
          </draw:text-box>
        </draw:frame>
        <draw:frame draw:style-name="gr77" draw:text-style-name="P28" draw:layer="layout" svg:width="0.467cm" svg:height="0.232cm" svg:x="17.28cm" svg:y="12.147cm">
          <draw:text-box>
            <text:p text:style-name="P8"><text:span text:style-name="T7">0</text:span><text:span text:style-name="T7">.</text:span><text:span text:style-name="T7">7</text:span></text:p>
          </draw:text-box>
        </draw:frame>
        <draw:line draw:style-name="gr50" draw:text-style-name="P26" draw:layer="layout" svg:x1="14.236cm" svg:y1="11.724cm" svg:x2="17.7cm" svg:y2="11.724cm">
          <text:p/>
        </draw:line>
        <draw:polygon draw:style-name="gr7" draw:text-style-name="P27" draw:layer="layout" svg:width="0.012cm" svg:height="0cm" svg:x="14.223cm" svg:y="11.724cm" svg:viewBox="0 0 13 0" draw:points="13,0 0,0">
          <text:p/>
        </draw:polygon>
        <draw:line draw:style-name="gr8" draw:text-style-name="P26" draw:layer="layout" svg:x1="14.236cm" svg:y1="11.724cm" svg:x2="14.223cm" svg:y2="11.724cm">
          <text:p/>
        </draw:line>
        <draw:line draw:style-name="gr50" draw:text-style-name="P26" draw:layer="layout" svg:x1="14.236cm" svg:y1="11.442cm" svg:x2="17.7cm" svg:y2="11.442cm">
          <text:p/>
        </draw:line>
        <draw:polygon draw:style-name="gr7" draw:text-style-name="P27" draw:layer="layout" svg:width="0.012cm" svg:height="0cm" svg:x="14.223cm" svg:y="11.442cm" svg:viewBox="0 0 13 0" draw:points="13,0 0,0">
          <text:p/>
        </draw:polygon>
        <draw:line draw:style-name="gr8" draw:text-style-name="P26" draw:layer="layout" svg:x1="14.236cm" svg:y1="11.442cm" svg:x2="14.223cm" svg:y2="11.442cm">
          <text:p/>
        </draw:line>
        <draw:line draw:style-name="gr50" draw:text-style-name="P26" draw:layer="layout" svg:x1="14.236cm" svg:y1="11.159cm" svg:x2="17.7cm" svg:y2="11.159cm">
          <text:p/>
        </draw:line>
        <draw:polygon draw:style-name="gr7" draw:text-style-name="P27" draw:layer="layout" svg:width="0.012cm" svg:height="0cm" svg:x="14.223cm" svg:y="11.159cm" svg:viewBox="0 0 13 0" draw:points="13,0 0,0">
          <text:p/>
        </draw:polygon>
        <draw:line draw:style-name="gr8" draw:text-style-name="P26" draw:layer="layout" svg:x1="14.236cm" svg:y1="11.159cm" svg:x2="14.223cm" svg:y2="11.159cm">
          <text:p/>
        </draw:line>
        <draw:line draw:style-name="gr50" draw:text-style-name="P26" draw:layer="layout" svg:x1="14.236cm" svg:y1="10.877cm" svg:x2="17.7cm" svg:y2="10.877cm">
          <text:p/>
        </draw:line>
        <draw:polygon draw:style-name="gr7" draw:text-style-name="P27" draw:layer="layout" svg:width="0.012cm" svg:height="0cm" svg:x="14.223cm" svg:y="10.877cm" svg:viewBox="0 0 13 0" draw:points="13,0 0,0">
          <text:p/>
        </draw:polygon>
        <draw:line draw:style-name="gr8" draw:text-style-name="P26" draw:layer="layout" svg:x1="14.236cm" svg:y1="10.877cm" svg:x2="14.223cm" svg:y2="10.877cm">
          <text:p/>
        </draw:line>
        <draw:line draw:style-name="gr50" draw:text-style-name="P26" draw:layer="layout" svg:x1="14.236cm" svg:y1="10.594cm" svg:x2="17.7cm" svg:y2="10.594cm">
          <text:p/>
        </draw:line>
        <draw:polygon draw:style-name="gr7" draw:text-style-name="P27" draw:layer="layout" svg:width="0.012cm" svg:height="0cm" svg:x="14.223cm" svg:y="10.594cm" svg:viewBox="0 0 13 0" draw:points="13,0 0,0">
          <text:p/>
        </draw:polygon>
        <draw:line draw:style-name="gr8" draw:text-style-name="P26" draw:layer="layout" svg:x1="14.236cm" svg:y1="10.594cm" svg:x2="14.223cm" svg:y2="10.594cm">
          <text:p/>
        </draw:line>
        <draw:line draw:style-name="gr50" draw:text-style-name="P26" draw:layer="layout" svg:x1="14.236cm" svg:y1="10.312cm" svg:x2="17.7cm" svg:y2="10.312cm">
          <text:p/>
        </draw:line>
        <draw:polygon draw:style-name="gr7" draw:text-style-name="P27" draw:layer="layout" svg:width="0.012cm" svg:height="0cm" svg:x="14.223cm" svg:y="10.312cm" svg:viewBox="0 0 13 0" draw:points="13,0 0,0">
          <text:p/>
        </draw:polygon>
        <draw:line draw:style-name="gr8" draw:text-style-name="P26" draw:layer="layout" svg:x1="14.236cm" svg:y1="10.312cm" svg:x2="14.223cm" svg:y2="10.312cm">
          <text:p/>
        </draw:line>
        <draw:line draw:style-name="gr50" draw:text-style-name="P26" draw:layer="layout" svg:x1="14.236cm" svg:y1="10.03cm" svg:x2="17.7cm" svg:y2="10.03cm">
          <text:p/>
        </draw:line>
        <draw:polygon draw:style-name="gr7" draw:text-style-name="P27" draw:layer="layout" svg:width="0.012cm" svg:height="0cm" svg:x="14.223cm" svg:y="10.03cm" svg:viewBox="0 0 13 0" draw:points="13,0 0,0">
          <text:p/>
        </draw:polygon>
        <draw:line draw:style-name="gr8" draw:text-style-name="P26" draw:layer="layout" svg:x1="14.236cm" svg:y1="10.03cm" svg:x2="14.223cm" svg:y2="10.03cm">
          <text:p/>
        </draw:line>
        <draw:line draw:style-name="gr50" draw:text-style-name="P26" draw:layer="layout" svg:x1="14.236cm" svg:y1="9.748cm" svg:x2="17.7cm" svg:y2="9.748cm">
          <text:p/>
        </draw:line>
        <draw:polygon draw:style-name="gr7" draw:text-style-name="P27" draw:layer="layout" svg:width="0.012cm" svg:height="0cm" svg:x="14.223cm" svg:y="9.748cm" svg:viewBox="0 0 13 0" draw:points="13,0 0,0">
          <text:p/>
        </draw:polygon>
        <draw:line draw:style-name="gr8" draw:text-style-name="P26" draw:layer="layout" svg:x1="14.236cm" svg:y1="9.748cm" svg:x2="14.223cm" svg:y2="9.748cm">
          <text:p/>
        </draw:line>
        <draw:line draw:style-name="gr50" draw:text-style-name="P26" draw:layer="layout" svg:x1="14.236cm" svg:y1="9.465cm" svg:x2="17.7cm" svg:y2="9.465cm">
          <text:p/>
        </draw:line>
        <draw:polygon draw:style-name="gr7" draw:text-style-name="P27" draw:layer="layout" svg:width="0.012cm" svg:height="0cm" svg:x="14.223cm" svg:y="9.465cm" svg:viewBox="0 0 13 0" draw:points="13,0 0,0">
          <text:p/>
        </draw:polygon>
        <draw:line draw:style-name="gr8" draw:text-style-name="P26" draw:layer="layout" svg:x1="14.236cm" svg:y1="9.465cm" svg:x2="14.223cm" svg:y2="9.465cm">
          <text:p/>
        </draw:line>
        <draw:line draw:style-name="gr50" draw:text-style-name="P26" draw:layer="layout" svg:x1="14.236cm" svg:y1="9.183cm" svg:x2="17.7cm" svg:y2="9.183cm">
          <text:p/>
        </draw:line>
        <draw:polygon draw:style-name="gr7" draw:text-style-name="P27" draw:layer="layout" svg:width="0.012cm" svg:height="0cm" svg:x="14.223cm" svg:y="9.183cm" svg:viewBox="0 0 13 0" draw:points="13,0 0,0">
          <text:p/>
        </draw:polygon>
        <draw:line draw:style-name="gr8" draw:text-style-name="P26" draw:layer="layout" svg:x1="14.236cm" svg:y1="9.183cm" svg:x2="14.223cm" svg:y2="9.183cm">
          <text:p/>
        </draw:line>
        <draw:line draw:style-name="gr50" draw:text-style-name="P26" draw:layer="layout" svg:x1="14.236cm" svg:y1="8.9cm" svg:x2="17.7cm" svg:y2="8.9cm">
          <text:p/>
        </draw:line>
        <draw:polygon draw:style-name="gr7" draw:text-style-name="P27" draw:layer="layout" svg:width="0.012cm" svg:height="0cm" svg:x="14.223cm" svg:y="8.9cm" svg:viewBox="0 0 13 0" draw:points="13,0 0,0">
          <text:p/>
        </draw:polygon>
        <draw:line draw:style-name="gr8" draw:text-style-name="P26" draw:layer="layout" svg:x1="14.236cm" svg:y1="8.9cm" svg:x2="14.223cm" svg:y2="8.9cm">
          <text:p/>
        </draw:line>
        <draw:line draw:style-name="gr50" draw:text-style-name="P26" draw:layer="layout" svg:x1="14.236cm" svg:y1="8.618cm" svg:x2="17.7cm" svg:y2="8.618cm">
          <text:p/>
        </draw:line>
        <draw:polygon draw:style-name="gr7" draw:text-style-name="P27" draw:layer="layout" svg:width="0.012cm" svg:height="0cm" svg:x="14.223cm" svg:y="8.618cm" svg:viewBox="0 0 13 0" draw:points="13,0 0,0">
          <text:p/>
        </draw:polygon>
        <draw:line draw:style-name="gr8" draw:text-style-name="P26" draw:layer="layout" svg:x1="14.236cm" svg:y1="8.618cm" svg:x2="14.223cm" svg:y2="8.618cm">
          <text:p/>
        </draw:line>
        <draw:line draw:style-name="gr50" draw:text-style-name="P26" draw:layer="layout" svg:x1="14.236cm" svg:y1="8.336cm" svg:x2="17.7cm" svg:y2="8.336cm">
          <text:p/>
        </draw:line>
        <draw:polygon draw:style-name="gr7" draw:text-style-name="P27" draw:layer="layout" svg:width="0.012cm" svg:height="0cm" svg:x="14.223cm" svg:y="8.336cm" svg:viewBox="0 0 13 0" draw:points="13,0 0,0">
          <text:p/>
        </draw:polygon>
        <draw:line draw:style-name="gr8" draw:text-style-name="P26" draw:layer="layout" svg:x1="14.236cm" svg:y1="8.336cm" svg:x2="14.223cm" svg:y2="8.336cm">
          <text:p/>
        </draw:line>
        <draw:line draw:style-name="gr50" draw:text-style-name="P26" draw:layer="layout" svg:x1="14.236cm" svg:y1="8.053cm" svg:x2="17.7cm" svg:y2="8.053cm">
          <text:p/>
        </draw:line>
        <draw:polygon draw:style-name="gr7" draw:text-style-name="P27" draw:layer="layout" svg:width="0.012cm" svg:height="0cm" svg:x="14.223cm" svg:y="8.053cm" svg:viewBox="0 0 13 0" draw:points="13,0 0,0">
          <text:p/>
        </draw:polygon>
        <draw:line draw:style-name="gr8" draw:text-style-name="P26" draw:layer="layout" svg:x1="14.236cm" svg:y1="8.053cm" svg:x2="14.223cm" svg:y2="8.053cm">
          <text:p/>
        </draw:line>
        <draw:line draw:style-name="gr13" draw:text-style-name="P26" draw:layer="layout" svg:x1="14.236cm" svg:y1="12.032cm" svg:x2="14.236cm" svg:y2="7.745cm">
          <text:p/>
        </draw:line>
        <draw:line draw:style-name="gr13" draw:text-style-name="P26" draw:layer="layout" svg:x1="17.699cm" svg:y1="12.032cm" svg:x2="17.699cm" svg:y2="7.745cm">
          <text:p/>
        </draw:line>
        <draw:line draw:style-name="gr13" draw:text-style-name="P26" draw:layer="layout" svg:x1="14.236cm" svg:y1="12.032cm" svg:x2="17.7cm" svg:y2="12.032cm">
          <text:p/>
        </draw:line>
        <draw:line draw:style-name="gr13" draw:text-style-name="P26" draw:layer="layout" svg:x1="14.236cm" svg:y1="7.745cm" svg:x2="17.7cm" svg:y2="7.745cm">
          <text:p/>
        </draw:line>
        <draw:frame draw:style-name="gr79" draw:text-style-name="P32" draw:layer="layout" svg:width="3.257cm" svg:height="0.715cm" svg:x="6.333cm" svg:y="7.176cm">
          <draw:text-box>
            <text:p text:style-name="P31"><text:span text:style-name="T9">CPU + HW</text:span></text:p>
            <text:p text:style-name="P31"><text:span text:style-name="T9">(floating-point Xilinx </text:span><text:span text:style-name="T9">LogiCORE IP)</text:span></text:p>
          </draw:text-box>
        </draw:frame>
        <draw:frame draw:style-name="gr80" draw:text-style-name="P32" draw:layer="layout" svg:width="1.833cm" svg:height="0.477cm" svg:x="15.045cm" svg:y="7.185cm">
          <draw:text-box>
            <text:p text:style-name="P31"><text:span text:style-name="T9">C</text:span><text:span text:style-name="T9">P</text:span><text:span text:style-name="T9">U</text:span><text:span text:style-name="T9"> </text:span><text:span text:style-name="T9">+</text:span><text:span text:style-name="T9"> </text:span><text:span text:style-name="T9">H</text:span><text:span text:style-name="T9">W</text:span></text:p>
            <text:p text:style-name="P31"><text:span text:style-name="T9">(</text:span><text:span text:style-name="T9">h</text:span><text:span text:style-name="T9">y</text:span><text:span text:style-name="T9">b</text:span><text:span text:style-name="T9">r</text:span><text:span text:style-name="T9">i</text:span><text:span text:style-name="T9">d</text:span><text:span text:style-name="T9"> </text:span><text:span text:style-name="T9">l</text:span><text:span text:style-name="T9">o</text:span><text:span text:style-name="T9">g</text:span><text:span text:style-name="T9">a</text:span><text:span text:style-name="T9">r</text:span><text:span text:style-name="T9">i</text:span><text:span text:style-name="T9">t</text:span><text:span text:style-name="T9">h</text:span><text:span text:style-name="T9">m</text:span><text:span text:style-name="T9">i</text:span><text:span text:style-name="T9">c</text:span><text:span text:style-name="T9">)</text:span></text:p>
          </draw:text-box>
        </draw:frame>
        <draw:frame draw:style-name="gr81" draw:text-style-name="P32" draw:layer="layout" svg:width="1.199cm" svg:height="0.485cm" svg:x="6.47cm" svg:y="0.687cm">
          <draw:text-box>
            <text:p text:style-name="P31"><text:span text:style-name="T9">C</text:span><text:span text:style-name="T9">P</text:span><text:span text:style-name="T9">U</text:span><text:span text:style-name="T9"> </text:span><text:span text:style-name="T9">+</text:span><text:span text:style-name="T9"> </text:span><text:span text:style-name="T9">H</text:span><text:span text:style-name="T9">W</text:span></text:p>
            <text:p text:style-name="P31"><text:span text:style-name="T9">(</text:span><text:span text:style-name="T9">f</text:span><text:span text:style-name="T9">i</text:span><text:span text:style-name="T9">x</text:span><text:span text:style-name="T9">e</text:span><text:span text:style-name="T9">d</text:span><text:span text:style-name="T9">-</text:span><text:span text:style-name="T9">p</text:span><text:span text:style-name="T9">o</text:span><text:span text:style-name="T9">i</text:span><text:span text:style-name="T9">n</text:span><text:span text:style-name="T9">t</text:span><text:span text:style-name="T9">)</text:span></text:p>
          </draw:text-box>
        </draw:frame>
        <draw:frame draw:style-name="gr82" draw:text-style-name="P32" draw:layer="layout" svg:width="2.783cm" svg:height="0.477cm" svg:x="14.877cm" svg:y="0.601cm">
          <draw:text-box>
            <text:p text:style-name="P31"><text:span text:style-name="T9">CPU + HW</text:span></text:p>
            <text:p text:style-name="P31"><text:span text:style-name="T9">(hybrid custom floating-point)</text:span></text:p>
          </draw:text-box>
        </draw:frame>
        <draw:frame draw:style-name="gr83" draw:text-style-name="P32" draw:layer="layout" svg:width="2.749cm" svg:height="0.477cm" svg:x="10.565cm" svg:y="7.189cm">
          <draw:text-box>
            <text:p text:style-name="P31"><text:span text:style-name="T9">CPU + HW</text:span></text:p>
            <text:p text:style-name="P31"><text:span text:style-name="T9">(hybrid custom </text:span><text:span text:style-name="T9">floating-point)</text:span></text:p>
          </draw:text-box>
        </draw:frame>
        <draw:frame draw:style-name="gr84" draw:text-style-name="P16" draw:layer="layout" svg:width="5.107cm" svg:height="0.516cm" svg:x="9.078cm" svg:y="0.134cm">
          <draw:text-box>
            <text:p text:style-name="P8"><text:span text:style-name="T5">c</text:span><text:span text:style-name="T5">)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B</text:span><text:span text:style-name="T5"> </text:span><text:span text:style-name="T5">(</text:span><text:span text:style-name="T5">f</text:span><text:span text:style-name="T5">l</text:span><text:span text:style-name="T5">o</text:span><text:span text:style-name="T5">a</text:span><text:span text:style-name="T5">t</text:span><text:span text:style-name="T5">i</text:span><text:span text:style-name="T5">n</text:span><text:span text:style-name="T5">g</text:span><text:span text:style-name="T5">-</text:span><text:span text:style-name="T5">p</text:span><text:span text:style-name="T5">o</text:span><text:span text:style-name="T5">i</text:span><text:span text:style-name="T5">n</text:span><text:span text:style-name="T5">t</text:span><text:span text:style-name="T5">)</text:span></text:p>
          </draw:text-box>
        </draw:frame>
        <draw:frame draw:style-name="gr85" draw:text-style-name="P16" draw:layer="layout" svg:width="5.188cm" svg:height="0.319cm" svg:x="0.075cm" svg:y="6.915cm">
          <draw:text-box>
            <text:p text:style-name="P8"><text:span text:style-name="T5">b</text:span><text:span text:style-name="T5">)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text:span text:style-name="T5"> </text:span><text:span text:style-name="T5">A</text:span><text:span text:style-name="T5"> </text:span><text:span text:style-name="T5">(</text:span><text:span text:style-name="T5">f</text:span><text:span text:style-name="T5">l</text:span><text:span text:style-name="T5">o</text:span><text:span text:style-name="T5">a</text:span><text:span text:style-name="T5">t</text:span><text:span text:style-name="T5">i</text:span><text:span text:style-name="T5">n</text:span><text:span text:style-name="T5">g</text:span><text:span text:style-name="T5">-</text:span><text:span text:style-name="T5">p</text:span><text:span text:style-name="T5">o</text:span><text:span text:style-name="T5">i</text:span><text:span text:style-name="T5">n</text:span><text:span text:style-name="T5">t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7T18:38:03.344071169</dc:date>
    <meta:editing-duration>PT6H25M16S</meta:editing-duration>
    <meta:editing-cycles>52</meta:editing-cycles>
    <meta:document-statistic meta:object-count="806"/>
  </office:meta>
</office:document-meta>
</file>